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FMono-Regular, Consolas, 'Libe" svg:font-family="SFMono-Regular, Consolas, 'Lib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S1" style:family="section">
      <style:section-properties fo:margin-left="0in" fo:margin-right="0in" style:writing-mode="lr-tb"/>
    </style:style>
    <style:style style:name="TableColumn3" style:family="table-column">
      <style:table-column-properties style:column-width="1.1263in" style:use-optimal-column-width="false"/>
    </style:style>
    <style:style style:name="TableColumn4" style:family="table-column">
      <style:table-column-properties style:column-width="3.2708in" style:use-optimal-column-width="false"/>
    </style:style>
    <style:style style:name="Table2" style:family="table">
      <style:table-properties style:width="4.397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Cell8" style:family="table-cell">
      <style:table-cell-properties fo:border="none" style:writing-mode="lr-tb" fo:padding-top="0.0194in" fo:padding-left="0.0194in" fo:padding-bottom="0.0194in" fo:padding-right="0.0194in"/>
    </style:style>
    <style:style style:name="P9" style:parent-style-name="TableContents" style:family="paragraph">
      <style:text-properties fo:font-size="2pt" style:font-size-asian="2pt" style:font-size-complex="2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" style:parent-style-name="TableContents" style:family="paragraph">
      <style:text-properties fo:font-size="2pt" style:font-size-asian="2pt" style:font-size-complex="2pt"/>
    </style:style>
    <style:style style:name="TableCell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" style:parent-style-name="TableContents" style:family="paragraph">
      <style:text-properties fo:font-size="2pt" style:font-size-asian="2pt" style:font-size-complex="2pt"/>
    </style:style>
    <style:style style:name="TableCell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" style:parent-style-name="TableContents" style:family="paragraph">
      <style:paragraph-properties style:line-height-at-least="0.2083in"/>
    </style:style>
    <style:style style:name="T20" style:parent-style-name="Predvolenépísmoodseku" style:family="text">
      <style:text-properties style:font-name="SFMono-Regular, Consolas, 'Libe" fo:color="#24292E" fo:font-size="9pt" style:font-size-asian="9pt"/>
    </style:style>
    <style:style style:name="T21" style:parent-style-name="Predvolenépísmoodseku" style:family="text">
      <style:text-properties style:font-name="SFMono-Regular, Consolas, 'Libe" fo:color="#005CC5" fo:font-size="9pt" style:font-size-asian="9pt"/>
    </style:style>
    <style:style style:name="T22" style:parent-style-name="Predvolenépísmoodseku" style:family="text">
      <style:text-properties style:font-name="SFMono-Regular, Consolas, 'Libe" fo:color="#24292E" fo:font-size="9pt" style:font-size-asian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" style:parent-style-name="TableContents" style:family="paragraph">
      <style:text-properties fo:font-size="2pt" style:font-size-asian="2pt" style:font-size-complex="2pt"/>
    </style:style>
    <style:style style:name="TableCell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TableContents" style:family="paragraph">
      <style:text-properties fo:font-size="2pt" style:font-size-asian="2pt" style:font-size-complex="2pt"/>
    </style:style>
    <style:style style:name="TableCell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" style:parent-style-name="TableContents" style:family="paragraph">
      <style:text-properties fo:font-size="2pt" style:font-size-asian="2pt" style:font-size-complex="2pt"/>
    </style:style>
    <style:style style:name="TableCell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" style:parent-style-name="TableContents" style:family="paragraph">
      <style:text-properties fo:font-size="2pt" style:font-size-asian="2pt" style:font-size-complex="2pt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" style:parent-style-name="TableContents" style:family="paragraph">
      <style:text-properties fo:font-size="2pt" style:font-size-asian="2pt" style:font-size-complex="2pt"/>
    </style:style>
    <style:style style:name="TableCell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text-properties fo:font-size="2pt" style:font-size-asian="2pt" style:font-size-complex="2pt"/>
    </style:style>
    <style:style style:name="TableCell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" style:parent-style-name="TableContents" style:family="paragraph">
      <style:text-properties fo:font-size="2pt" style:font-size-asian="2pt" style:font-size-complex="2pt"/>
    </style:style>
    <style:style style:name="TableCell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" style:parent-style-name="TableContents" style:family="paragraph">
      <style:text-properties fo:font-size="2pt" style:font-size-asian="2pt" style:font-size-complex="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" style:parent-style-name="TableContents" style:family="paragraph">
      <style:text-properties fo:font-size="2pt" style:font-size-asian="2pt" style:font-size-complex="2pt"/>
    </style:style>
    <style:style style:name="TableCell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" style:parent-style-name="TableContents" style:family="paragraph">
      <style:text-properties fo:font-size="2pt" style:font-size-asian="2pt" style:font-size-complex="2pt"/>
    </style:style>
    <style:style style:name="TableCell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" style:parent-style-name="TableContents" style:family="paragraph">
      <style:text-properties fo:font-size="2pt" style:font-size-asian="2pt" style:font-size-complex="2pt"/>
    </style:style>
    <style:style style:name="TableCell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" style:parent-style-name="TableContents" style:family="paragraph">
      <style:text-properties fo:font-size="2pt" style:font-size-asian="2pt" style:font-size-complex="2pt"/>
    </style:style>
    <style:style style:name="TableCell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" style:parent-style-name="TableContents" style:family="paragraph">
      <style:text-properties fo:font-size="2pt" style:font-size-asian="2pt" style:font-size-complex="2pt"/>
    </style:style>
    <style:style style:name="TableCell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" style:parent-style-name="TableContents" style:family="paragraph">
      <style:text-properties fo:font-size="2pt" style:font-size-asian="2pt" style:font-size-complex="2pt"/>
    </style:style>
    <style:style style:name="TableCell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" style:parent-style-name="TableContents" style:family="paragraph">
      <style:text-properties fo:font-size="2pt" style:font-size-asian="2pt" style:font-size-complex="2pt"/>
    </style:style>
    <style:style style:name="TableCell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" style:parent-style-name="TableContents" style:family="paragraph">
      <style:text-properties fo:font-size="2pt" style:font-size-asian="2pt" style:font-size-complex="2pt"/>
    </style:style>
    <style:style style:name="TableCell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0" style:parent-style-name="TableContents" style:family="paragraph">
      <style:text-properties fo:font-size="2pt" style:font-size-asian="2pt" style:font-size-complex="2pt"/>
    </style:style>
    <style:style style:name="TableCell1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5" style:parent-style-name="TableContents" style:family="paragraph">
      <style:text-properties fo:font-size="2pt" style:font-size-asian="2pt" style:font-size-complex="2pt"/>
    </style:style>
    <style:style style:name="TableCell1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7" style:parent-style-name="TableContents" style:family="paragraph">
      <style:text-properties fo:font-size="2pt" style:font-size-asian="2pt" style:font-size-complex="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0" style:parent-style-name="TableContents" style:family="paragraph">
      <style:text-properties fo:font-size="2pt" style:font-size-asian="2pt" style:font-size-complex="2pt"/>
    </style:style>
    <style:style style:name="TableCell1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text-properties fo:font-size="2pt" style:font-size-asian="2pt" style:font-size-complex="2pt"/>
    </style:style>
    <style:style style:name="TableCell1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0" style:parent-style-name="TableContents" style:family="paragraph">
      <style:text-properties fo:font-size="2pt" style:font-size-asian="2pt" style:font-size-complex="2pt"/>
    </style:style>
    <style:style style:name="TableCell1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5" style:parent-style-name="TableContents" style:family="paragraph">
      <style:text-properties fo:font-size="2pt" style:font-size-asian="2pt" style:font-size-complex="2pt"/>
    </style:style>
    <style:style style:name="TableCell1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" style:parent-style-name="TableContents" style:family="paragraph">
      <style:text-properties fo:font-size="2pt" style:font-size-asian="2pt" style:font-size-complex="2pt"/>
    </style:style>
    <style:style style:name="TableCell1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" style:parent-style-name="TableContents" style:family="paragraph">
      <style:text-properties fo:font-size="2pt" style:font-size-asian="2pt" style:font-size-complex="2pt"/>
    </style:style>
    <style:style style:name="TableCell1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" style:parent-style-name="TableContents" style:family="paragraph">
      <style:text-properties fo:font-size="2pt" style:font-size-asian="2pt" style:font-size-complex="2pt"/>
    </style:style>
    <style:style style:name="TableCell1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" style:parent-style-name="TableContents" style:family="paragraph">
      <style:text-properties fo:font-size="2pt" style:font-size-asian="2pt" style:font-size-complex="2pt"/>
    </style:style>
    <style:style style:name="TableCell1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" style:parent-style-name="TableContents" style:family="paragraph">
      <style:text-properties fo:font-size="2pt" style:font-size-asian="2pt" style:font-size-complex="2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0" style:parent-style-name="TableContents" style:family="paragraph">
      <style:text-properties fo:font-size="2pt" style:font-size-asian="2pt" style:font-size-complex="2pt"/>
    </style:style>
    <style:style style:name="TableCell1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5" style:parent-style-name="TableContents" style:family="paragraph">
      <style:text-properties fo:font-size="2pt" style:font-size-asian="2pt" style:font-size-complex="2pt"/>
    </style:style>
    <style:style style:name="TableCell1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text-properties fo:font-size="2pt" style:font-size-asian="2pt" style:font-size-complex="2pt"/>
    </style:style>
    <style:style style:name="TableCell1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5" style:parent-style-name="TableContents" style:family="paragraph">
      <style:text-properties fo:font-size="2pt" style:font-size-asian="2pt" style:font-size-complex="2pt"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0" style:parent-style-name="TableContents" style:family="paragraph">
      <style:text-properties fo:font-size="2pt" style:font-size-asian="2pt" style:font-size-complex="2pt"/>
    </style:style>
    <style:style style:name="TableCell1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5" style:parent-style-name="TableContents" style:family="paragraph">
      <style:text-properties fo:font-size="2pt" style:font-size-asian="2pt" style:font-size-complex="2pt"/>
    </style:style>
    <style:style style:name="TableCell1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0" style:parent-style-name="TableContents" style:family="paragraph">
      <style:text-properties fo:font-size="2pt" style:font-size-asian="2pt" style:font-size-complex="2pt"/>
    </style:style>
    <style:style style:name="TableCell1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5" style:parent-style-name="TableContents" style:family="paragraph">
      <style:text-properties fo:font-size="2pt" style:font-size-asian="2pt" style:font-size-complex="2pt"/>
    </style:style>
    <style:style style:name="TableCell1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7" style:parent-style-name="TableContents" style:family="paragraph">
      <style:text-properties fo:font-size="2pt" style:font-size-asian="2pt" style:font-size-complex="2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0" style:parent-style-name="TableContents" style:family="paragraph">
      <style:text-properties fo:font-size="2pt" style:font-size-asian="2pt" style:font-size-complex="2pt"/>
    </style:style>
    <style:style style:name="TableCell1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5" style:parent-style-name="TableContents" style:family="paragraph">
      <style:text-properties fo:font-size="2pt" style:font-size-asian="2pt" style:font-size-complex="2pt"/>
    </style:style>
    <style:style style:name="TableCell1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0" style:parent-style-name="TableContents" style:family="paragraph">
      <style:text-properties fo:font-size="2pt" style:font-size-asian="2pt" style:font-size-complex="2pt"/>
    </style:style>
    <style:style style:name="TableCell2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2" style:parent-style-name="TableContents" style:family="paragraph">
      <style:paragraph-properties style:line-height-at-least="0.2083in"/>
    </style:style>
    <style:style style:name="T203" style:parent-style-name="Predvolenépísmoodseku" style:family="text">
      <style:text-properties style:font-name="SFMono-Regular, Consolas, 'Libe" fo:color="#24292E" fo:font-size="9pt" style:font-size-asian="9pt"/>
    </style:style>
    <style:style style:name="T204" style:parent-style-name="Predvolenépísmoodseku" style:family="text">
      <style:text-properties style:font-name="SFMono-Regular, Consolas, 'Libe" fo:color="#005CC5" fo:font-size="9pt" style:font-size-asian="9pt"/>
    </style:style>
    <style:style style:name="T205" style:parent-style-name="Predvolenépísmoodseku" style:family="text">
      <style:text-properties style:font-name="SFMono-Regular, Consolas, 'Libe" fo:color="#24292E" fo:font-size="9pt" style:font-size-asian="9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8" style:parent-style-name="TableContents" style:family="paragraph">
      <style:text-properties fo:font-size="2pt" style:font-size-asian="2pt" style:font-size-complex="2pt"/>
    </style:style>
    <style:style style:name="TableCell2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3" style:parent-style-name="TableContents" style:family="paragraph">
      <style:text-properties fo:font-size="2pt" style:font-size-asian="2pt" style:font-size-complex="2pt"/>
    </style:style>
    <style:style style:name="TableCell2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8" style:parent-style-name="TableContents" style:family="paragraph">
      <style:text-properties fo:font-size="2pt" style:font-size-asian="2pt" style:font-size-complex="2pt"/>
    </style:style>
    <style:style style:name="TableCell2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3" style:parent-style-name="TableContents" style:family="paragraph">
      <style:text-properties fo:font-size="2pt" style:font-size-asian="2pt" style:font-size-complex="2pt"/>
    </style:style>
    <style:style style:name="TableCell2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8" style:parent-style-name="TableContents" style:family="paragraph">
      <style:text-properties fo:font-size="2pt" style:font-size-asian="2pt" style:font-size-complex="2pt"/>
    </style:style>
    <style:style style:name="TableCell2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3" style:parent-style-name="TableContents" style:family="paragraph">
      <style:text-properties fo:font-size="2pt" style:font-size-asian="2pt" style:font-size-complex="2pt"/>
    </style:style>
    <style:style style:name="TableCell2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5" style:parent-style-name="TableContents" style:family="paragraph">
      <style:text-properties fo:font-size="2pt" style:font-size-asian="2pt" style:font-size-complex="2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8" style:parent-style-name="TableContents" style:family="paragraph">
      <style:text-properties fo:font-size="2pt" style:font-size-asian="2pt" style:font-size-complex="2pt"/>
    </style:style>
    <style:style style:name="TableCell2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3" style:parent-style-name="TableContents" style:family="paragraph">
      <style:text-properties fo:font-size="2pt" style:font-size-asian="2pt" style:font-size-complex="2pt"/>
    </style:style>
    <style:style style:name="TableCell2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" style:parent-style-name="TableContents" style:family="paragraph">
      <style:text-properties fo:font-size="2pt" style:font-size-asian="2pt" style:font-size-complex="2pt"/>
    </style:style>
    <style:style style:name="TableCell2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3" style:parent-style-name="TableContents" style:family="paragraph">
      <style:text-properties fo:font-size="2pt" style:font-size-asian="2pt" style:font-size-complex="2pt"/>
    </style:style>
    <style:style style:name="TableCell2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8" style:parent-style-name="TableContents" style:family="paragraph">
      <style:text-properties fo:font-size="2pt" style:font-size-asian="2pt" style:font-size-complex="2pt"/>
    </style:style>
    <style:style style:name="TableCell2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3" style:parent-style-name="TableContents" style:family="paragraph">
      <style:text-properties fo:font-size="2pt" style:font-size-asian="2pt" style:font-size-complex="2pt"/>
    </style:style>
    <style:style style:name="TableCell2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8" style:parent-style-name="TableContents" style:family="paragraph">
      <style:text-properties fo:font-size="2pt" style:font-size-asian="2pt" style:font-size-complex="2pt"/>
    </style:style>
    <style:style style:name="TableCell2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" style:parent-style-name="TableContents" style:family="paragraph">
      <style:text-properties fo:font-size="2pt" style:font-size-asian="2pt" style:font-size-complex="2pt"/>
    </style:style>
    <style:style style:name="TableCell2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8" style:parent-style-name="TableContents" style:family="paragraph">
      <style:text-properties fo:font-size="2pt" style:font-size-asian="2pt" style:font-size-complex="2pt"/>
    </style:style>
    <style:style style:name="TableCell2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0" style:parent-style-name="TableContents" style:family="paragraph">
      <style:text-properties fo:font-size="2pt" style:font-size-asian="2pt" style:font-size-complex="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3" style:parent-style-name="TableContents" style:family="paragraph">
      <style:text-properties fo:font-size="2pt" style:font-size-asian="2pt" style:font-size-complex="2pt"/>
    </style:style>
    <style:style style:name="TableCell2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8" style:parent-style-name="TableContents" style:family="paragraph">
      <style:text-properties fo:font-size="2pt" style:font-size-asian="2pt" style:font-size-complex="2pt"/>
    </style:style>
    <style:style style:name="TableCell2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3" style:parent-style-name="TableContents" style:family="paragraph">
      <style:text-properties fo:font-size="2pt" style:font-size-asian="2pt" style:font-size-complex="2pt"/>
    </style:style>
    <style:style style:name="TableCell2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5" style:parent-style-name="TableContents" style:family="paragraph">
      <style:paragraph-properties style:line-height-at-least="0.2083in"/>
    </style:style>
    <style:style style:name="T296" style:parent-style-name="Predvolenépísmoodseku" style:family="text">
      <style:text-properties style:font-name="SFMono-Regular, Consolas, 'Libe" fo:color="#24292E" fo:font-size="9pt" style:font-size-asian="9pt"/>
    </style:style>
    <style:style style:name="T297" style:parent-style-name="Predvolenépísmoodseku" style:family="text">
      <style:text-properties style:font-name="SFMono-Regular, Consolas, 'Libe" fo:color="#005CC5" fo:font-size="9pt" style:font-size-asian="9pt"/>
    </style:style>
    <style:style style:name="T298" style:parent-style-name="Predvolenépísmoodseku" style:family="text">
      <style:text-properties style:font-name="SFMono-Regular, Consolas, 'Libe" fo:color="#24292E" fo:font-size="9pt" style:font-size-asian="9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1" style:parent-style-name="TableContents" style:family="paragraph">
      <style:text-properties fo:font-size="2pt" style:font-size-asian="2pt" style:font-size-complex="2pt"/>
    </style:style>
    <style:style style:name="TableCell3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6" style:parent-style-name="TableContents" style:family="paragraph">
      <style:text-properties fo:font-size="2pt" style:font-size-asian="2pt" style:font-size-complex="2pt"/>
    </style:style>
    <style:style style:name="TableCell3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1" style:parent-style-name="TableContents" style:family="paragraph">
      <style:text-properties fo:font-size="2pt" style:font-size-asian="2pt" style:font-size-complex="2pt"/>
    </style:style>
    <style:style style:name="TableCell3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6" style:parent-style-name="TableContents" style:family="paragraph">
      <style:text-properties fo:font-size="2pt" style:font-size-asian="2pt" style:font-size-complex="2pt"/>
    </style:style>
    <style:style style:name="TableCell3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1" style:parent-style-name="TableContents" style:family="paragraph">
      <style:text-properties fo:font-size="2pt" style:font-size-asian="2pt" style:font-size-complex="2pt"/>
    </style:style>
    <style:style style:name="TableCell3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6" style:parent-style-name="TableContents" style:family="paragraph">
      <style:text-properties fo:font-size="2pt" style:font-size-asian="2pt" style:font-size-complex="2pt"/>
    </style:style>
    <style:style style:name="TableCell3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8" style:parent-style-name="TableContents" style:family="paragraph">
      <style:text-properties fo:font-size="2pt" style:font-size-asian="2pt" style:font-size-complex="2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1" style:parent-style-name="TableContents" style:family="paragraph">
      <style:text-properties fo:font-size="2pt" style:font-size-asian="2pt" style:font-size-complex="2pt"/>
    </style:style>
    <style:style style:name="TableCell3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6" style:parent-style-name="TableContents" style:family="paragraph">
      <style:text-properties fo:font-size="2pt" style:font-size-asian="2pt" style:font-size-complex="2pt"/>
    </style:style>
    <style:style style:name="TableCell3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1" style:parent-style-name="TableContents" style:family="paragraph">
      <style:text-properties fo:font-size="2pt" style:font-size-asian="2pt" style:font-size-complex="2pt"/>
    </style:style>
    <style:style style:name="TableCell3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6" style:parent-style-name="TableContents" style:family="paragraph">
      <style:text-properties fo:font-size="2pt" style:font-size-asian="2pt" style:font-size-complex="2pt"/>
    </style:style>
    <style:style style:name="TableCell3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8" style:parent-style-name="TableContents" style:family="paragraph">
      <style:paragraph-properties style:line-height-at-least="0.2083in"/>
    </style:style>
    <style:style style:name="T349" style:parent-style-name="Predvolenépísmoodseku" style:family="text">
      <style:text-properties style:font-name="SFMono-Regular, Consolas, 'Libe" fo:color="#24292E" fo:font-size="9pt" style:font-size-asian="9pt"/>
    </style:style>
    <style:style style:name="T350" style:parent-style-name="Predvolenépísmoodseku" style:family="text">
      <style:text-properties style:font-name="SFMono-Regular, Consolas, 'Libe" fo:color="#005CC5" fo:font-size="9pt" style:font-size-asian="9pt"/>
    </style:style>
    <style:style style:name="T351" style:parent-style-name="Predvolenépísmoodseku" style:family="text">
      <style:text-properties style:font-name="SFMono-Regular, Consolas, 'Libe" fo:color="#24292E" fo:font-size="9pt" style:font-size-asian="9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4" style:parent-style-name="TableContents" style:family="paragraph">
      <style:text-properties fo:font-size="2pt" style:font-size-asian="2pt" style:font-size-complex="2pt"/>
    </style:style>
    <style:style style:name="TableCell3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9" style:parent-style-name="TableContents" style:family="paragraph">
      <style:text-properties fo:font-size="2pt" style:font-size-asian="2pt" style:font-size-complex="2pt"/>
    </style:style>
    <style:style style:name="TableCell3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4" style:parent-style-name="TableContents" style:family="paragraph">
      <style:text-properties fo:font-size="2pt" style:font-size-asian="2pt" style:font-size-complex="2pt"/>
    </style:style>
    <style:style style:name="TableCell3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9" style:parent-style-name="TableContents" style:family="paragraph">
      <style:text-properties fo:font-size="2pt" style:font-size-asian="2pt" style:font-size-complex="2pt"/>
    </style:style>
    <style:style style:name="TableCell3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1" style:parent-style-name="TableContents" style:family="paragraph">
      <style:text-properties fo:font-size="2pt" style:font-size-asian="2pt" style:font-size-complex="2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4" style:parent-style-name="TableContents" style:family="paragraph">
      <style:text-properties fo:font-size="2pt" style:font-size-asian="2pt" style:font-size-complex="2pt"/>
    </style:style>
    <style:style style:name="TableCell3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9" style:parent-style-name="TableContents" style:family="paragraph">
      <style:text-properties fo:font-size="2pt" style:font-size-asian="2pt" style:font-size-complex="2pt"/>
    </style:style>
    <style:style style:name="TableCell3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4" style:parent-style-name="TableContents" style:family="paragraph">
      <style:text-properties fo:font-size="2pt" style:font-size-asian="2pt" style:font-size-complex="2pt"/>
    </style:style>
    <style:style style:name="TableCell3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9" style:parent-style-name="TableContents" style:family="paragraph">
      <style:text-properties fo:font-size="2pt" style:font-size-asian="2pt" style:font-size-complex="2pt"/>
    </style:style>
    <style:style style:name="TableCell3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4" style:parent-style-name="TableContents" style:family="paragraph">
      <style:text-properties fo:font-size="2pt" style:font-size-asian="2pt" style:font-size-complex="2pt"/>
    </style:style>
    <style:style style:name="TableCell3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9" style:parent-style-name="TableContents" style:family="paragraph">
      <style:text-properties fo:font-size="2pt" style:font-size-asian="2pt" style:font-size-complex="2pt"/>
    </style:style>
    <style:style style:name="TableCell4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4" style:parent-style-name="TableContents" style:family="paragraph">
      <style:text-properties fo:font-size="2pt" style:font-size-asian="2pt" style:font-size-complex="2pt"/>
    </style:style>
    <style:style style:name="TableCell4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9" style:parent-style-name="TableContents" style:family="paragraph">
      <style:text-properties fo:font-size="2pt" style:font-size-asian="2pt" style:font-size-complex="2pt"/>
    </style:style>
    <style:style style:name="TableCell4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4" style:parent-style-name="TableContents" style:family="paragraph">
      <style:text-properties fo:font-size="2pt" style:font-size-asian="2pt" style:font-size-complex="2pt"/>
    </style:style>
    <style:style style:name="TableCell4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9" style:parent-style-name="TableContents" style:family="paragraph">
      <style:text-properties fo:font-size="2pt" style:font-size-asian="2pt" style:font-size-complex="2pt"/>
    </style:style>
    <style:style style:name="TableCell4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4" style:parent-style-name="TableContents" style:family="paragraph">
      <style:text-properties fo:font-size="2pt" style:font-size-asian="2pt" style:font-size-complex="2pt"/>
    </style:style>
    <style:style style:name="TableCell4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9" style:parent-style-name="TableContents" style:family="paragraph">
      <style:text-properties fo:font-size="2pt" style:font-size-asian="2pt" style:font-size-complex="2pt"/>
    </style:style>
    <style:style style:name="TableCell4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1" style:parent-style-name="TableContents" style:family="paragraph">
      <style:text-properties fo:font-size="2pt" style:font-size-asian="2pt" style:font-size-complex="2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4" style:parent-style-name="TableContents" style:family="paragraph">
      <style:text-properties fo:font-size="2pt" style:font-size-asian="2pt" style:font-size-complex="2pt"/>
    </style:style>
    <style:style style:name="TableCell4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9" style:parent-style-name="TableContents" style:family="paragraph">
      <style:text-properties fo:font-size="2pt" style:font-size-asian="2pt" style:font-size-complex="2pt"/>
    </style:style>
    <style:style style:name="TableCell4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4" style:parent-style-name="TableContents" style:family="paragraph">
      <style:text-properties fo:font-size="2pt" style:font-size-asian="2pt" style:font-size-complex="2pt"/>
    </style:style>
    <style:style style:name="TableCell4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9" style:parent-style-name="TableContents" style:family="paragraph">
      <style:text-properties fo:font-size="2pt" style:font-size-asian="2pt" style:font-size-complex="2pt"/>
    </style:style>
    <style:style style:name="TableCell4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4" style:parent-style-name="TableContents" style:family="paragraph">
      <style:text-properties fo:font-size="2pt" style:font-size-asian="2pt" style:font-size-complex="2pt"/>
    </style:style>
    <style:style style:name="TableCell4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9" style:parent-style-name="TableContents" style:family="paragraph">
      <style:text-properties fo:font-size="2pt" style:font-size-asian="2pt" style:font-size-complex="2pt"/>
    </style:style>
    <style:style style:name="TableCell4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4" style:parent-style-name="TableContents" style:family="paragraph">
      <style:text-properties fo:font-size="2pt" style:font-size-asian="2pt" style:font-size-complex="2pt"/>
    </style:style>
    <style:style style:name="TableCell4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9" style:parent-style-name="TableContents" style:family="paragraph">
      <style:text-properties fo:font-size="2pt" style:font-size-asian="2pt" style:font-size-complex="2pt"/>
    </style:style>
    <style:style style:name="TableCell4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4" style:parent-style-name="TableContents" style:family="paragraph">
      <style:text-properties fo:font-size="2pt" style:font-size-asian="2pt" style:font-size-complex="2pt"/>
    </style:style>
    <style:style style:name="TableCell4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9" style:parent-style-name="TableContents" style:family="paragraph">
      <style:text-properties fo:font-size="2pt" style:font-size-asian="2pt" style:font-size-complex="2pt"/>
    </style:style>
    <style:style style:name="TableCell4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4" style:parent-style-name="TableContents" style:family="paragraph">
      <style:text-properties fo:font-size="2pt" style:font-size-asian="2pt" style:font-size-complex="2pt"/>
    </style:style>
    <style:style style:name="TableCell4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S2" style:family="section">
      <style:section-properties fo:margin-left="0in" fo:margin-right="0in" style:writing-mode="lr-tb"/>
    </style:style>
    <style:style style:name="P487" style:parent-style-name="Textbody" style:family="paragraph">
      <style:paragraph-properties fo:margin-bottom="0in" fo:margin-right="0.1666in"/>
    </style:style>
    <style:style style:name="TableColumn489" style:family="table-column">
      <style:table-column-properties style:column-width="0.8972in" style:use-optimal-column-width="false"/>
    </style:style>
    <style:style style:name="TableColumn490" style:family="table-column">
      <style:table-column-properties style:column-width="5.7958in" style:use-optimal-column-width="false"/>
    </style:style>
    <style:style style:name="Table488" style:family="table">
      <style:table-properties style:width="6.693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Cell494" style:family="table-cell">
      <style:table-cell-properties fo:border="none" style:writing-mode="lr-tb" fo:padding-top="0.0194in" fo:padding-left="0.0194in" fo:padding-bottom="0.0194in" fo:padding-right="0.0194in"/>
    </style:style>
    <style:style style:name="P495" style:parent-style-name="TableContents" style:family="paragraph">
      <style:text-properties fo:font-size="2pt" style:font-size-asian="2pt" style:font-size-complex="2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8" style:parent-style-name="TableContents" style:family="paragraph">
      <style:text-properties fo:font-size="2pt" style:font-size-asian="2pt" style:font-size-complex="2pt"/>
    </style:style>
    <style:style style:name="TableCell4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3" style:parent-style-name="TableContents" style:family="paragraph">
      <style:text-properties fo:font-size="2pt" style:font-size-asian="2pt" style:font-size-complex="2pt"/>
    </style:style>
    <style:style style:name="TableCell5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5" style:parent-style-name="TableContents" style:family="paragraph">
      <style:paragraph-properties style:line-height-at-least="0.2083in"/>
    </style:style>
    <style:style style:name="T506" style:parent-style-name="Predvolenépísmoodseku" style:family="text">
      <style:text-properties style:font-name="SFMono-Regular, Consolas, 'Libe" fo:color="#24292E" fo:font-size="9pt" style:font-size-asian="9pt"/>
    </style:style>
    <style:style style:name="T507" style:parent-style-name="Predvolenépísmoodseku" style:family="text">
      <style:text-properties style:font-name="SFMono-Regular, Consolas, 'Libe" fo:color="#005CC5" fo:font-size="9pt" style:font-size-asian="9pt"/>
    </style:style>
    <style:style style:name="T508" style:parent-style-name="Predvolenépísmoodseku" style:family="text">
      <style:text-properties style:font-name="SFMono-Regular, Consolas, 'Libe" fo:color="#24292E" fo:font-size="9pt" style:font-size-asian="9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1" style:parent-style-name="TableContents" style:family="paragraph">
      <style:text-properties fo:font-size="2pt" style:font-size-asian="2pt" style:font-size-complex="2pt"/>
    </style:style>
    <style:style style:name="TableCell5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6" style:parent-style-name="TableContents" style:family="paragraph">
      <style:text-properties fo:font-size="2pt" style:font-size-asian="2pt" style:font-size-complex="2pt"/>
    </style:style>
    <style:style style:name="TableCell5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1" style:parent-style-name="TableContents" style:family="paragraph">
      <style:text-properties fo:font-size="2pt" style:font-size-asian="2pt" style:font-size-complex="2pt"/>
    </style:style>
    <style:style style:name="TableCell5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6" style:parent-style-name="TableContents" style:family="paragraph">
      <style:text-properties fo:font-size="2pt" style:font-size-asian="2pt" style:font-size-complex="2pt"/>
    </style:style>
    <style:style style:name="TableCell5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1" style:parent-style-name="TableContents" style:family="paragraph">
      <style:text-properties fo:font-size="2pt" style:font-size-asian="2pt" style:font-size-complex="2pt"/>
    </style:style>
    <style:style style:name="TableCell5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6" style:parent-style-name="TableContents" style:family="paragraph">
      <style:text-properties fo:font-size="2pt" style:font-size-asian="2pt" style:font-size-complex="2pt"/>
    </style:style>
    <style:style style:name="TableCell5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1" style:parent-style-name="TableContents" style:family="paragraph">
      <style:text-properties fo:font-size="2pt" style:font-size-asian="2pt" style:font-size-complex="2pt"/>
    </style:style>
    <style:style style:name="TableCell5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3" style:parent-style-name="TableContents" style:family="paragraph">
      <style:text-properties fo:font-size="2pt" style:font-size-asian="2pt" style:font-size-complex="2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6" style:parent-style-name="TableContents" style:family="paragraph">
      <style:text-properties fo:font-size="2pt" style:font-size-asian="2pt" style:font-size-complex="2pt"/>
    </style:style>
    <style:style style:name="TableCell5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1" style:parent-style-name="TableContents" style:family="paragraph">
      <style:text-properties fo:font-size="2pt" style:font-size-asian="2pt" style:font-size-complex="2pt"/>
    </style:style>
    <style:style style:name="TableCell5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6" style:parent-style-name="TableContents" style:family="paragraph">
      <style:text-properties fo:font-size="2pt" style:font-size-asian="2pt" style:font-size-complex="2pt"/>
    </style:style>
    <style:style style:name="TableCell5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8" style:parent-style-name="TableContents" style:family="paragraph">
      <style:paragraph-properties style:line-height-at-least="0.2083in"/>
    </style:style>
    <style:style style:name="T559" style:parent-style-name="Predvolenépísmoodseku" style:family="text">
      <style:text-properties style:font-name="SFMono-Regular, Consolas, 'Libe" fo:color="#24292E" fo:font-size="9pt" style:font-size-asian="9pt"/>
    </style:style>
    <style:style style:name="T560" style:parent-style-name="Predvolenépísmoodseku" style:family="text">
      <style:text-properties style:font-name="SFMono-Regular, Consolas, 'Libe" fo:color="#005CC5" fo:font-size="9pt" style:font-size-asian="9pt"/>
    </style:style>
    <style:style style:name="T561" style:parent-style-name="Predvolenépísmoodseku" style:family="text">
      <style:text-properties style:font-name="SFMono-Regular, Consolas, 'Libe" fo:color="#24292E" fo:font-size="9pt" style:font-size-asian="9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4" style:parent-style-name="TableContents" style:family="paragraph">
      <style:text-properties fo:font-size="2pt" style:font-size-asian="2pt" style:font-size-complex="2pt"/>
    </style:style>
    <style:style style:name="TableCell5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9" style:parent-style-name="TableContents" style:family="paragraph">
      <style:text-properties fo:font-size="2pt" style:font-size-asian="2pt" style:font-size-complex="2pt"/>
    </style:style>
    <style:style style:name="TableCell5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4" style:parent-style-name="TableContents" style:family="paragraph">
      <style:text-properties fo:font-size="2pt" style:font-size-asian="2pt" style:font-size-complex="2pt"/>
    </style:style>
    <style:style style:name="TableCell5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79" style:parent-style-name="TableContents" style:family="paragraph">
      <style:text-properties fo:font-size="2pt" style:font-size-asian="2pt" style:font-size-complex="2pt"/>
    </style:style>
    <style:style style:name="TableCell5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4" style:parent-style-name="TableContents" style:family="paragraph">
      <style:text-properties fo:font-size="2pt" style:font-size-asian="2pt" style:font-size-complex="2pt"/>
    </style:style>
    <style:style style:name="TableCell5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89" style:parent-style-name="TableContents" style:family="paragraph">
      <style:text-properties fo:font-size="2pt" style:font-size-asian="2pt" style:font-size-complex="2pt"/>
    </style:style>
    <style:style style:name="TableCell5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4" style:parent-style-name="TableContents" style:family="paragraph">
      <style:text-properties fo:font-size="2pt" style:font-size-asian="2pt" style:font-size-complex="2pt"/>
    </style:style>
    <style:style style:name="TableCell5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6" style:parent-style-name="TableContents" style:family="paragraph">
      <style:text-properties fo:font-size="2pt" style:font-size-asian="2pt" style:font-size-complex="2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9" style:parent-style-name="TableContents" style:family="paragraph">
      <style:text-properties fo:font-size="2pt" style:font-size-asian="2pt" style:font-size-complex="2pt"/>
    </style:style>
    <style:style style:name="TableCell6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4" style:parent-style-name="TableContents" style:family="paragraph">
      <style:text-properties fo:font-size="2pt" style:font-size-asian="2pt" style:font-size-complex="2pt"/>
    </style:style>
    <style:style style:name="TableCell6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6" style:parent-style-name="TableContents" style:family="paragraph">
      <style:paragraph-properties style:line-height-at-least="0.2083in"/>
    </style:style>
    <style:style style:name="T607" style:parent-style-name="Predvolenépísmoodseku" style:family="text">
      <style:text-properties style:font-name="SFMono-Regular, Consolas, 'Libe" fo:color="#24292E" fo:font-size="9pt" style:font-size-asian="9pt"/>
    </style:style>
    <style:style style:name="T608" style:parent-style-name="Predvolenépísmoodseku" style:family="text">
      <style:text-properties style:font-name="SFMono-Regular, Consolas, 'Libe" fo:color="#005CC5" fo:font-size="9pt" style:font-size-asian="9pt"/>
    </style:style>
    <style:style style:name="T609" style:parent-style-name="Predvolenépísmoodseku" style:family="text">
      <style:text-properties style:font-name="SFMono-Regular, Consolas, 'Libe" fo:color="#24292E" fo:font-size="9pt" style:font-size-asian="9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2" style:parent-style-name="TableContents" style:family="paragraph">
      <style:text-properties fo:font-size="2pt" style:font-size-asian="2pt" style:font-size-complex="2pt"/>
    </style:style>
    <style:style style:name="TableCell6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7" style:parent-style-name="TableContents" style:family="paragraph">
      <style:text-properties fo:font-size="2pt" style:font-size-asian="2pt" style:font-size-complex="2pt"/>
    </style:style>
    <style:style style:name="TableCell6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2" style:parent-style-name="TableContents" style:family="paragraph">
      <style:text-properties fo:font-size="2pt" style:font-size-asian="2pt" style:font-size-complex="2pt"/>
    </style:style>
    <style:style style:name="TableCell6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7" style:parent-style-name="TableContents" style:family="paragraph">
      <style:text-properties fo:font-size="2pt" style:font-size-asian="2pt" style:font-size-complex="2pt"/>
    </style:style>
    <style:style style:name="TableCell6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2" style:parent-style-name="TableContents" style:family="paragraph">
      <style:text-properties fo:font-size="2pt" style:font-size-asian="2pt" style:font-size-complex="2pt"/>
    </style:style>
    <style:style style:name="TableCell6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7" style:parent-style-name="TableContents" style:family="paragraph">
      <style:text-properties fo:font-size="2pt" style:font-size-asian="2pt" style:font-size-complex="2pt"/>
    </style:style>
    <style:style style:name="TableCell6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9" style:parent-style-name="TableContents" style:family="paragraph">
      <style:text-properties fo:font-size="2pt" style:font-size-asian="2pt" style:font-size-complex="2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2" style:parent-style-name="TableContents" style:family="paragraph">
      <style:text-properties fo:font-size="2pt" style:font-size-asian="2pt" style:font-size-complex="2pt"/>
    </style:style>
    <style:style style:name="TableCell6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7" style:parent-style-name="TableContents" style:family="paragraph">
      <style:text-properties fo:font-size="2pt" style:font-size-asian="2pt" style:font-size-complex="2pt"/>
    </style:style>
    <style:style style:name="TableCell6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2" style:parent-style-name="TableContents" style:family="paragraph">
      <style:text-properties fo:font-size="2pt" style:font-size-asian="2pt" style:font-size-complex="2pt"/>
    </style:style>
    <style:style style:name="TableCell6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54" style:parent-style-name="TableContents" style:family="paragraph">
      <style:paragraph-properties style:line-height-at-least="0.2083in"/>
    </style:style>
    <style:style style:name="T655" style:parent-style-name="Predvolenépísmoodseku" style:family="text">
      <style:text-properties style:font-name="SFMono-Regular, Consolas, 'Libe" fo:color="#24292E" fo:font-size="9pt" style:font-size-asian="9pt"/>
    </style:style>
    <style:style style:name="T656" style:parent-style-name="Predvolenépísmoodseku" style:family="text">
      <style:text-properties style:font-name="SFMono-Regular, Consolas, 'Libe" fo:color="#005CC5" fo:font-size="9pt" style:font-size-asian="9pt"/>
    </style:style>
    <style:style style:name="T657" style:parent-style-name="Predvolenépísmoodseku" style:family="text">
      <style:text-properties style:font-name="SFMono-Regular, Consolas, 'Libe" fo:color="#24292E" fo:font-size="9pt" style:font-size-asian="9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0" style:parent-style-name="TableContents" style:family="paragraph">
      <style:text-properties fo:font-size="2pt" style:font-size-asian="2pt" style:font-size-complex="2pt"/>
    </style:style>
    <style:style style:name="TableCell6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5" style:parent-style-name="TableContents" style:family="paragraph">
      <style:text-properties fo:font-size="2pt" style:font-size-asian="2pt" style:font-size-complex="2pt"/>
    </style:style>
    <style:style style:name="TableCell6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6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0" style:parent-style-name="TableContents" style:family="paragraph">
      <style:text-properties fo:font-size="2pt" style:font-size-asian="2pt" style:font-size-complex="2pt"/>
    </style:style>
    <style:style style:name="TableCell6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5" style:parent-style-name="TableContents" style:family="paragraph">
      <style:text-properties fo:font-size="2pt" style:font-size-asian="2pt" style:font-size-complex="2pt"/>
    </style:style>
    <style:style style:name="TableCell6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7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0" style:parent-style-name="TableContents" style:family="paragraph">
      <style:text-properties fo:font-size="2pt" style:font-size-asian="2pt" style:font-size-complex="2pt"/>
    </style:style>
    <style:style style:name="TableCell6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5" style:parent-style-name="TableContents" style:family="paragraph">
      <style:text-properties fo:font-size="2pt" style:font-size-asian="2pt" style:font-size-complex="2pt"/>
    </style:style>
    <style:style style:name="TableCell6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7" style:parent-style-name="TableContents" style:family="paragraph">
      <style:text-properties fo:font-size="2pt" style:font-size-asian="2pt" style:font-size-complex="2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0" style:parent-style-name="TableContents" style:family="paragraph">
      <style:text-properties fo:font-size="2pt" style:font-size-asian="2pt" style:font-size-complex="2pt"/>
    </style:style>
    <style:style style:name="TableCell6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5" style:parent-style-name="TableContents" style:family="paragraph">
      <style:text-properties fo:font-size="2pt" style:font-size-asian="2pt" style:font-size-complex="2pt"/>
    </style:style>
    <style:style style:name="TableCell6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97" style:parent-style-name="TableContents" style:family="paragraph">
      <style:paragraph-properties style:line-height-at-least="0.2083in"/>
    </style:style>
    <style:style style:name="T698" style:parent-style-name="Predvolenépísmoodseku" style:family="text">
      <style:text-properties style:font-name="SFMono-Regular, Consolas, 'Libe" fo:color="#24292E" fo:font-size="9pt" style:font-size-asian="9pt"/>
    </style:style>
    <style:style style:name="T699" style:parent-style-name="Predvolenépísmoodseku" style:family="text">
      <style:text-properties style:font-name="SFMono-Regular, Consolas, 'Libe" fo:color="#005CC5" fo:font-size="9pt" style:font-size-asian="9pt"/>
    </style:style>
    <style:style style:name="T700" style:parent-style-name="Predvolenépísmoodseku" style:family="text">
      <style:text-properties style:font-name="SFMono-Regular, Consolas, 'Libe" fo:color="#24292E" fo:font-size="9pt" style:font-size-asian="9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3" style:parent-style-name="TableContents" style:family="paragraph">
      <style:text-properties fo:font-size="2pt" style:font-size-asian="2pt" style:font-size-complex="2pt"/>
    </style:style>
    <style:style style:name="TableCell7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8" style:parent-style-name="TableContents" style:family="paragraph">
      <style:text-properties fo:font-size="2pt" style:font-size-asian="2pt" style:font-size-complex="2pt"/>
    </style:style>
    <style:style style:name="TableCell7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3" style:parent-style-name="TableContents" style:family="paragraph">
      <style:text-properties fo:font-size="2pt" style:font-size-asian="2pt" style:font-size-complex="2pt"/>
    </style:style>
    <style:style style:name="TableCell7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18" style:parent-style-name="TableContents" style:family="paragraph">
      <style:text-properties fo:font-size="2pt" style:font-size-asian="2pt" style:font-size-complex="2pt"/>
    </style:style>
    <style:style style:name="TableCell7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3" style:parent-style-name="TableContents" style:family="paragraph">
      <style:text-properties fo:font-size="2pt" style:font-size-asian="2pt" style:font-size-complex="2pt"/>
    </style:style>
    <style:style style:name="TableCell7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8" style:parent-style-name="TableContents" style:family="paragraph">
      <style:text-properties fo:font-size="2pt" style:font-size-asian="2pt" style:font-size-complex="2pt"/>
    </style:style>
    <style:style style:name="TableCell7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0" style:parent-style-name="TableContents" style:family="paragraph">
      <style:text-properties fo:font-size="2pt" style:font-size-asian="2pt" style:font-size-complex="2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3" style:parent-style-name="TableContents" style:family="paragraph">
      <style:text-properties fo:font-size="2pt" style:font-size-asian="2pt" style:font-size-complex="2pt"/>
    </style:style>
    <style:style style:name="TableCell7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5" style:parent-style-name="TableContents" style:family="paragraph">
      <style:text-properties fo:font-size="2pt" style:font-size-asian="2pt" style:font-size-complex="2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8" style:parent-style-name="TableContents" style:family="paragraph">
      <style:text-properties fo:font-size="2pt" style:font-size-asian="2pt" style:font-size-complex="2pt"/>
    </style:style>
    <style:style style:name="TableCell7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3" style:parent-style-name="TableContents" style:family="paragraph">
      <style:text-properties fo:font-size="2pt" style:font-size-asian="2pt" style:font-size-complex="2pt"/>
    </style:style>
    <style:style style:name="TableCell7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48" style:parent-style-name="TableContents" style:family="paragraph">
      <style:text-properties fo:font-size="2pt" style:font-size-asian="2pt" style:font-size-complex="2pt"/>
    </style:style>
    <style:style style:name="TableCell7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0" style:parent-style-name="TableContents" style:family="paragraph">
      <style:paragraph-properties style:line-height-at-least="0.2083in"/>
    </style:style>
    <style:style style:name="T751" style:parent-style-name="Predvolenépísmoodseku" style:family="text">
      <style:text-properties style:font-name="SFMono-Regular, Consolas, 'Libe" fo:color="#24292E" fo:font-size="9pt" style:font-size-asian="9pt"/>
    </style:style>
    <style:style style:name="T752" style:parent-style-name="Predvolenépísmoodseku" style:family="text">
      <style:text-properties style:font-name="SFMono-Regular, Consolas, 'Libe" fo:color="#005CC5" fo:font-size="9pt" style:font-size-asian="9pt"/>
    </style:style>
    <style:style style:name="T753" style:parent-style-name="Predvolenépísmoodseku" style:family="text">
      <style:text-properties style:font-name="SFMono-Regular, Consolas, 'Libe" fo:color="#24292E" fo:font-size="9pt" style:font-size-asian="9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6" style:parent-style-name="TableContents" style:family="paragraph">
      <style:text-properties fo:font-size="2pt" style:font-size-asian="2pt" style:font-size-complex="2pt"/>
    </style:style>
    <style:style style:name="TableCell7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5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1" style:parent-style-name="TableContents" style:family="paragraph">
      <style:text-properties fo:font-size="2pt" style:font-size-asian="2pt" style:font-size-complex="2pt"/>
    </style:style>
    <style:style style:name="TableCell7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6" style:parent-style-name="TableContents" style:family="paragraph">
      <style:text-properties fo:font-size="2pt" style:font-size-asian="2pt" style:font-size-complex="2pt"/>
    </style:style>
    <style:style style:name="TableCell7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1" style:parent-style-name="TableContents" style:family="paragraph">
      <style:text-properties fo:font-size="2pt" style:font-size-asian="2pt" style:font-size-complex="2pt"/>
    </style:style>
    <style:style style:name="TableCell7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6" style:parent-style-name="TableContents" style:family="paragraph">
      <style:text-properties fo:font-size="2pt" style:font-size-asian="2pt" style:font-size-complex="2pt"/>
    </style:style>
    <style:style style:name="TableCell7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8" style:parent-style-name="TableContents" style:family="paragraph">
      <style:text-properties fo:font-size="2pt" style:font-size-asian="2pt" style:font-size-complex="2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81" style:parent-style-name="TableContents" style:family="paragraph">
      <style:text-properties fo:font-size="2pt" style:font-size-asian="2pt" style:font-size-complex="2pt"/>
    </style:style>
    <style:style style:name="TableCell7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8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86" style:parent-style-name="TableContents" style:family="paragraph">
      <style:text-properties fo:font-size="2pt" style:font-size-asian="2pt" style:font-size-complex="2pt"/>
    </style:style>
    <style:style style:name="TableCell7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8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1" style:parent-style-name="TableContents" style:family="paragraph">
      <style:text-properties fo:font-size="2pt" style:font-size-asian="2pt" style:font-size-complex="2pt"/>
    </style:style>
    <style:style style:name="TableCell7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6" style:parent-style-name="TableContents" style:family="paragraph">
      <style:text-properties fo:font-size="2pt" style:font-size-asian="2pt" style:font-size-complex="2pt"/>
    </style:style>
    <style:style style:name="TableCell7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1" style:parent-style-name="TableContents" style:family="paragraph">
      <style:text-properties fo:font-size="2pt" style:font-size-asian="2pt" style:font-size-complex="2pt"/>
    </style:style>
    <style:style style:name="TableCell8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6" style:parent-style-name="TableContents" style:family="paragraph">
      <style:text-properties fo:font-size="2pt" style:font-size-asian="2pt" style:font-size-complex="2pt"/>
    </style:style>
    <style:style style:name="TableCell8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1" style:parent-style-name="TableContents" style:family="paragraph">
      <style:text-properties fo:font-size="2pt" style:font-size-asian="2pt" style:font-size-complex="2pt"/>
    </style:style>
    <style:style style:name="TableCell8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6" style:parent-style-name="TableContents" style:family="paragraph">
      <style:text-properties fo:font-size="2pt" style:font-size-asian="2pt" style:font-size-complex="2pt"/>
    </style:style>
    <style:style style:name="TableCell8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1" style:parent-style-name="TableContents" style:family="paragraph">
      <style:text-properties fo:font-size="2pt" style:font-size-asian="2pt" style:font-size-complex="2pt"/>
    </style:style>
    <style:style style:name="TableCell8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6" style:parent-style-name="TableContents" style:family="paragraph">
      <style:text-properties fo:font-size="2pt" style:font-size-asian="2pt" style:font-size-complex="2pt"/>
    </style:style>
    <style:style style:name="TableCell8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8" style:parent-style-name="TableContents" style:family="paragraph">
      <style:text-properties fo:font-size="2pt" style:font-size-asian="2pt" style:font-size-complex="2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1" style:parent-style-name="TableContents" style:family="paragraph">
      <style:text-properties fo:font-size="2pt" style:font-size-asian="2pt" style:font-size-complex="2pt"/>
    </style:style>
    <style:style style:name="TableCell8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6" style:parent-style-name="TableContents" style:family="paragraph">
      <style:text-properties fo:font-size="2pt" style:font-size-asian="2pt" style:font-size-complex="2pt"/>
    </style:style>
    <style:style style:name="TableCell8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41" style:parent-style-name="TableContents" style:family="paragraph">
      <style:text-properties fo:font-size="2pt" style:font-size-asian="2pt" style:font-size-complex="2pt"/>
    </style:style>
    <style:style style:name="TableCell8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4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46" style:parent-style-name="TableContents" style:family="paragraph">
      <style:text-properties fo:font-size="2pt" style:font-size-asian="2pt" style:font-size-complex="2pt"/>
    </style:style>
    <style:style style:name="TableCell8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4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1" style:parent-style-name="TableContents" style:family="paragraph">
      <style:text-properties fo:font-size="2pt" style:font-size-asian="2pt" style:font-size-complex="2pt"/>
    </style:style>
    <style:style style:name="TableCell8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6" style:parent-style-name="TableContents" style:family="paragraph">
      <style:text-properties fo:font-size="2pt" style:font-size-asian="2pt" style:font-size-complex="2pt"/>
    </style:style>
    <style:style style:name="TableCell8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1" style:parent-style-name="TableContents" style:family="paragraph">
      <style:text-properties fo:font-size="2pt" style:font-size-asian="2pt" style:font-size-complex="2pt"/>
    </style:style>
    <style:style style:name="TableCell8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6" style:parent-style-name="TableContents" style:family="paragraph">
      <style:text-properties fo:font-size="2pt" style:font-size-asian="2pt" style:font-size-complex="2pt"/>
    </style:style>
    <style:style style:name="TableCell8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8" style:parent-style-name="TableContents" style:family="paragraph">
      <style:text-properties fo:font-size="2pt" style:font-size-asian="2pt" style:font-size-complex="2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1" style:parent-style-name="TableContents" style:family="paragraph">
      <style:text-properties fo:font-size="2pt" style:font-size-asian="2pt" style:font-size-complex="2pt"/>
    </style:style>
    <style:style style:name="TableCell8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6" style:parent-style-name="TableContents" style:family="paragraph">
      <style:text-properties fo:font-size="2pt" style:font-size-asian="2pt" style:font-size-complex="2pt"/>
    </style:style>
    <style:style style:name="TableCell8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1" style:parent-style-name="TableContents" style:family="paragraph">
      <style:text-properties fo:font-size="2pt" style:font-size-asian="2pt" style:font-size-complex="2pt"/>
    </style:style>
    <style:style style:name="TableCell8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6" style:parent-style-name="TableContents" style:family="paragraph">
      <style:text-properties fo:font-size="2pt" style:font-size-asian="2pt" style:font-size-complex="2pt"/>
    </style:style>
    <style:style style:name="TableCell8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8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1" style:parent-style-name="TableContents" style:family="paragraph">
      <style:text-properties fo:font-size="2pt" style:font-size-asian="2pt" style:font-size-complex="2pt"/>
    </style:style>
    <style:style style:name="TableCell8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6" style:parent-style-name="TableContents" style:family="paragraph">
      <style:text-properties fo:font-size="2pt" style:font-size-asian="2pt" style:font-size-complex="2pt"/>
    </style:style>
    <style:style style:name="TableCell8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1" style:parent-style-name="TableContents" style:family="paragraph">
      <style:text-properties fo:font-size="2pt" style:font-size-asian="2pt" style:font-size-complex="2pt"/>
    </style:style>
    <style:style style:name="TableCell9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6" style:parent-style-name="TableContents" style:family="paragraph">
      <style:text-properties fo:font-size="2pt" style:font-size-asian="2pt" style:font-size-complex="2pt"/>
    </style:style>
    <style:style style:name="TableCell9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8" style:parent-style-name="TableContents" style:family="paragraph">
      <style:text-properties fo:font-size="2pt" style:font-size-asian="2pt" style:font-size-complex="2p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11" style:parent-style-name="TableContents" style:family="paragraph">
      <style:text-properties fo:font-size="2pt" style:font-size-asian="2pt" style:font-size-complex="2pt"/>
    </style:style>
    <style:style style:name="TableCell9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1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16" style:parent-style-name="TableContents" style:family="paragraph">
      <style:text-properties fo:font-size="2pt" style:font-size-asian="2pt" style:font-size-complex="2pt"/>
    </style:style>
    <style:style style:name="TableCell9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1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1" style:parent-style-name="TableContents" style:family="paragraph">
      <style:text-properties fo:font-size="2pt" style:font-size-asian="2pt" style:font-size-complex="2pt"/>
    </style:style>
    <style:style style:name="TableCell9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6" style:parent-style-name="TableContents" style:family="paragraph">
      <style:text-properties fo:font-size="2pt" style:font-size-asian="2pt" style:font-size-complex="2pt"/>
    </style:style>
    <style:style style:name="TableCell9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8" style:parent-style-name="TableContents" style:family="paragraph">
      <style:paragraph-properties style:line-height-at-least="0.2083in"/>
    </style:style>
    <style:style style:name="T929" style:parent-style-name="Predvolenépísmoodseku" style:family="text">
      <style:text-properties style:font-name="SFMono-Regular, Consolas, 'Libe" fo:color="#24292E" fo:font-size="9pt" style:font-size-asian="9pt"/>
    </style:style>
    <style:style style:name="T930" style:parent-style-name="Predvolenépísmoodseku" style:family="text">
      <style:text-properties style:font-name="SFMono-Regular, Consolas, 'Libe" fo:color="#005CC5" fo:font-size="9pt" style:font-size-asian="9pt"/>
    </style:style>
    <style:style style:name="T931" style:parent-style-name="Predvolenépísmoodseku" style:family="text">
      <style:text-properties style:font-name="SFMono-Regular, Consolas, 'Libe" fo:color="#24292E" fo:font-size="9pt" style:font-size-asian="9p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34" style:parent-style-name="TableContents" style:family="paragraph">
      <style:text-properties fo:font-size="2pt" style:font-size-asian="2pt" style:font-size-complex="2pt"/>
    </style:style>
    <style:style style:name="TableCell9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3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39" style:parent-style-name="TableContents" style:family="paragraph">
      <style:text-properties fo:font-size="2pt" style:font-size-asian="2pt" style:font-size-complex="2pt"/>
    </style:style>
    <style:style style:name="TableCell9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4" style:parent-style-name="TableContents" style:family="paragraph">
      <style:text-properties fo:font-size="2pt" style:font-size-asian="2pt" style:font-size-complex="2pt"/>
    </style:style>
    <style:style style:name="TableCell9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6" style:parent-style-name="TableContents" style:family="paragraph">
      <style:text-properties fo:font-size="2pt" style:font-size-asian="2pt" style:font-size-complex="2pt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49" style:parent-style-name="TableContents" style:family="paragraph">
      <style:text-properties fo:font-size="2pt" style:font-size-asian="2pt" style:font-size-complex="2pt"/>
    </style:style>
    <style:style style:name="TableCell9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4" style:parent-style-name="TableContents" style:family="paragraph">
      <style:text-properties fo:font-size="2pt" style:font-size-asian="2pt" style:font-size-complex="2pt"/>
    </style:style>
    <style:style style:name="TableCell9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9" style:parent-style-name="TableContents" style:family="paragraph">
      <style:text-properties fo:font-size="2pt" style:font-size-asian="2pt" style:font-size-complex="2pt"/>
    </style:style>
    <style:style style:name="TableCell9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6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64" style:parent-style-name="TableContents" style:family="paragraph">
      <style:text-properties fo:font-size="2pt" style:font-size-asian="2pt" style:font-size-complex="2pt"/>
    </style:style>
    <style:style style:name="TableCell9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6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69" style:parent-style-name="TableContents" style:family="paragraph">
      <style:text-properties fo:font-size="2pt" style:font-size-asian="2pt" style:font-size-complex="2pt"/>
    </style:style>
    <style:style style:name="TableCell9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7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74" style:parent-style-name="TableContents" style:family="paragraph">
      <style:text-properties fo:font-size="2pt" style:font-size-asian="2pt" style:font-size-complex="2pt"/>
    </style:style>
    <style:style style:name="TableCell9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7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79" style:parent-style-name="TableContents" style:family="paragraph">
      <style:text-properties fo:font-size="2pt" style:font-size-asian="2pt" style:font-size-complex="2pt"/>
    </style:style>
    <style:style style:name="TableCell9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8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84" style:parent-style-name="TableContents" style:family="paragraph">
      <style:text-properties fo:font-size="2pt" style:font-size-asian="2pt" style:font-size-complex="2pt"/>
    </style:style>
    <style:style style:name="TableCell9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8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89" style:parent-style-name="TableContents" style:family="paragraph">
      <style:text-properties fo:font-size="2pt" style:font-size-asian="2pt" style:font-size-complex="2pt"/>
    </style:style>
    <style:style style:name="TableCell9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4" style:parent-style-name="TableContents" style:family="paragraph">
      <style:text-properties fo:font-size="2pt" style:font-size-asian="2pt" style:font-size-complex="2pt"/>
    </style:style>
    <style:style style:name="TableCell9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6" style:parent-style-name="TableContents" style:family="paragraph">
      <style:text-properties fo:font-size="2pt" style:font-size-asian="2pt" style:font-size-complex="2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9" style:parent-style-name="TableContents" style:family="paragraph">
      <style:text-properties fo:font-size="2pt" style:font-size-asian="2pt" style:font-size-complex="2pt"/>
    </style:style>
    <style:style style:name="TableCell10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01" style:parent-style-name="TableContents" style:family="paragraph">
      <style:text-properties fo:font-size="2pt" style:font-size-asian="2pt" style:font-size-complex="2pt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04" style:parent-style-name="TableContents" style:family="paragraph">
      <style:text-properties fo:font-size="2pt" style:font-size-asian="2pt" style:font-size-complex="2pt"/>
    </style:style>
    <style:style style:name="TableCell10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06" style:parent-style-name="TableContents" style:family="paragraph">
      <style:text-properties fo:font-size="2pt" style:font-size-asian="2pt" style:font-size-complex="2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09" style:parent-style-name="TableContents" style:family="paragraph">
      <style:text-properties fo:font-size="2pt" style:font-size-asian="2pt" style:font-size-complex="2pt"/>
    </style:style>
    <style:style style:name="TableCell10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11" style:parent-style-name="TableContents" style:family="paragraph">
      <style:text-properties fo:font-size="2pt" style:font-size-asian="2pt" style:font-size-complex="2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14" style:parent-style-name="TableContents" style:family="paragraph">
      <style:text-properties fo:font-size="2pt" style:font-size-asian="2pt" style:font-size-complex="2pt"/>
    </style:style>
    <style:style style:name="TableCell1015" style:family="table-cell">
      <style:table-cell-properties fo:border="none" style:writing-mode="lr-tb" fo:padding-top="0.0194in" fo:padding-left="0.0194in" fo:padding-bottom="0.0194in" fo:padding-right="0.0194in"/>
    </style:style>
    <style:style style:name="P1016" style:parent-style-name="TableContents" style:family="paragraph">
      <style:text-properties fo:font-size="2pt" style:font-size-asian="2pt" style:font-size-complex="2pt"/>
    </style:style>
    <style:style style:name="TableColumn1018" style:family="table-column">
      <style:table-column-properties style:column-width="1.4493in" style:use-optimal-column-width="false"/>
    </style:style>
    <style:style style:name="TableColumn1019" style:family="table-column">
      <style:table-column-properties style:column-width="5.2437in" style:use-optimal-column-width="false"/>
    </style:style>
    <style:style style:name="Table1017" style:family="table">
      <style:table-properties style:width="6.693in" fo:margin-left="0in" table:align="lef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2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Cell1023" style:family="table-cell">
      <style:table-cell-properties fo:border="none" style:writing-mode="lr-tb" fo:padding-top="0.0194in" fo:padding-left="0.0194in" fo:padding-bottom="0.0194in" fo:padding-right="0.0194in"/>
    </style:style>
    <style:style style:name="P1024" style:parent-style-name="TableContents" style:family="paragraph">
      <style:text-properties fo:font-size="2pt" style:font-size-asian="2pt" style:font-size-complex="2p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27" style:parent-style-name="TableContents" style:family="paragraph">
      <style:text-properties fo:font-size="2pt" style:font-size-asian="2pt" style:font-size-complex="2pt"/>
    </style:style>
    <style:style style:name="TableCell10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2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2" style:parent-style-name="TableContents" style:family="paragraph">
      <style:text-properties fo:font-size="2pt" style:font-size-asian="2pt" style:font-size-complex="2pt"/>
    </style:style>
    <style:style style:name="TableCell10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4" style:parent-style-name="TableContents" style:family="paragraph">
      <style:paragraph-properties style:line-height-at-least="0.2083in"/>
    </style:style>
    <style:style style:name="T1035" style:parent-style-name="Predvolenépísmoodseku" style:family="text">
      <style:text-properties style:font-name="SFMono-Regular, Consolas, 'Libe" fo:color="#24292E" fo:font-size="9pt" style:font-size-asian="9pt"/>
    </style:style>
    <style:style style:name="T1036" style:parent-style-name="Predvolenépísmoodseku" style:family="text">
      <style:text-properties style:font-name="SFMono-Regular, Consolas, 'Libe" fo:color="#005CC5" fo:font-size="9pt" style:font-size-asian="9pt"/>
    </style:style>
    <style:style style:name="T1037" style:parent-style-name="Predvolenépísmoodseku" style:family="text">
      <style:text-properties style:font-name="SFMono-Regular, Consolas, 'Libe" fo:color="#24292E" fo:font-size="9pt" style:font-size-asian="9p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40" style:parent-style-name="TableContents" style:family="paragraph">
      <style:text-properties fo:font-size="2pt" style:font-size-asian="2pt" style:font-size-complex="2pt"/>
    </style:style>
    <style:style style:name="TableCell10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4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45" style:parent-style-name="TableContents" style:family="paragraph">
      <style:text-properties fo:font-size="2pt" style:font-size-asian="2pt" style:font-size-complex="2pt"/>
    </style:style>
    <style:style style:name="TableCell10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4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48" style:family="table-row">
      <style:table-row-properties style:use-optimal-row-height="false"/>
    </style:style>
    <style:style style:name="TableCell10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50" style:parent-style-name="TableContents" style:family="paragraph">
      <style:text-properties fo:font-size="2pt" style:font-size-asian="2pt" style:font-size-complex="2pt"/>
    </style:style>
    <style:style style:name="TableCell10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5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55" style:parent-style-name="TableContents" style:family="paragraph">
      <style:text-properties fo:font-size="2pt" style:font-size-asian="2pt" style:font-size-complex="2pt"/>
    </style:style>
    <style:style style:name="TableCell10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5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60" style:parent-style-name="TableContents" style:family="paragraph">
      <style:text-properties fo:font-size="2pt" style:font-size-asian="2pt" style:font-size-complex="2pt"/>
    </style:style>
    <style:style style:name="TableCell10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6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65" style:parent-style-name="TableContents" style:family="paragraph">
      <style:text-properties fo:font-size="2pt" style:font-size-asian="2pt" style:font-size-complex="2pt"/>
    </style:style>
    <style:style style:name="TableCell10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6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70" style:parent-style-name="TableContents" style:family="paragraph">
      <style:text-properties fo:font-size="2pt" style:font-size-asian="2pt" style:font-size-complex="2pt"/>
    </style:style>
    <style:style style:name="TableCell10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72" style:parent-style-name="TableContents" style:family="paragraph">
      <style:text-properties fo:font-size="2pt" style:font-size-asian="2pt" style:font-size-complex="2p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75" style:parent-style-name="TableContents" style:family="paragraph">
      <style:text-properties fo:font-size="2pt" style:font-size-asian="2pt" style:font-size-complex="2pt"/>
    </style:style>
    <style:style style:name="TableCell10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77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0" style:parent-style-name="TableContents" style:family="paragraph">
      <style:text-properties fo:font-size="2pt" style:font-size-asian="2pt" style:font-size-complex="2pt"/>
    </style:style>
    <style:style style:name="TableCell10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2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5" style:parent-style-name="TableContents" style:family="paragraph">
      <style:text-properties fo:font-size="2pt" style:font-size-asian="2pt" style:font-size-complex="2pt"/>
    </style:style>
    <style:style style:name="TableCell10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7" style:parent-style-name="TableContents" style:family="paragraph">
      <style:paragraph-properties style:line-height-at-least="0.2083in"/>
    </style:style>
    <style:style style:name="T1088" style:parent-style-name="Predvolenépísmoodseku" style:family="text">
      <style:text-properties style:font-name="SFMono-Regular, Consolas, 'Libe" fo:color="#24292E" fo:font-size="9pt" style:font-size-asian="9pt"/>
    </style:style>
    <style:style style:name="T1089" style:parent-style-name="Predvolenépísmoodseku" style:family="text">
      <style:text-properties style:font-name="SFMono-Regular, Consolas, 'Libe" fo:color="#005CC5" fo:font-size="9pt" style:font-size-asian="9pt"/>
    </style:style>
    <style:style style:name="T1090" style:parent-style-name="Predvolenépísmoodseku" style:family="text">
      <style:text-properties style:font-name="SFMono-Regular, Consolas, 'Libe" fo:color="#24292E" fo:font-size="9pt" style:font-size-asian="9p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93" style:parent-style-name="TableContents" style:family="paragraph">
      <style:text-properties fo:font-size="2pt" style:font-size-asian="2pt" style:font-size-complex="2pt"/>
    </style:style>
    <style:style style:name="TableCell10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9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98" style:parent-style-name="TableContents" style:family="paragraph">
      <style:text-properties fo:font-size="2pt" style:font-size-asian="2pt" style:font-size-complex="2pt"/>
    </style:style>
    <style:style style:name="TableCell10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0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03" style:parent-style-name="TableContents" style:family="paragraph">
      <style:text-properties fo:font-size="2pt" style:font-size-asian="2pt" style:font-size-complex="2pt"/>
    </style:style>
    <style:style style:name="TableCell11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0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08" style:parent-style-name="TableContents" style:family="paragraph">
      <style:text-properties fo:font-size="2pt" style:font-size-asian="2pt" style:font-size-complex="2pt"/>
    </style:style>
    <style:style style:name="TableCell11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1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13" style:parent-style-name="TableContents" style:family="paragraph">
      <style:text-properties fo:font-size="2pt" style:font-size-asian="2pt" style:font-size-complex="2pt"/>
    </style:style>
    <style:style style:name="TableCell11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1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18" style:parent-style-name="TableContents" style:family="paragraph">
      <style:text-properties fo:font-size="2pt" style:font-size-asian="2pt" style:font-size-complex="2pt"/>
    </style:style>
    <style:style style:name="TableCell11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3" style:parent-style-name="TableContents" style:family="paragraph">
      <style:text-properties fo:font-size="2pt" style:font-size-asian="2pt" style:font-size-complex="2pt"/>
    </style:style>
    <style:style style:name="TableCell11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5" style:parent-style-name="TableContents" style:family="paragraph">
      <style:text-properties fo:font-size="2pt" style:font-size-asian="2pt" style:font-size-complex="2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28" style:parent-style-name="TableContents" style:family="paragraph">
      <style:text-properties fo:font-size="2pt" style:font-size-asian="2pt" style:font-size-complex="2pt"/>
    </style:style>
    <style:style style:name="TableCell11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3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33" style:parent-style-name="TableContents" style:family="paragraph">
      <style:text-properties fo:font-size="2pt" style:font-size-asian="2pt" style:font-size-complex="2pt"/>
    </style:style>
    <style:style style:name="TableCell11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3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38" style:parent-style-name="TableContents" style:family="paragraph">
      <style:text-properties fo:font-size="2pt" style:font-size-asian="2pt" style:font-size-complex="2pt"/>
    </style:style>
    <style:style style:name="TableCell11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3" style:parent-style-name="TableContents" style:family="paragraph">
      <style:text-properties fo:font-size="2pt" style:font-size-asian="2pt" style:font-size-complex="2pt"/>
    </style:style>
    <style:style style:name="TableCell11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8" style:parent-style-name="TableContents" style:family="paragraph">
      <style:text-properties fo:font-size="2pt" style:font-size-asian="2pt" style:font-size-complex="2pt"/>
    </style:style>
    <style:style style:name="TableCell11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5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53" style:parent-style-name="TableContents" style:family="paragraph">
      <style:text-properties fo:font-size="2pt" style:font-size-asian="2pt" style:font-size-complex="2pt"/>
    </style:style>
    <style:style style:name="TableCell11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5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58" style:parent-style-name="TableContents" style:family="paragraph">
      <style:text-properties fo:font-size="2pt" style:font-size-asian="2pt" style:font-size-complex="2pt"/>
    </style:style>
    <style:style style:name="TableCell11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3" style:parent-style-name="TableContents" style:family="paragraph">
      <style:text-properties fo:font-size="2pt" style:font-size-asian="2pt" style:font-size-complex="2pt"/>
    </style:style>
    <style:style style:name="TableCell11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5" style:parent-style-name="TableContents" style:family="paragraph">
      <style:text-properties fo:font-size="2pt" style:font-size-asian="2pt" style:font-size-complex="2pt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8" style:parent-style-name="TableContents" style:family="paragraph">
      <style:text-properties fo:font-size="2pt" style:font-size-asian="2pt" style:font-size-complex="2pt"/>
    </style:style>
    <style:style style:name="TableCell1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0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3" style:parent-style-name="TableContents" style:family="paragraph">
      <style:text-properties fo:font-size="2pt" style:font-size-asian="2pt" style:font-size-complex="2pt"/>
    </style:style>
    <style:style style:name="TableCell11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5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8" style:parent-style-name="TableContents" style:family="paragraph">
      <style:text-properties fo:font-size="2pt" style:font-size-asian="2pt" style:font-size-complex="2pt"/>
    </style:style>
    <style:style style:name="TableCell1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80" style:parent-style-name="TableContents" style:family="paragraph">
      <style:paragraph-properties style:line-height-at-least="0.2083in"/>
    </style:style>
    <style:style style:name="T1181" style:parent-style-name="Predvolenépísmoodseku" style:family="text">
      <style:text-properties style:font-name="SFMono-Regular, Consolas, 'Libe" fo:color="#24292E" fo:font-size="9pt" style:font-size-asian="9pt"/>
    </style:style>
    <style:style style:name="T1182" style:parent-style-name="Predvolenépísmoodseku" style:family="text">
      <style:text-properties style:font-name="SFMono-Regular, Consolas, 'Libe" fo:color="#005CC5" fo:font-size="9pt" style:font-size-asian="9pt"/>
    </style:style>
    <style:style style:name="T1183" style:parent-style-name="Predvolenépísmoodseku" style:family="text">
      <style:text-properties style:font-name="SFMono-Regular, Consolas, 'Libe" fo:color="#24292E" fo:font-size="9pt" style:font-size-asian="9pt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86" style:parent-style-name="TableContents" style:family="paragraph">
      <style:text-properties fo:font-size="2pt" style:font-size-asian="2pt" style:font-size-complex="2pt"/>
    </style:style>
    <style:style style:name="TableCell11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8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91" style:parent-style-name="TableContents" style:family="paragraph">
      <style:text-properties fo:font-size="2pt" style:font-size-asian="2pt" style:font-size-complex="2pt"/>
    </style:style>
    <style:style style:name="TableCell11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9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96" style:parent-style-name="TableContents" style:family="paragraph">
      <style:text-properties fo:font-size="2pt" style:font-size-asian="2pt" style:font-size-complex="2pt"/>
    </style:style>
    <style:style style:name="TableCell11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9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01" style:parent-style-name="TableContents" style:family="paragraph">
      <style:text-properties fo:font-size="2pt" style:font-size-asian="2pt" style:font-size-complex="2pt"/>
    </style:style>
    <style:style style:name="TableCell12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0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06" style:parent-style-name="TableContents" style:family="paragraph">
      <style:text-properties fo:font-size="2pt" style:font-size-asian="2pt" style:font-size-complex="2pt"/>
    </style:style>
    <style:style style:name="TableCell12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08" style:parent-style-name="TableContents" style:family="paragraph">
      <style:text-properties fo:font-size="2pt" style:font-size-asian="2pt" style:font-size-complex="2pt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11" style:parent-style-name="TableContents" style:family="paragraph">
      <style:text-properties fo:font-size="2pt" style:font-size-asian="2pt" style:font-size-complex="2pt"/>
    </style:style>
    <style:style style:name="TableCell12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1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16" style:parent-style-name="TableContents" style:family="paragraph">
      <style:text-properties fo:font-size="2pt" style:font-size-asian="2pt" style:font-size-complex="2pt"/>
    </style:style>
    <style:style style:name="TableCell12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1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1" style:parent-style-name="TableContents" style:family="paragraph">
      <style:text-properties fo:font-size="2pt" style:font-size-asian="2pt" style:font-size-complex="2pt"/>
    </style:style>
    <style:style style:name="TableCell12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6" style:parent-style-name="TableContents" style:family="paragraph">
      <style:text-properties fo:font-size="2pt" style:font-size-asian="2pt" style:font-size-complex="2pt"/>
    </style:style>
    <style:style style:name="TableCell12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31" style:parent-style-name="TableContents" style:family="paragraph">
      <style:text-properties fo:font-size="2pt" style:font-size-asian="2pt" style:font-size-complex="2pt"/>
    </style:style>
    <style:style style:name="TableCell12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33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36" style:parent-style-name="TableContents" style:family="paragraph">
      <style:text-properties fo:font-size="2pt" style:font-size-asian="2pt" style:font-size-complex="2pt"/>
    </style:style>
    <style:style style:name="TableCell12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38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41" style:parent-style-name="TableContents" style:family="paragraph">
      <style:text-properties fo:font-size="2pt" style:font-size-asian="2pt" style:font-size-complex="2pt"/>
    </style:style>
    <style:style style:name="TableCell12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43" style:parent-style-name="TableContents" style:family="paragraph">
      <style:paragraph-properties style:line-height-at-least="0.2083in"/>
    </style:style>
    <style:style style:name="T1244" style:parent-style-name="Predvolenépísmoodseku" style:family="text">
      <style:text-properties style:font-name="SFMono-Regular, Consolas, 'Libe" fo:color="#24292E" fo:font-size="9pt" style:font-size-asian="9pt"/>
    </style:style>
    <style:style style:name="T1245" style:parent-style-name="Predvolenépísmoodseku" style:family="text">
      <style:text-properties style:font-name="SFMono-Regular, Consolas, 'Libe" fo:color="#005CC5" fo:font-size="9pt" style:font-size-asian="9pt"/>
    </style:style>
    <style:style style:name="T1246" style:parent-style-name="Predvolenépísmoodseku" style:family="text">
      <style:text-properties style:font-name="SFMono-Regular, Consolas, 'Libe" fo:color="#24292E" fo:font-size="9pt" style:font-size-asian="9p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49" style:parent-style-name="TableContents" style:family="paragraph">
      <style:text-properties fo:font-size="2pt" style:font-size-asian="2pt" style:font-size-complex="2pt"/>
    </style:style>
    <style:style style:name="TableCell12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5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54" style:parent-style-name="TableContents" style:family="paragraph">
      <style:text-properties fo:font-size="2pt" style:font-size-asian="2pt" style:font-size-complex="2pt"/>
    </style:style>
    <style:style style:name="TableCell12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56" style:parent-style-name="TableContents" style:family="paragraph">
      <style:text-properties fo:font-size="2pt" style:font-size-asian="2pt" style:font-size-complex="2pt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59" style:parent-style-name="TableContents" style:family="paragraph">
      <style:text-properties fo:font-size="2pt" style:font-size-asian="2pt" style:font-size-complex="2pt"/>
    </style:style>
    <style:style style:name="TableCell12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6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64" style:parent-style-name="TableContents" style:family="paragraph">
      <style:text-properties fo:font-size="2pt" style:font-size-asian="2pt" style:font-size-complex="2pt"/>
    </style:style>
    <style:style style:name="TableCell12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6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69" style:parent-style-name="TableContents" style:family="paragraph">
      <style:text-properties fo:font-size="2pt" style:font-size-asian="2pt" style:font-size-complex="2pt"/>
    </style:style>
    <style:style style:name="TableCell12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71" style:parent-style-name="TableContents" style:family="paragraph">
      <style:paragraph-properties style:line-height-at-least="0.2083in"/>
    </style:style>
    <style:style style:name="T1272" style:parent-style-name="Predvolenépísmoodseku" style:family="text">
      <style:text-properties style:font-name="SFMono-Regular, Consolas, 'Libe" fo:color="#24292E" fo:font-size="9pt" style:font-size-asian="9pt"/>
    </style:style>
    <style:style style:name="T1273" style:parent-style-name="Predvolenépísmoodseku" style:family="text">
      <style:text-properties style:font-name="SFMono-Regular, Consolas, 'Libe" fo:color="#005CC5" fo:font-size="9pt" style:font-size-asian="9pt"/>
    </style:style>
    <style:style style:name="T1274" style:parent-style-name="Predvolenépísmoodseku" style:family="text">
      <style:text-properties style:font-name="SFMono-Regular, Consolas, 'Libe" fo:color="#24292E" fo:font-size="9pt" style:font-size-asian="9pt"/>
    </style:style>
    <style:style style:name="T1275" style:parent-style-name="Predvolenépísmoodseku" style:family="text">
      <style:text-properties style:font-name="SFMono-Regular, Consolas, 'Libe" fo:color="#005CC5" fo:font-size="9pt" style:font-size-asian="9pt"/>
    </style:style>
    <style:style style:name="T1276" style:parent-style-name="Predvolenépísmoodseku" style:family="text">
      <style:text-properties style:font-name="SFMono-Regular, Consolas, 'Libe" fo:color="#24292E" fo:font-size="9pt" style:font-size-asian="9pt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79" style:parent-style-name="TableContents" style:family="paragraph">
      <style:text-properties fo:font-size="2pt" style:font-size-asian="2pt" style:font-size-complex="2pt"/>
    </style:style>
    <style:style style:name="TableCell12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8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84" style:parent-style-name="TableContents" style:family="paragraph">
      <style:text-properties fo:font-size="2pt" style:font-size-asian="2pt" style:font-size-complex="2pt"/>
    </style:style>
    <style:style style:name="TableCell12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8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89" style:parent-style-name="TableContents" style:family="paragraph">
      <style:text-properties fo:font-size="2pt" style:font-size-asian="2pt" style:font-size-complex="2pt"/>
    </style:style>
    <style:style style:name="TableCell12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4" style:parent-style-name="TableContents" style:family="paragraph">
      <style:text-properties fo:font-size="2pt" style:font-size-asian="2pt" style:font-size-complex="2pt"/>
    </style:style>
    <style:style style:name="TableCell12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297" style:family="table-row">
      <style:table-row-properties style:use-optimal-row-height="false"/>
    </style:style>
    <style:style style:name="TableCell12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9" style:parent-style-name="TableContents" style:family="paragraph">
      <style:text-properties fo:font-size="2pt" style:font-size-asian="2pt" style:font-size-complex="2pt"/>
    </style:style>
    <style:style style:name="TableCell13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4" style:parent-style-name="TableContents" style:family="paragraph">
      <style:text-properties fo:font-size="2pt" style:font-size-asian="2pt" style:font-size-complex="2pt"/>
    </style:style>
    <style:style style:name="TableCell13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6" style:parent-style-name="TableContents" style:family="paragraph">
      <style:text-properties fo:font-size="2pt" style:font-size-asian="2pt" style:font-size-complex="2p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09" style:parent-style-name="TableContents" style:family="paragraph">
      <style:text-properties fo:font-size="2pt" style:font-size-asian="2pt" style:font-size-complex="2pt"/>
    </style:style>
    <style:style style:name="TableCell13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11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14" style:parent-style-name="TableContents" style:family="paragraph">
      <style:text-properties fo:font-size="2pt" style:font-size-asian="2pt" style:font-size-complex="2pt"/>
    </style:style>
    <style:style style:name="TableCell13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16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19" style:parent-style-name="TableContents" style:family="paragraph">
      <style:text-properties fo:font-size="2pt" style:font-size-asian="2pt" style:font-size-complex="2pt"/>
    </style:style>
    <style:style style:name="TableCell13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21" style:parent-style-name="TableContents" style:family="paragraph">
      <style:paragraph-properties style:line-height-at-least="0.2083in"/>
    </style:style>
    <style:style style:name="T1322" style:parent-style-name="Predvolenépísmoodseku" style:family="text">
      <style:text-properties style:font-name="SFMono-Regular, Consolas, 'Libe" fo:color="#24292E" fo:font-size="9pt" style:font-size-asian="9pt"/>
    </style:style>
    <style:style style:name="T1323" style:parent-style-name="Predvolenépísmoodseku" style:family="text">
      <style:text-properties style:font-name="SFMono-Regular, Consolas, 'Libe" fo:color="#005CC5" fo:font-size="9pt" style:font-size-asian="9pt"/>
    </style:style>
    <style:style style:name="T1324" style:parent-style-name="Predvolenépísmoodseku" style:family="text">
      <style:text-properties style:font-name="SFMono-Regular, Consolas, 'Libe" fo:color="#24292E" fo:font-size="9pt" style:font-size-asian="9p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27" style:parent-style-name="TableContents" style:family="paragraph">
      <style:text-properties fo:font-size="2pt" style:font-size-asian="2pt" style:font-size-complex="2pt"/>
    </style:style>
    <style:style style:name="TableCell13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2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2" style:parent-style-name="TableContents" style:family="paragraph">
      <style:text-properties fo:font-size="2pt" style:font-size-asian="2pt" style:font-size-complex="2pt"/>
    </style:style>
    <style:style style:name="TableCell13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7" style:parent-style-name="TableContents" style:family="paragraph">
      <style:text-properties fo:font-size="2pt" style:font-size-asian="2pt" style:font-size-complex="2pt"/>
    </style:style>
    <style:style style:name="TableCell13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2" style:parent-style-name="TableContents" style:family="paragraph">
      <style:text-properties fo:font-size="2pt" style:font-size-asian="2pt" style:font-size-complex="2pt"/>
    </style:style>
    <style:style style:name="TableCell13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7" style:parent-style-name="TableContents" style:family="paragraph">
      <style:text-properties fo:font-size="2pt" style:font-size-asian="2pt" style:font-size-complex="2pt"/>
    </style:style>
    <style:style style:name="TableCell13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4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2" style:parent-style-name="TableContents" style:family="paragraph">
      <style:text-properties fo:font-size="2pt" style:font-size-asian="2pt" style:font-size-complex="2pt"/>
    </style:style>
    <style:style style:name="TableCell13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4" style:parent-style-name="TableContents" style:family="paragraph">
      <style:text-properties fo:font-size="2pt" style:font-size-asian="2pt" style:font-size-complex="2pt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7" style:parent-style-name="TableContents" style:family="paragraph">
      <style:text-properties fo:font-size="2pt" style:font-size-asian="2pt" style:font-size-complex="2pt"/>
    </style:style>
    <style:style style:name="TableCell13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62" style:parent-style-name="TableContents" style:family="paragraph">
      <style:text-properties fo:font-size="2pt" style:font-size-asian="2pt" style:font-size-complex="2pt"/>
    </style:style>
    <style:style style:name="TableCell13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6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67" style:parent-style-name="TableContents" style:family="paragraph">
      <style:text-properties fo:font-size="2pt" style:font-size-asian="2pt" style:font-size-complex="2pt"/>
    </style:style>
    <style:style style:name="TableCell13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6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2" style:parent-style-name="TableContents" style:family="paragraph">
      <style:text-properties fo:font-size="2pt" style:font-size-asian="2pt" style:font-size-complex="2pt"/>
    </style:style>
    <style:style style:name="TableCell13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7" style:parent-style-name="TableContents" style:family="paragraph">
      <style:text-properties fo:font-size="2pt" style:font-size-asian="2pt" style:font-size-complex="2pt"/>
    </style:style>
    <style:style style:name="TableCell13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2" style:parent-style-name="TableContents" style:family="paragraph">
      <style:text-properties fo:font-size="2pt" style:font-size-asian="2pt" style:font-size-complex="2pt"/>
    </style:style>
    <style:style style:name="TableCell13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7" style:parent-style-name="TableContents" style:family="paragraph">
      <style:text-properties fo:font-size="2pt" style:font-size-asian="2pt" style:font-size-complex="2pt"/>
    </style:style>
    <style:style style:name="TableCell13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92" style:parent-style-name="TableContents" style:family="paragraph">
      <style:text-properties fo:font-size="2pt" style:font-size-asian="2pt" style:font-size-complex="2pt"/>
    </style:style>
    <style:style style:name="TableCell13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9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97" style:parent-style-name="TableContents" style:family="paragraph">
      <style:text-properties fo:font-size="2pt" style:font-size-asian="2pt" style:font-size-complex="2pt"/>
    </style:style>
    <style:style style:name="TableCell13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9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2" style:parent-style-name="TableContents" style:family="paragraph">
      <style:text-properties fo:font-size="2pt" style:font-size-asian="2pt" style:font-size-complex="2pt"/>
    </style:style>
    <style:style style:name="TableCell14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4" style:parent-style-name="TableContents" style:family="paragraph">
      <style:text-properties fo:font-size="2pt" style:font-size-asian="2pt" style:font-size-complex="2pt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7" style:parent-style-name="TableContents" style:family="paragraph">
      <style:text-properties fo:font-size="2pt" style:font-size-asian="2pt" style:font-size-complex="2pt"/>
    </style:style>
    <style:style style:name="TableCell14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12" style:parent-style-name="TableContents" style:family="paragraph">
      <style:text-properties fo:font-size="2pt" style:font-size-asian="2pt" style:font-size-complex="2pt"/>
    </style:style>
    <style:style style:name="TableCell14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1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17" style:parent-style-name="TableContents" style:family="paragraph">
      <style:text-properties fo:font-size="2pt" style:font-size-asian="2pt" style:font-size-complex="2pt"/>
    </style:style>
    <style:style style:name="TableCell14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1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22" style:parent-style-name="TableContents" style:family="paragraph">
      <style:text-properties fo:font-size="2pt" style:font-size-asian="2pt" style:font-size-complex="2pt"/>
    </style:style>
    <style:style style:name="TableCell14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2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25" style:family="table-row">
      <style:table-row-properties style:min-row-height="0.0444in" style:use-optimal-row-height="false"/>
    </style:style>
    <style:style style:name="TableCell14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27" style:parent-style-name="TableContents" style:family="paragraph">
      <style:text-properties fo:font-size="2pt" style:font-size-asian="2pt" style:font-size-complex="2pt"/>
    </style:style>
    <style:style style:name="TableCell14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2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32" style:parent-style-name="TableContents" style:family="paragraph">
      <style:text-properties fo:font-size="2pt" style:font-size-asian="2pt" style:font-size-complex="2pt"/>
    </style:style>
    <style:style style:name="TableCell14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3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37" style:parent-style-name="TableContents" style:family="paragraph">
      <style:text-properties fo:font-size="2pt" style:font-size-asian="2pt" style:font-size-complex="2pt"/>
    </style:style>
    <style:style style:name="TableCell14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3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2" style:parent-style-name="TableContents" style:family="paragraph">
      <style:text-properties fo:font-size="2pt" style:font-size-asian="2pt" style:font-size-complex="2pt"/>
    </style:style>
    <style:style style:name="TableCell14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7" style:parent-style-name="TableContents" style:family="paragraph">
      <style:text-properties fo:font-size="2pt" style:font-size-asian="2pt" style:font-size-complex="2pt"/>
    </style:style>
    <style:style style:name="TableCell14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2" style:parent-style-name="TableContents" style:family="paragraph">
      <style:text-properties fo:font-size="2pt" style:font-size-asian="2pt" style:font-size-complex="2pt"/>
    </style:style>
    <style:style style:name="TableCell14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4" style:parent-style-name="TableContents" style:family="paragraph">
      <style:text-properties fo:font-size="2pt" style:font-size-asian="2pt" style:font-size-complex="2pt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7" style:parent-style-name="TableContents" style:family="paragraph">
      <style:text-properties fo:font-size="2pt" style:font-size-asian="2pt" style:font-size-complex="2pt"/>
    </style:style>
    <style:style style:name="TableCell14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5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2" style:parent-style-name="TableContents" style:family="paragraph">
      <style:text-properties fo:font-size="2pt" style:font-size-asian="2pt" style:font-size-complex="2pt"/>
    </style:style>
    <style:style style:name="TableCell14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7" style:parent-style-name="TableContents" style:family="paragraph">
      <style:text-properties fo:font-size="2pt" style:font-size-asian="2pt" style:font-size-complex="2pt"/>
    </style:style>
    <style:style style:name="TableCell14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2" style:parent-style-name="TableContents" style:family="paragraph">
      <style:text-properties fo:font-size="2pt" style:font-size-asian="2pt" style:font-size-complex="2pt"/>
    </style:style>
    <style:style style:name="TableCell14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7" style:parent-style-name="TableContents" style:family="paragraph">
      <style:text-properties fo:font-size="2pt" style:font-size-asian="2pt" style:font-size-complex="2pt"/>
    </style:style>
    <style:style style:name="TableCell14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2" style:parent-style-name="TableContents" style:family="paragraph">
      <style:text-properties fo:font-size="2pt" style:font-size-asian="2pt" style:font-size-complex="2pt"/>
    </style:style>
    <style:style style:name="TableCell14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85" style:family="table-row">
      <style:table-row-properties style:use-optimal-row-height="false"/>
    </style:style>
    <style:style style:name="TableCell14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7" style:parent-style-name="TableContents" style:family="paragraph">
      <style:text-properties fo:font-size="2pt" style:font-size-asian="2pt" style:font-size-complex="2pt"/>
    </style:style>
    <style:style style:name="TableCell14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2" style:parent-style-name="TableContents" style:family="paragraph">
      <style:text-properties fo:font-size="2pt" style:font-size-asian="2pt" style:font-size-complex="2pt"/>
    </style:style>
    <style:style style:name="TableCell14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4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7" style:parent-style-name="TableContents" style:family="paragraph">
      <style:text-properties fo:font-size="2pt" style:font-size-asian="2pt" style:font-size-complex="2pt"/>
    </style:style>
    <style:style style:name="TableCell14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9" style:parent-style-name="TableContents" style:family="paragraph">
      <style:paragraph-properties style:line-height-at-least="0.2083in"/>
      <style:text-properties style:font-name="SFMono-Regular, Consolas, 'Libe" fo:color="#24292E" fo:font-size="9pt" style:font-size-asian="9pt"/>
    </style:style>
  </office:automatic-styles>
  <office:body>
    <office:text text:use-soft-page-breaks="true">
      <text:p text:style-name="P1"/>
      <text:section text:name="Sect1" text:style-name="S1"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bookmark-start text:name="LC1"/><text:bookmark-end text:name="LC1"/>@Book{Rybicka,<text:bookmark-start text:name="L2"/><text:bookmark-end text:name="L2"/>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<text:bookmark-start text:name="LC2"/><text:bookmark-end text:name="LC2"/></text:p>
            </table:table-cell>
            <table:table-cell table:style-name="TableCell13">
              <text:p text:style-name="P14">author = "Rybička, Jiří",<text:bookmark-start text:name="L3"/><text:bookmark-end text:name="L3"/></text:p>
            </table:table-cell>
          </table:table-row>
          <table:table-row table:style-name="TableRow15">
            <table:table-cell table:style-name="TableCell16">
              <text:p text:style-name="P17"><text:bookmark-start text:name="LC3"/><text:bookmark-end text:name="LC3"/></text:p>
            </table:table-cell>
            <table:table-cell table:style-name="TableCell18">
              <text:p text:style-name="P19"><text:span text:style-name="T20">title = "{{</text:span><text:span text:style-name="T21">\LaTeX</text:span><text:span text:style-name="T22">}} pro začátečníky",</text:span><text:bookmark-start text:name="L4"/><text:bookmark-end text:name="L4"/></text:p>
            </table:table-cell>
          </table:table-row>
          <table:table-row table:style-name="TableRow23">
            <table:table-cell table:style-name="TableCell24">
              <text:p text:style-name="P25"><text:bookmark-start text:name="LC4"/><text:bookmark-end text:name="LC4"/></text:p>
            </table:table-cell>
            <table:table-cell table:style-name="TableCell26">
              <text:p text:style-name="P27">publisher = "Konvoj",<text:bookmark-start text:name="L5"/><text:bookmark-end text:name="L5"/></text:p>
            </table:table-cell>
          </table:table-row>
          <table:table-row table:style-name="TableRow28">
            <table:table-cell table:style-name="TableCell29">
              <text:p text:style-name="P30"><text:bookmark-start text:name="LC5"/><text:bookmark-end text:name="LC5"/></text:p>
            </table:table-cell>
            <table:table-cell table:style-name="TableCell31">
              <text:p text:style-name="P32">year = "2003",<text:bookmark-start text:name="L6"/><text:bookmark-end text:name="L6"/></text:p>
            </table:table-cell>
          </table:table-row>
          <table:table-row table:style-name="TableRow33">
            <table:table-cell table:style-name="TableCell34">
              <text:p text:style-name="P35"><text:bookmark-start text:name="LC6"/><text:bookmark-end text:name="LC6"/></text:p>
            </table:table-cell>
            <table:table-cell table:style-name="TableCell36">
              <text:p text:style-name="P37">edition = "3",<text:bookmark-start text:name="L7"/><text:bookmark-end text:name="L7"/></text:p>
            </table:table-cell>
          </table:table-row>
          <table:table-row table:style-name="TableRow38">
            <table:table-cell table:style-name="TableCell39">
              <text:p text:style-name="P40"><text:bookmark-start text:name="LC7"/><text:bookmark-end text:name="LC7"/></text:p>
            </table:table-cell>
            <table:table-cell table:style-name="TableCell41">
              <text:p text:style-name="P42">address = "Brno",<text:bookmark-start text:name="L8"/><text:bookmark-end text:name="L8"/></text:p>
            </table:table-cell>
          </table:table-row>
          <table:table-row table:style-name="TableRow43">
            <table:table-cell table:style-name="TableCell44">
              <text:p text:style-name="P45"><text:bookmark-start text:name="LC8"/><text:bookmark-end text:name="LC8"/></text:p>
            </table:table-cell>
            <table:table-cell table:style-name="TableCell46">
              <text:p text:style-name="P47">isbn =<text:s/>"80--7302--049--1",<text:bookmark-start text:name="L9"/><text:bookmark-end text:name="L9"/></text:p>
            </table:table-cell>
          </table:table-row>
          <table:table-row table:style-name="TableRow48">
            <table:table-cell table:style-name="TableCell49">
              <text:p text:style-name="P50"><text:bookmark-start text:name="LC9"/><text:bookmark-end text:name="LC9"/></text:p>
            </table:table-cell>
            <table:table-cell table:style-name="TableCell51">
              <text:p text:style-name="P52">}<text:bookmark-start text:name="L10"/><text:bookmark-end text:name="L10"/></text:p>
            </table:table-cell>
          </table:table-row>
          <table:table-row table:style-name="TableRow53">
            <table:table-cell table:style-name="TableCell54">
              <text:p text:style-name="P55"><text:bookmark-start text:name="LC10"/><text:bookmark-end text:name="LC10"/></text:p>
            </table:table-cell>
            <table:table-cell table:style-name="TableCell56">
              <text:p text:style-name="P57"><text:bookmark-start text:name="L11"/><text:bookmark-end text:name="L11"/></text:p>
            </table:table-cell>
          </table:table-row>
          <table:table-row table:style-name="TableRow58">
            <table:table-cell table:style-name="TableCell59">
              <text:p text:style-name="P60"><text:bookmark-start text:name="LC11"/><text:bookmark-end text:name="LC11"/></text:p>
            </table:table-cell>
            <table:table-cell table:style-name="TableCell61">
              <text:p text:style-name="P62">@Book{Helmut,<text:bookmark-start text:name="L12"/><text:bookmark-end text:name="L12"/></text:p>
            </table:table-cell>
          </table:table-row>
          <table:table-row table:style-name="TableRow63">
            <table:table-cell table:style-name="TableCell64">
              <text:p text:style-name="P65"><text:bookmark-start text:name="LC12"/><text:bookmark-end text:name="LC12"/></text:p>
            </table:table-cell>
            <table:table-cell table:style-name="TableCell66">
              <text:p text:style-name="P67">author = "Kopka, Helmut and Daly, Patrick W.",<text:bookmark-start text:name="L13"/><text:bookmark-end text:name="L13"/></text:p>
            </table:table-cell>
          </table:table-row>
          <table:table-row table:style-name="TableRow68">
            <table:table-cell table:style-name="TableCell69">
              <text:p text:style-name="P70"><text:bookmark-start text:name="LC13"/><text:bookmark-end text:name="LC13"/></text:p>
            </table:table-cell>
            <table:table-cell table:style-name="TableCell71">
              <text:p text:style-name="P72">title = "A Guide to LATEX",<text:bookmark-start text:name="L14"/><text:bookmark-end text:name="L14"/></text:p>
            </table:table-cell>
          </table:table-row>
          <table:table-row table:style-name="TableRow73">
            <table:table-cell table:style-name="TableCell74">
              <text:p text:style-name="P75"><text:bookmark-start text:name="LC14"/><text:bookmark-end text:name="LC14"/></text:p>
            </table:table-cell>
            <table:table-cell table:style-name="TableCell76">
              <text:p text:style-name="P77">publisher = "Addison--Wesley",<text:bookmark-start text:name="L15"/><text:bookmark-end text:name="L15"/></text:p>
            </table:table-cell>
          </table:table-row>
          <table:table-row table:style-name="TableRow78">
            <table:table-cell table:style-name="TableCell79">
              <text:p text:style-name="P80"><text:bookmark-start text:name="LC15"/><text:bookmark-end text:name="LC15"/></text:p>
            </table:table-cell>
            <table:table-cell table:style-name="TableCell81">
              <text:p text:style-name="P82">year = "2003",<text:bookmark-start text:name="L16"/><text:bookmark-end text:name="L16"/></text:p>
            </table:table-cell>
          </table:table-row>
          <table:table-row table:style-name="TableRow83">
            <table:table-cell table:style-name="TableCell84">
              <text:p text:style-name="P85"><text:bookmark-start text:name="LC16"/><text:bookmark-end text:name="LC16"/></text:p>
            </table:table-cell>
            <table:table-cell table:style-name="TableCell86">
              <text:p text:style-name="P87">edition = "4",<text:bookmark-start text:name="L17"/><text:bookmark-end text:name="L17"/></text:p>
            </table:table-cell>
          </table:table-row>
          <table:table-row table:style-name="TableRow88">
            <table:table-cell table:style-name="TableCell89">
              <text:p text:style-name="P90"><text:bookmark-start text:name="LC17"/><text:bookmark-end text:name="LC17"/></text:p>
            </table:table-cell>
            <table:table-cell table:style-name="TableCell91">
              <text:p text:style-name="P92">address = "Boston",<text:bookmark-start text:name="L18"/><text:bookmark-end text:name="L18"/></text:p>
            </table:table-cell>
          </table:table-row>
          <table:table-row table:style-name="TableRow93">
            <table:table-cell table:style-name="TableCell94">
              <text:p text:style-name="P95"><text:bookmark-start text:name="LC18"/><text:bookmark-end text:name="LC18"/></text:p>
            </table:table-cell>
            <table:table-cell table:style-name="TableCell96">
              <text:p text:style-name="P97">isbn = "0--321--17385--6",<text:bookmark-start text:name="L19"/><text:bookmark-end text:name="L19"/></text:p>
            </table:table-cell>
          </table:table-row>
          <table:table-row table:style-name="TableRow98">
            <table:table-cell table:style-name="TableCell99">
              <text:p text:style-name="P100"><text:bookmark-start text:name="LC19"/><text:bookmark-end text:name="LC19"/></text:p>
            </table:table-cell>
            <table:table-cell table:style-name="TableCell101">
              <text:p text:style-name="P102">}<text:bookmark-start text:name="L20"/><text:bookmark-end text:name="L20"/></text:p>
            </table:table-cell>
          </table:table-row>
          <table:table-row table:style-name="TableRow103">
            <table:table-cell table:style-name="TableCell104">
              <text:p text:style-name="P105"><text:bookmark-start text:name="LC20"/><text:bookmark-end text:name="LC20"/></text:p>
            </table:table-cell>
            <table:table-cell table:style-name="TableCell106">
              <text:p text:style-name="P107"><text:bookmark-start text:name="L21"/><text:bookmark-end text:name="L21"/></text:p>
            </table:table-cell>
          </table:table-row>
          <table:table-row table:style-name="TableRow108">
            <table:table-cell table:style-name="TableCell109">
              <text:p text:style-name="P110"><text:bookmark-start text:name="LC21"/><text:bookmark-end text:name="LC21"/></text:p>
            </table:table-cell>
            <table:table-cell table:style-name="TableCell111">
              <text:p text:style-name="P112">@BachelorThesis{2d/3d,<text:bookmark-start text:name="L22"/><text:bookmark-end text:name="L22"/></text:p>
            </table:table-cell>
          </table:table-row>
          <table:table-row table:style-name="TableRow113">
            <table:table-cell table:style-name="TableCell114">
              <text:p text:style-name="P115"><text:bookmark-start text:name="LC22"/><text:bookmark-end text:name="LC22"/></text:p>
            </table:table-cell>
            <table:table-cell table:style-name="TableCell116">
              <text:p text:style-name="P117">author = "Adam Rybák",<text:bookmark-start text:name="L23"/><text:bookmark-end text:name="L23"/></text:p>
            </table:table-cell>
          </table:table-row>
          <table:table-row table:style-name="TableRow118">
            <table:table-cell table:style-name="TableCell119">
              <text:p text:style-name="P120"><text:bookmark-start text:name="LC23"/><text:bookmark-end text:name="LC23"/></text:p>
            </table:table-cell>
            <table:table-cell table:style-name="TableCell121">
              <text:p text:style-name="P122">title = "Akcidenční typografie 2D/3D",<text:bookmark-start text:name="L24"/><text:bookmark-end text:name="L24"/></text:p>
            </table:table-cell>
          </table:table-row>
          <table:table-row table:style-name="TableRow123">
            <table:table-cell table:style-name="TableCell124">
              <text:p text:style-name="P125"><text:bookmark-start text:name="LC24"/><text:bookmark-end text:name="LC24"/></text:p>
            </table:table-cell>
            <table:table-cell table:style-name="TableCell126">
              <text:p text:style-name="P127">school = "VUT FFA Brno",<text:bookmark-start text:name="L25"/><text:bookmark-end text:name="L25"/></text:p>
            </table:table-cell>
          </table:table-row>
          <table:table-row table:style-name="TableRow128">
            <table:table-cell table:style-name="TableCell129">
              <text:p text:style-name="P130"><text:bookmark-start text:name="LC25"/><text:bookmark-end text:name="LC25"/></text:p>
            </table:table-cell>
            <table:table-cell table:style-name="TableCell131">
              <text:p text:style-name="P132">address = "Brno",<text:bookmark-start text:name="L26"/><text:bookmark-end text:name="L26"/></text:p>
            </table:table-cell>
          </table:table-row>
          <table:table-row table:style-name="TableRow133">
            <table:table-cell table:style-name="TableCell134">
              <text:p text:style-name="P135"><text:bookmark-start text:name="LC26"/><text:bookmark-end text:name="LC26"/></text:p>
            </table:table-cell>
            <table:table-cell table:style-name="TableCell136">
              <text:p text:style-name="P137">year = "2013",<text:bookmark-start text:name="L27"/><text:bookmark-end text:name="L27"/></text:p>
            </table:table-cell>
          </table:table-row>
          <table:table-row table:style-name="TableRow138">
            <table:table-cell table:style-name="TableCell139">
              <text:p text:style-name="P140"><text:bookmark-start text:name="LC27"/><text:bookmark-end text:name="LC27"/></text:p>
            </table:table-cell>
            <table:table-cell table:style-name="TableCell141">
              <text:p text:style-name="P142">}<text:bookmark-start text:name="L28"/><text:bookmark-end text:name="L28"/></text:p>
            </table:table-cell>
          </table:table-row>
          <table:table-row table:style-name="TableRow143">
            <table:table-cell table:style-name="TableCell144">
              <text:p text:style-name="P145"><text:bookmark-start text:name="LC28"/><text:bookmark-end text:name="LC28"/></text:p>
            </table:table-cell>
            <table:table-cell table:style-name="TableCell146">
              <text:p text:style-name="P147"><text:bookmark-start text:name="L29"/><text:bookmark-end text:name="L29"/></text:p>
            </table:table-cell>
          </table:table-row>
          <table:table-row table:style-name="TableRow148">
            <table:table-cell table:style-name="TableCell149">
              <text:p text:style-name="P150"><text:bookmark-start text:name="LC29"/><text:bookmark-end text:name="LC29"/></text:p>
            </table:table-cell>
            <table:table-cell table:style-name="TableCell151">
              <text:p text:style-name="P152">@MasterThesis{Zivyfont,<text:bookmark-start text:name="L30"/><text:bookmark-end text:name="L30"/></text:p>
            </table:table-cell>
          </table:table-row>
          <table:table-row table:style-name="TableRow153">
            <table:table-cell table:style-name="TableCell154">
              <text:p text:style-name="P155"><text:bookmark-start text:name="LC30"/><text:bookmark-end text:name="LC30"/></text:p>
            </table:table-cell>
            <table:table-cell table:style-name="TableCell156">
              <text:p text:style-name="P157">author = "Milan Jiříček",<text:bookmark-start text:name="L31"/><text:bookmark-end text:name="L31"/></text:p>
            </table:table-cell>
          </table:table-row>
          <table:table-row table:style-name="TableRow158">
            <table:table-cell table:style-name="TableCell159">
              <text:p text:style-name="P160"><text:bookmark-start text:name="LC31"/><text:bookmark-end text:name="LC31"/></text:p>
            </table:table-cell>
            <table:table-cell table:style-name="TableCell161">
              <text:p text:style-name="P162">title = "Živý font",<text:bookmark-start text:name="L32"/><text:bookmark-end text:name="L32"/></text:p>
            </table:table-cell>
          </table:table-row>
          <table:table-row table:style-name="TableRow163">
            <table:table-cell table:style-name="TableCell164">
              <text:p text:style-name="P165"><text:bookmark-start text:name="LC32"/><text:bookmark-end text:name="LC32"/></text:p>
            </table:table-cell>
            <table:table-cell table:style-name="TableCell166">
              <text:p text:style-name="P167">school = "VUT<text:s/>FEKT Brno",<text:bookmark-start text:name="L33"/><text:bookmark-end text:name="L33"/></text:p>
            </table:table-cell>
          </table:table-row>
          <table:table-row table:style-name="TableRow168">
            <table:table-cell table:style-name="TableCell169">
              <text:p text:style-name="P170"><text:bookmark-start text:name="LC33"/><text:bookmark-end text:name="LC33"/></text:p>
            </table:table-cell>
            <table:table-cell table:style-name="TableCell171">
              <text:p text:style-name="P172">address = "Brno",<text:bookmark-start text:name="L34"/><text:bookmark-end text:name="L34"/></text:p>
            </table:table-cell>
          </table:table-row>
          <table:table-row table:style-name="TableRow173">
            <table:table-cell table:style-name="TableCell174">
              <text:p text:style-name="P175"><text:bookmark-start text:name="LC34"/><text:bookmark-end text:name="LC34"/></text:p>
            </table:table-cell>
            <table:table-cell table:style-name="TableCell176">
              <text:p text:style-name="P177">year = "2012",<text:bookmark-start text:name="L35"/><text:bookmark-end text:name="L35"/></text:p>
            </table:table-cell>
          </table:table-row>
          <table:table-row table:style-name="TableRow178">
            <table:table-cell table:style-name="TableCell179">
              <text:p text:style-name="P180"><text:bookmark-start text:name="LC35"/><text:bookmark-end text:name="LC35"/></text:p>
            </table:table-cell>
            <table:table-cell table:style-name="TableCell181">
              <text:p text:style-name="P182">}<text:bookmark-start text:name="L36"/><text:bookmark-end text:name="L36"/></text:p>
            </table:table-cell>
          </table:table-row>
          <table:table-row table:style-name="TableRow183">
            <table:table-cell table:style-name="TableCell184">
              <text:p text:style-name="P185"><text:bookmark-start text:name="LC36"/><text:bookmark-end text:name="LC36"/></text:p>
            </table:table-cell>
            <table:table-cell table:style-name="TableCell186">
              <text:p text:style-name="P187"><text:bookmark-start text:name="L37"/><text:bookmark-end text:name="L37"/></text:p>
            </table:table-cell>
          </table:table-row>
          <table:table-row table:style-name="TableRow188">
            <table:table-cell table:style-name="TableCell189">
              <text:p text:style-name="P190"><text:bookmark-start text:name="LC37"/><text:bookmark-end text:name="LC37"/></text:p>
            </table:table-cell>
            <table:table-cell table:style-name="TableCell191">
              <text:p text:style-name="P192">@Misc{Spec,<text:bookmark-start text:name="L38"/><text:bookmark-end text:name="L38"/></text:p>
            </table:table-cell>
          </table:table-row>
          <table:table-row table:style-name="TableRow193">
            <table:table-cell table:style-name="TableCell194">
              <text:p text:style-name="P195"><text:bookmark-start text:name="LC38"/><text:bookmark-end text:name="LC38"/></text:p>
            </table:table-cell>
            <table:table-cell table:style-name="TableCell196">
              <text:p text:style-name="P197">author = "Martinek, David",<text:bookmark-start text:name="L39"/><text:bookmark-end text:name="L39"/></text:p>
            </table:table-cell>
          </table:table-row>
          <table:table-row table:style-name="TableRow198">
            <table:table-cell table:style-name="TableCell199">
              <text:p text:style-name="P200"><text:bookmark-start text:name="LC39"/><text:bookmark-end text:name="LC39"/></text:p>
            </table:table-cell>
            <table:table-cell table:style-name="TableCell201">
              <text:p text:style-name="P202"><text:span text:style-name="T203">title = "{{</text:span><text:span text:style-name="T204">\LaTeX</text:span><text:span text:style-name="T205">}}ové speciality",</text:span><text:bookmark-start text:name="L40"/><text:bookmark-end text:name="L40"/></text:p>
            </table:table-cell>
          </table:table-row>
          <table:table-row table:style-name="TableRow206">
            <table:table-cell table:style-name="TableCell207">
              <text:p text:style-name="P208"><text:bookmark-start text:name="LC40"/><text:bookmark-end text:name="LC40"/></text:p>
            </table:table-cell>
            <table:table-cell table:style-name="TableCell209">
              <text:p text:style-name="P210">howpublished = "online",<text:bookmark-start text:name="L41"/><text:bookmark-end text:name="L41"/></text:p>
            </table:table-cell>
          </table:table-row>
          <table:table-row table:style-name="TableRow211">
            <table:table-cell table:style-name="TableCell212">
              <text:p text:style-name="P213"><text:bookmark-start text:name="LC41"/><text:bookmark-end text:name="LC41"/></text:p>
            </table:table-cell>
            <table:table-cell table:style-name="TableCell214">
              <text:p text:style-name="P215">revised = "Posledná zmena 25. února 2010",<text:bookmark-start text:name="L42"/><text:bookmark-end text:name="L42"/></text:p>
            </table:table-cell>
          </table:table-row>
          <table:table-row table:style-name="TableRow216">
            <table:table-cell table:style-name="TableCell217">
              <text:p text:style-name="P218"><text:bookmark-start text:name="LC42"/><text:bookmark-end text:name="LC42"/></text:p>
            </table:table-cell>
            <table:table-cell table:style-name="TableCell219">
              <text:p text:style-name="P220">cited = "!2014-04-14",<text:bookmark-start text:name="L43"/><text:bookmark-end text:name="L43"/></text:p>
            </table:table-cell>
          </table:table-row>
          <table:table-row table:style-name="TableRow221">
            <table:table-cell table:style-name="TableCell222">
              <text:p text:style-name="P223"><text:bookmark-start text:name="LC43"/><text:bookmark-end text:name="LC43"/></text:p>
            </table:table-cell>
            <table:table-cell table:style-name="TableCell224">
              <text:p text:style-name="P225">url =<text:s/>"http://www.fit.vutbr.cz/~martinek/latex/l",<text:bookmark-start text:name="L44"/><text:bookmark-end text:name="L44"/></text:p>
            </table:table-cell>
          </table:table-row>
          <table:table-row table:style-name="TableRow226">
            <table:table-cell table:style-name="TableCell227">
              <text:p text:style-name="P228"><text:bookmark-start text:name="LC44"/><text:bookmark-end text:name="LC44"/></text:p>
            </table:table-cell>
            <table:table-cell table:style-name="TableCell229">
              <text:p text:style-name="P230">}<text:bookmark-start text:name="L45"/><text:bookmark-end text:name="L45"/></text:p>
            </table:table-cell>
          </table:table-row>
          <table:table-row table:style-name="TableRow231">
            <table:table-cell table:style-name="TableCell232">
              <text:p text:style-name="P233"><text:bookmark-start text:name="LC45"/><text:bookmark-end text:name="LC45"/></text:p>
            </table:table-cell>
            <table:table-cell table:style-name="TableCell234">
              <text:p text:style-name="P235"><text:bookmark-start text:name="L46"/><text:bookmark-end text:name="L46"/></text:p>
            </table:table-cell>
          </table:table-row>
          <table:table-row table:style-name="TableRow236">
            <table:table-cell table:style-name="TableCell237">
              <text:p text:style-name="P238"><text:bookmark-start text:name="LC46"/><text:bookmark-end text:name="LC46"/></text:p>
            </table:table-cell>
            <table:table-cell table:style-name="TableCell239">
              <text:p text:style-name="P240">@Misc{Tug,<text:bookmark-start text:name="L47"/><text:bookmark-end text:name="L47"/></text:p>
            </table:table-cell>
          </table:table-row>
          <table:table-row table:style-name="TableRow241">
            <table:table-cell table:style-name="TableCell242">
              <text:p text:style-name="P243"><text:bookmark-start text:name="LC47"/><text:bookmark-end text:name="LC47"/></text:p>
            </table:table-cell>
            <table:table-cell table:style-name="TableCell244">
              <text:p text:style-name="P245">author = "CsTug",<text:bookmark-start text:name="L48"/><text:bookmark-end text:name="L48"/></text:p>
            </table:table-cell>
          </table:table-row>
          <table:table-row table:style-name="TableRow246">
            <table:table-cell table:style-name="TableCell247">
              <text:p text:style-name="P248"><text:bookmark-start text:name="LC48"/><text:bookmark-end text:name="LC48"/></text:p>
            </table:table-cell>
            <table:table-cell table:style-name="TableCell249">
              <text:p text:style-name="P250">title = "Czechoslovak Tex User Group",<text:bookmark-start text:name="L49"/><text:bookmark-end text:name="L49"/></text:p>
            </table:table-cell>
          </table:table-row>
          <table:table-row table:style-name="TableRow251">
            <table:table-cell table:style-name="TableCell252">
              <text:p text:style-name="P253"><text:bookmark-start text:name="LC49"/><text:bookmark-end text:name="LC49"/></text:p>
            </table:table-cell>
            <table:table-cell table:style-name="TableCell254">
              <text:p text:style-name="P255">howpublished = "online",<text:bookmark-start text:name="L50"/><text:bookmark-end text:name="L50"/></text:p>
            </table:table-cell>
          </table:table-row>
          <table:table-row table:style-name="TableRow256">
            <table:table-cell table:style-name="TableCell257">
              <text:p text:style-name="P258"><text:bookmark-start text:name="LC50"/><text:bookmark-end text:name="LC50"/></text:p>
            </table:table-cell>
            <table:table-cell table:style-name="TableCell259">
              <text:p text:style-name="P260">revised = "Posledná zmena 3. novembra 2011",<text:bookmark-start text:name="L51"/><text:bookmark-end text:name="L51"/></text:p>
            </table:table-cell>
          </table:table-row>
          <table:table-row table:style-name="TableRow261">
            <table:table-cell table:style-name="TableCell262">
              <text:p text:style-name="P263"><text:bookmark-start text:name="LC51"/><text:bookmark-end text:name="LC51"/></text:p>
            </table:table-cell>
            <table:table-cell table:style-name="TableCell264">
              <text:p text:style-name="P265">cited = "!2014-04-14",<text:bookmark-start text:name="L52"/><text:bookmark-end text:name="L52"/></text:p>
            </table:table-cell>
          </table:table-row>
          <table:table-row table:style-name="TableRow266">
            <table:table-cell table:style-name="TableCell267">
              <text:p text:style-name="P268"><text:bookmark-start text:name="LC52"/><text:bookmark-end text:name="LC52"/></text:p>
            </table:table-cell>
            <table:table-cell table:style-name="TableCell269">
              <text:p text:style-name="P270">url = "http://www.cstug.cz/",<text:bookmark-start text:name="L53"/><text:bookmark-end text:name="L53"/></text:p>
            </table:table-cell>
          </table:table-row>
          <table:table-row table:style-name="TableRow271">
            <table:table-cell table:style-name="TableCell272">
              <text:p text:style-name="P273"><text:bookmark-start text:name="LC53"/><text:bookmark-end text:name="LC53"/></text:p>
            </table:table-cell>
            <table:table-cell table:style-name="TableCell274">
              <text:p text:style-name="P275">}<text:bookmark-start text:name="L54"/><text:bookmark-end text:name="L54"/></text:p>
            </table:table-cell>
          </table:table-row>
          <table:table-row table:style-name="TableRow276">
            <table:table-cell table:style-name="TableCell277">
              <text:p text:style-name="P278"><text:bookmark-start text:name="LC54"/><text:bookmark-end text:name="LC54"/></text:p>
            </table:table-cell>
            <table:table-cell table:style-name="TableCell279">
              <text:p text:style-name="P280"><text:bookmark-start text:name="L55"/><text:bookmark-end text:name="L55"/></text:p>
            </table:table-cell>
          </table:table-row>
          <table:table-row table:style-name="TableRow281">
            <table:table-cell table:style-name="TableCell282">
              <text:p text:style-name="P283"><text:bookmark-start text:name="LC55"/><text:bookmark-end text:name="LC55"/></text:p>
            </table:table-cell>
            <table:table-cell table:style-name="TableCell284">
              <text:p text:style-name="P285">@Misc{Fekt,<text:bookmark-start text:name="L56"/><text:bookmark-end text:name="L56"/></text:p>
            </table:table-cell>
          </table:table-row>
          <table:table-row table:style-name="TableRow286">
            <table:table-cell table:style-name="TableCell287">
              <text:p text:style-name="P288"><text:bookmark-start text:name="LC56"/><text:bookmark-end text:name="LC56"/></text:p>
            </table:table-cell>
            <table:table-cell table:style-name="TableCell289">
              <text:p text:style-name="P290">author = "Sysel, Petr and Rajmic, Pavel",<text:bookmark-start text:name="L57"/><text:bookmark-end text:name="L57"/></text:p>
            </table:table-cell>
          </table:table-row>
          <table:table-row table:style-name="TableRow291">
            <table:table-cell table:style-name="TableCell292">
              <text:p text:style-name="P293"><text:bookmark-start text:name="LC57"/><text:bookmark-end text:name="LC57"/></text:p>
            </table:table-cell>
            <table:table-cell table:style-name="TableCell294">
              <text:p text:style-name="P295"><text:span text:style-name="T296">title = "</text:span><text:span text:style-name="T297">\LaTeX</text:span><text:span text:style-name="T298">",</text:span><text:bookmark-start text:name="L58"/><text:bookmark-end text:name="L58"/></text:p>
            </table:table-cell>
          </table:table-row>
          <table:table-row table:style-name="TableRow299">
            <table:table-cell table:style-name="TableCell300">
              <text:p text:style-name="P301"><text:bookmark-start text:name="LC58"/><text:bookmark-end text:name="LC58"/></text:p>
            </table:table-cell>
            <table:table-cell table:style-name="TableCell302">
              <text:p text:style-name="P303">howpublished = "online",<text:bookmark-start text:name="L59"/><text:bookmark-end text:name="L59"/></text:p>
            </table:table-cell>
          </table:table-row>
          <table:table-row table:style-name="TableRow304">
            <table:table-cell table:style-name="TableCell305">
              <text:p text:style-name="P306"><text:bookmark-start text:name="LC59"/><text:bookmark-end text:name="LC59"/></text:p>
            </table:table-cell>
            <table:table-cell table:style-name="TableCell307">
              <text:p text:style-name="P308">revised = "Posledná zmena 10. októbra 2013",<text:bookmark-start text:name="L60"/><text:bookmark-end text:name="L60"/></text:p>
            </table:table-cell>
          </table:table-row>
          <table:table-row table:style-name="TableRow309">
            <table:table-cell table:style-name="TableCell310">
              <text:p text:style-name="P311"><text:bookmark-start text:name="LC60"/><text:bookmark-end text:name="LC60"/></text:p>
            </table:table-cell>
            <table:table-cell table:style-name="TableCell312">
              <text:p text:style-name="P313">cited = "!2014-04-14",<text:bookmark-start text:name="L61"/><text:bookmark-end text:name="L61"/></text:p>
            </table:table-cell>
          </table:table-row>
          <table:table-row table:style-name="TableRow314">
            <table:table-cell table:style-name="TableCell315">
              <text:p text:style-name="P316"><text:bookmark-start text:name="LC61"/><text:bookmark-end text:name="LC61"/></text:p>
            </table:table-cell>
            <table:table-cell table:style-name="TableCell317">
              <text:p text:style-name="P318">url = "http://latex.feec.vutbr.cz/",<text:bookmark-start text:name="L62"/><text:bookmark-end text:name="L62"/></text:p>
            </table:table-cell>
          </table:table-row>
          <table:table-row table:style-name="TableRow319">
            <table:table-cell table:style-name="TableCell320">
              <text:p text:style-name="P321"><text:bookmark-start text:name="LC62"/><text:bookmark-end text:name="LC62"/></text:p>
            </table:table-cell>
            <table:table-cell table:style-name="TableCell322">
              <text:p text:style-name="P323">}<text:bookmark-start text:name="L63"/><text:bookmark-end text:name="L63"/></text:p>
            </table:table-cell>
          </table:table-row>
          <table:table-row table:style-name="TableRow324">
            <table:table-cell table:style-name="TableCell325">
              <text:p text:style-name="P326"><text:bookmark-start text:name="LC63"/><text:bookmark-end text:name="LC63"/></text:p>
            </table:table-cell>
            <table:table-cell table:style-name="TableCell327">
              <text:p text:style-name="P328"><text:bookmark-start text:name="L64"/><text:bookmark-end text:name="L64"/></text:p>
            </table:table-cell>
          </table:table-row>
          <table:table-row table:style-name="TableRow329">
            <table:table-cell table:style-name="TableCell330">
              <text:p text:style-name="P331"><text:bookmark-start text:name="LC64"/><text:bookmark-end text:name="LC64"/></text:p>
            </table:table-cell>
            <table:table-cell table:style-name="TableCell332">
              <text:p text:style-name="P333">@InProceedings{Typo,<text:bookmark-start text:name="L65"/><text:bookmark-end text:name="L65"/></text:p>
            </table:table-cell>
          </table:table-row>
          <table:table-row table:style-name="TableRow334">
            <table:table-cell table:style-name="TableCell335">
              <text:p text:style-name="P336"><text:bookmark-start text:name="LC65"/><text:bookmark-end text:name="LC65"/></text:p>
            </table:table-cell>
            <table:table-cell table:style-name="TableCell337">
              <text:p text:style-name="P338">publisher = {Digirama s.r.o.},<text:bookmark-start text:name="L66"/><text:bookmark-end text:name="L66"/></text:p>
            </table:table-cell>
          </table:table-row>
          <table:table-row table:style-name="TableRow339">
            <table:table-cell table:style-name="TableCell340">
              <text:p text:style-name="P341"><text:bookmark-start text:name="LC66"/><text:bookmark-end text:name="LC66"/></text:p>
            </table:table-cell>
            <table:table-cell table:style-name="TableCell342">
              <text:p text:style-name="P343">year = {1995- . Vychádza mesačne},<text:bookmark-start text:name="L67"/><text:bookmark-end text:name="L67"/></text:p>
            </table:table-cell>
          </table:table-row>
          <table:table-row table:style-name="TableRow344">
            <table:table-cell table:style-name="TableCell345">
              <text:p text:style-name="P346"><text:bookmark-start text:name="LC67"/><text:bookmark-end text:name="LC67"/></text:p>
            </table:table-cell>
            <table:table-cell table:style-name="TableCell347">
              <text:p text:style-name="P348"><text:span text:style-name="T349">title = {</text:span><text:span text:style-name="T350">\textit</text:span><text:span text:style-name="T351">{Typografia}},</text:span><text:bookmark-start text:name="L68"/><text:bookmark-end text:name="L68"/></text:p>
            </table:table-cell>
          </table:table-row>
          <table:table-row table:style-name="TableRow352">
            <table:table-cell table:style-name="TableCell353">
              <text:p text:style-name="P354"><text:bookmark-start text:name="LC68"/><text:bookmark-end text:name="LC68"/></text:p>
            </table:table-cell>
            <table:table-cell table:style-name="TableCell355">
              <text:p text:style-name="P356">issn = "0322-9068",<text:bookmark-start text:name="L69"/><text:bookmark-end text:name="L69"/></text:p>
            </table:table-cell>
          </table:table-row>
          <table:table-row table:style-name="TableRow357">
            <table:table-cell table:style-name="TableCell358">
              <text:p text:style-name="P359"><text:bookmark-start text:name="LC69"/><text:bookmark-end text:name="LC69"/></text:p>
            </table:table-cell>
            <table:table-cell table:style-name="TableCell360">
              <text:p text:style-name="P361">address = "Praha",<text:bookmark-start text:name="L70"/><text:bookmark-end text:name="L70"/></text:p>
            </table:table-cell>
          </table:table-row>
          <table:table-row table:style-name="TableRow362">
            <table:table-cell table:style-name="TableCell363">
              <text:p text:style-name="P364"><text:bookmark-start text:name="LC70"/><text:bookmark-end text:name="LC70"/></text:p>
            </table:table-cell>
            <table:table-cell table:style-name="TableCell365">
              <text:p text:style-name="P366">}<text:bookmark-start text:name="L71"/><text:bookmark-end text:name="L71"/></text:p>
            </table:table-cell>
          </table:table-row>
          <table:table-row table:style-name="TableRow367">
            <table:table-cell table:style-name="TableCell368">
              <text:p text:style-name="P369"><text:bookmark-start text:name="LC71"/><text:bookmark-end text:name="LC71"/></text:p>
            </table:table-cell>
            <table:table-cell table:style-name="TableCell370">
              <text:p text:style-name="P371"><text:bookmark-start text:name="L72"/><text:bookmark-end text:name="L72"/></text:p>
            </table:table-cell>
          </table:table-row>
          <table:table-row table:style-name="TableRow372">
            <table:table-cell table:style-name="TableCell373">
              <text:p text:style-name="P374"><text:bookmark-start text:name="LC72"/><text:bookmark-end text:name="LC72"/></text:p>
            </table:table-cell>
            <table:table-cell table:style-name="TableCell375">
              <text:p text:style-name="P376">@Article{Typob,<text:bookmark-start text:name="L73"/><text:bookmark-end text:name="L73"/></text:p>
            </table:table-cell>
          </table:table-row>
          <table:table-row table:style-name="TableRow377">
            <table:table-cell table:style-name="TableCell378">
              <text:p text:style-name="P379"><text:bookmark-start text:name="LC73"/><text:bookmark-end text:name="LC73"/></text:p>
            </table:table-cell>
            <table:table-cell table:style-name="TableCell380">
              <text:p text:style-name="P381">author = "Noga, Pavel",<text:bookmark-start text:name="L74"/><text:bookmark-end text:name="L74"/></text:p>
            </table:table-cell>
          </table:table-row>
          <table:table-row table:style-name="TableRow382">
            <table:table-cell table:style-name="TableCell383">
              <text:p text:style-name="P384"><text:bookmark-start text:name="LC74"/><text:bookmark-end text:name="LC74"/></text:p>
            </table:table-cell>
            <table:table-cell table:style-name="TableCell385">
              <text:p text:style-name="P386">title = "Stačí nám jen komunikace prostřednictvím<text:bookmark-start text:name="L75"/><text:bookmark-end text:name="L75"/></text:p>
            </table:table-cell>
          </table:table-row>
          <table:table-row table:style-name="TableRow387">
            <table:table-cell table:style-name="TableCell388">
              <text:p text:style-name="P389"><text:bookmark-start text:name="LC75"/><text:bookmark-end text:name="LC75"/></text:p>
            </table:table-cell>
            <table:table-cell table:style-name="TableCell390">
              <text:p text:style-name="P391">dvou<text:s/>prstů a omezeného rozměru displeje?",<text:bookmark-start text:name="L76"/><text:bookmark-end text:name="L76"/></text:p>
            </table:table-cell>
          </table:table-row>
          <table:table-row table:style-name="TableRow392">
            <table:table-cell table:style-name="TableCell393">
              <text:p text:style-name="P394"><text:bookmark-start text:name="LC76"/><text:bookmark-end text:name="LC76"/></text:p>
            </table:table-cell>
            <table:table-cell table:style-name="TableCell395">
              <text:p text:style-name="P396">journal = "Typografia",<text:bookmark-start text:name="L77"/><text:bookmark-end text:name="L77"/></text:p>
            </table:table-cell>
          </table:table-row>
          <table:table-row table:style-name="TableRow397">
            <table:table-cell table:style-name="TableCell398">
              <text:p text:style-name="P399"><text:bookmark-start text:name="LC77"/><text:bookmark-end text:name="LC77"/></text:p>
            </table:table-cell>
            <table:table-cell table:style-name="TableCell400">
              <text:p text:style-name="P401">year = "2013",<text:bookmark-start text:name="L78"/><text:bookmark-end text:name="L78"/></text:p>
            </table:table-cell>
          </table:table-row>
          <table:table-row table:style-name="TableRow402">
            <table:table-cell table:style-name="TableCell403">
              <text:p text:style-name="P404"><text:bookmark-start text:name="LC78"/><text:bookmark-end text:name="LC78"/></text:p>
            </table:table-cell>
            <table:table-cell table:style-name="TableCell405">
              <text:p text:style-name="P406">number = "1248",<text:bookmark-start text:name="L79"/><text:bookmark-end text:name="L79"/></text:p>
            </table:table-cell>
          </table:table-row>
          <table:table-row table:style-name="TableRow407">
            <table:table-cell table:style-name="TableCell408">
              <text:p text:style-name="P409"><text:bookmark-start text:name="LC79"/><text:bookmark-end text:name="LC79"/></text:p>
            </table:table-cell>
            <table:table-cell table:style-name="TableCell410">
              <text:p text:style-name="P411">volume = "116",<text:bookmark-start text:name="L80"/><text:bookmark-end text:name="L80"/></text:p>
            </table:table-cell>
          </table:table-row>
          <table:table-row table:style-name="TableRow412">
            <table:table-cell table:style-name="TableCell413">
              <text:p text:style-name="P414"><text:bookmark-start text:name="LC80"/><text:bookmark-end text:name="LC80"/></text:p>
            </table:table-cell>
            <table:table-cell table:style-name="TableCell415">
              <text:p text:style-name="P416">pages = "22--23",<text:bookmark-start text:name="L81"/><text:bookmark-end text:name="L81"/></text:p>
            </table:table-cell>
          </table:table-row>
          <table:table-row table:style-name="TableRow417">
            <table:table-cell table:style-name="TableCell418">
              <text:p text:style-name="P419"><text:bookmark-start text:name="LC81"/><text:bookmark-end text:name="LC81"/></text:p>
            </table:table-cell>
            <table:table-cell table:style-name="TableCell420">
              <text:p text:style-name="P421">issn = "0322-9068",<text:bookmark-start text:name="L82"/><text:bookmark-end text:name="L82"/></text:p>
            </table:table-cell>
          </table:table-row>
          <table:table-row table:style-name="TableRow422">
            <table:table-cell table:style-name="TableCell423">
              <text:p text:style-name="P424"><text:bookmark-start text:name="LC82"/><text:bookmark-end text:name="LC82"/></text:p>
            </table:table-cell>
            <table:table-cell table:style-name="TableCell425">
              <text:p text:style-name="P426">}<text:bookmark-start text:name="L83"/><text:bookmark-end text:name="L83"/></text:p>
            </table:table-cell>
          </table:table-row>
          <table:table-row table:style-name="TableRow427">
            <table:table-cell table:style-name="TableCell428">
              <text:p text:style-name="P429"><text:bookmark-start text:name="LC83"/><text:bookmark-end text:name="LC83"/></text:p>
            </table:table-cell>
            <table:table-cell table:style-name="TableCell430">
              <text:p text:style-name="P431"><text:bookmark-start text:name="L84"/><text:bookmark-end text:name="L84"/></text:p>
            </table:table-cell>
          </table:table-row>
          <table:table-row table:style-name="TableRow432">
            <table:table-cell table:style-name="TableCell433">
              <text:p text:style-name="P434"><text:bookmark-start text:name="LC84"/><text:bookmark-end text:name="LC84"/></text:p>
            </table:table-cell>
            <table:table-cell table:style-name="TableCell435">
              <text:p text:style-name="P436">@Article{Typor,<text:bookmark-start text:name="L85"/><text:bookmark-end text:name="L85"/></text:p>
            </table:table-cell>
          </table:table-row>
          <table:table-row table:style-name="TableRow437">
            <table:table-cell table:style-name="TableCell438">
              <text:p text:style-name="P439"><text:bookmark-start text:name="LC85"/><text:bookmark-end text:name="LC85"/></text:p>
            </table:table-cell>
            <table:table-cell table:style-name="TableCell440">
              <text:p text:style-name="P441">author = "Böhmová, Jitka",<text:bookmark-start text:name="L86"/><text:bookmark-end text:name="L86"/></text:p>
            </table:table-cell>
          </table:table-row>
          <table:table-row table:style-name="TableRow442">
            <table:table-cell table:style-name="TableCell443">
              <text:p text:style-name="P444"><text:bookmark-start text:name="LC86"/><text:bookmark-end text:name="LC86"/></text:p>
            </table:table-cell>
            <table:table-cell table:style-name="TableCell445">
              <text:p text:style-name="P446">title = "Radana Lencová, autorka<text:s/>školního<text:bookmark-start text:name="L87"/><text:bookmark-end text:name="L87"/></text:p>
            </table:table-cell>
          </table:table-row>
          <table:table-row table:style-name="TableRow447">
            <table:table-cell table:style-name="TableCell448">
              <text:p text:style-name="P449"><text:bookmark-start text:name="LC87"/><text:bookmark-end text:name="LC87"/></text:p>
            </table:table-cell>
            <table:table-cell table:style-name="TableCell450">
              <text:p text:style-name="P451">psacího písma Comenia Script",<text:bookmark-start text:name="L88"/><text:bookmark-end text:name="L88"/></text:p>
            </table:table-cell>
          </table:table-row>
          <table:table-row table:style-name="TableRow452">
            <table:table-cell table:style-name="TableCell453">
              <text:p text:style-name="P454"><text:bookmark-start text:name="LC88"/><text:bookmark-end text:name="LC88"/></text:p>
            </table:table-cell>
            <table:table-cell table:style-name="TableCell455">
              <text:p text:style-name="P456">journal = "Typografia",<text:bookmark-start text:name="L89"/><text:bookmark-end text:name="L89"/></text:p>
            </table:table-cell>
          </table:table-row>
          <table:table-row table:style-name="TableRow457">
            <table:table-cell table:style-name="TableCell458">
              <text:p text:style-name="P459"><text:bookmark-start text:name="LC89"/><text:bookmark-end text:name="LC89"/></text:p>
            </table:table-cell>
            <table:table-cell table:style-name="TableCell460">
              <text:p text:style-name="P461">year = "2013",<text:bookmark-start text:name="L90"/><text:bookmark-end text:name="L90"/></text:p>
            </table:table-cell>
          </table:table-row>
          <table:table-row table:style-name="TableRow462">
            <table:table-cell table:style-name="TableCell463">
              <text:p text:style-name="P464"><text:bookmark-start text:name="LC90"/><text:bookmark-end text:name="LC90"/></text:p>
            </table:table-cell>
            <table:table-cell table:style-name="TableCell465">
              <text:p text:style-name="P466">number = "1249",<text:bookmark-start text:name="L91"/><text:bookmark-end text:name="L91"/></text:p>
            </table:table-cell>
          </table:table-row>
          <table:table-row table:style-name="TableRow467">
            <table:table-cell table:style-name="TableCell468">
              <text:p text:style-name="P469"><text:bookmark-start text:name="LC91"/><text:bookmark-end text:name="LC91"/></text:p>
            </table:table-cell>
            <table:table-cell table:style-name="TableCell470">
              <text:p text:style-name="P471">volume = "116",<text:bookmark-start text:name="L92"/><text:bookmark-end text:name="L92"/></text:p>
            </table:table-cell>
          </table:table-row>
          <table:table-row table:style-name="TableRow472">
            <table:table-cell table:style-name="TableCell473">
              <text:p text:style-name="P474"><text:bookmark-start text:name="LC92"/><text:bookmark-end text:name="LC92"/></text:p>
            </table:table-cell>
            <table:table-cell table:style-name="TableCell475">
              <text:p text:style-name="P476">pages = "15",<text:bookmark-start text:name="L93"/><text:bookmark-end text:name="L93"/></text:p>
            </table:table-cell>
          </table:table-row>
          <table:table-row table:style-name="TableRow477">
            <table:table-cell table:style-name="TableCell478">
              <text:p text:style-name="P479"><text:bookmark-start text:name="LC93"/><text:bookmark-end text:name="LC93"/></text:p>
            </table:table-cell>
            <table:table-cell table:style-name="TableCell480">
              <text:p text:style-name="P481">issn = "0322-9068",<text:bookmark-start text:name="L94"/><text:bookmark-end text:name="L94"/></text:p>
            </table:table-cell>
          </table:table-row>
          <table:table-row table:style-name="TableRow482">
            <table:table-cell table:style-name="TableCell483">
              <text:p text:style-name="P484"><text:bookmark-start text:name="LC94"/><text:bookmark-end text:name="LC94"/></text:p>
            </table:table-cell>
            <table:table-cell table:style-name="TableCell485">
              <text:p text:style-name="P486">}</text:p>
            </table:table-cell>
          </table:table-row>
        </table:table>
      </text:section>
      <text:section text:name="Sect2" text:style-name="S2">
        <text:p text:style-name="P487"/>
        <table:table table:style-name="Table488">
          <table:table-columns>
            <table:table-column table:style-name="TableColumn489"/>
            <table:table-column table:style-name="TableColumn490"/>
          </table:table-columns>
          <table:table-row table:style-name="TableRow491">
            <table:table-cell table:style-name="TableCell492">
              <text:p text:style-name="P493"><text:bookmark-start text:name="LC111"/><text:bookmark-start text:name="LC110"/><text:bookmark-end text:name="LC111"/><text:bookmark-end text:name="LC110"/>@Book{knuth,<text:bookmark-start text:name="L211"/><text:bookmark-start text:name="L210"/><text:bookmark-end text:name="L211"/><text:bookmark-end text:name="L210"/></text:p>
            </table:table-cell>
            <table:table-cell table:style-name="TableCell494">
              <text:p text:style-name="P495"/>
            </table:table-cell>
          </table:table-row>
          <table:table-row table:style-name="TableRow496">
            <table:table-cell table:style-name="TableCell497">
              <text:p text:style-name="P498"><text:bookmark-start text:name="LC211"/><text:bookmark-start text:name="LC210"/><text:bookmark-end text:name="LC211"/><text:bookmark-end text:name="LC210"/></text:p>
            </table:table-cell>
            <table:table-cell table:style-name="TableCell499">
              <text:p text:style-name="P500">author = {Donald E. Knuth},<text:bookmark-start text:name="L311"/><text:bookmark-start text:name="L310"/><text:bookmark-end text:name="L311"/><text:bookmark-end text:name="L310"/></text:p>
            </table:table-cell>
          </table:table-row>
          <table:table-row table:style-name="TableRow501">
            <table:table-cell table:style-name="TableCell502">
              <text:p text:style-name="P503"><text:bookmark-start text:name="LC311"/><text:bookmark-start text:name="LC310"/><text:bookmark-end text:name="LC311"/><text:bookmark-end text:name="LC310"/></text:p>
            </table:table-cell>
            <table:table-cell table:style-name="TableCell504">
              <text:p text:style-name="P505"><text:span text:style-name="T506">title = {The {{</text:span><text:span text:style-name="T507">\TeX</text:span><text:span text:style-name="T508">}}book},</text:span><text:bookmark-start text:name="L411"/><text:bookmark-start text:name="L410"/><text:bookmark-end text:name="L411"/><text:bookmark-end text:name="L410"/></text:p>
            </table:table-cell>
          </table:table-row>
          <table:table-row table:style-name="TableRow509">
            <table:table-cell table:style-name="TableCell510">
              <text:p text:style-name="P511"><text:bookmark-start text:name="LC411"/><text:bookmark-start text:name="LC410"/><text:bookmark-end text:name="LC411"/><text:bookmark-end text:name="LC410"/></text:p>
            </table:table-cell>
            <table:table-cell table:style-name="TableCell512">
              <text:p text:style-name="P513">publisher =<text:s/>"Addison--Wesley",<text:bookmark-start text:name="L511"/><text:bookmark-start text:name="L510"/><text:bookmark-end text:name="L511"/><text:bookmark-end text:name="L510"/></text:p>
            </table:table-cell>
          </table:table-row>
          <table:table-row table:style-name="TableRow514">
            <table:table-cell table:style-name="TableCell515">
              <text:p text:style-name="P516"><text:bookmark-start text:name="LC511"/><text:bookmark-start text:name="LC510"/><text:bookmark-end text:name="LC511"/><text:bookmark-end text:name="LC510"/></text:p>
            </table:table-cell>
            <table:table-cell table:style-name="TableCell517">
              <text:p text:style-name="P518">year = "1986",<text:bookmark-start text:name="L611"/><text:bookmark-start text:name="L610"/><text:bookmark-end text:name="L611"/><text:bookmark-end text:name="L610"/></text:p>
            </table:table-cell>
          </table:table-row>
          <table:table-row table:style-name="TableRow519">
            <table:table-cell table:style-name="TableCell520">
              <text:p text:style-name="P521"><text:bookmark-start text:name="LC611"/><text:bookmark-start text:name="LC610"/><text:bookmark-end text:name="LC611"/><text:bookmark-end text:name="LC610"/></text:p>
            </table:table-cell>
            <table:table-cell table:style-name="TableCell522">
              <text:p text:style-name="P523">edition = "1",<text:bookmark-start text:name="L711"/><text:bookmark-start text:name="L710"/><text:bookmark-end text:name="L711"/><text:bookmark-end text:name="L710"/></text:p>
            </table:table-cell>
          </table:table-row>
          <table:table-row table:style-name="TableRow524">
            <table:table-cell table:style-name="TableCell525">
              <text:p text:style-name="P526"><text:bookmark-start text:name="LC711"/><text:bookmark-start text:name="LC710"/><text:bookmark-end text:name="LC711"/><text:bookmark-end text:name="LC710"/></text:p>
            </table:table-cell>
            <table:table-cell table:style-name="TableCell527">
              <text:p text:style-name="P528">address = "Boston",<text:bookmark-start text:name="L811"/><text:bookmark-start text:name="L810"/><text:bookmark-end text:name="L811"/><text:bookmark-end text:name="L810"/></text:p>
            </table:table-cell>
          </table:table-row>
          <table:table-row table:style-name="TableRow529">
            <table:table-cell table:style-name="TableCell530">
              <text:p text:style-name="P531"><text:bookmark-start text:name="LC811"/><text:bookmark-start text:name="LC810"/><text:bookmark-end text:name="LC811"/><text:bookmark-end text:name="LC810"/></text:p>
            </table:table-cell>
            <table:table-cell table:style-name="TableCell532">
              <text:p text:style-name="P533">isbn = "0--201--13447--0",<text:bookmark-start text:name="L96"/><text:bookmark-start text:name="L95"/><text:bookmark-end text:name="L96"/><text:bookmark-end text:name="L95"/></text:p>
            </table:table-cell>
          </table:table-row>
          <table:table-row table:style-name="TableRow534">
            <table:table-cell table:style-name="TableCell535">
              <text:p text:style-name="P536"><text:bookmark-start text:name="LC96"/><text:bookmark-start text:name="LC95"/><text:bookmark-end text:name="LC96"/><text:bookmark-end text:name="LC95"/></text:p>
            </table:table-cell>
            <table:table-cell table:style-name="TableCell537">
              <text:p text:style-name="P538">}<text:bookmark-start text:name="L102"/><text:bookmark-start text:name="L101"/><text:bookmark-end text:name="L102"/><text:bookmark-end text:name="L101"/></text:p>
            </table:table-cell>
          </table:table-row>
          <table:table-row table:style-name="TableRow539">
            <table:table-cell table:style-name="TableCell540">
              <text:p text:style-name="P541"><text:bookmark-start text:name="LC102"/><text:bookmark-start text:name="LC101"/><text:bookmark-end text:name="LC102"/><text:bookmark-end text:name="LC101"/></text:p>
            </table:table-cell>
            <table:table-cell table:style-name="TableCell542">
              <text:p text:style-name="P543"><text:bookmark-start text:name="L112"/><text:bookmark-start text:name="L111"/><text:bookmark-end text:name="L112"/><text:bookmark-end text:name="L111"/></text:p>
            </table:table-cell>
          </table:table-row>
          <table:table-row table:style-name="TableRow544">
            <table:table-cell table:style-name="TableCell545">
              <text:p text:style-name="P546"><text:bookmark-start text:name="LC113"/><text:bookmark-start text:name="LC112"/><text:bookmark-end text:name="LC113"/><text:bookmark-end text:name="LC112"/></text:p>
            </table:table-cell>
            <table:table-cell table:style-name="TableCell547">
              <text:p text:style-name="P548">@Book{rybicka,<text:bookmark-start text:name="L122"/><text:bookmark-start text:name="L121"/><text:bookmark-end text:name="L122"/><text:bookmark-end text:name="L121"/></text:p>
            </table:table-cell>
          </table:table-row>
          <table:table-row table:style-name="TableRow549">
            <table:table-cell table:style-name="TableCell550">
              <text:p text:style-name="P551"><text:bookmark-start text:name="LC122"/><text:bookmark-start text:name="LC121"/><text:bookmark-end text:name="LC122"/><text:bookmark-end text:name="LC121"/></text:p>
            </table:table-cell>
            <table:table-cell table:style-name="TableCell552">
              <text:p text:style-name="P553">author = "Rybička, Jiří",<text:bookmark-start text:name="L132"/><text:bookmark-start text:name="L131"/><text:bookmark-end text:name="L132"/><text:bookmark-end text:name="L131"/></text:p>
            </table:table-cell>
          </table:table-row>
          <table:table-row table:style-name="TableRow554">
            <table:table-cell table:style-name="TableCell555">
              <text:p text:style-name="P556"><text:bookmark-start text:name="LC132"/><text:bookmark-start text:name="LC131"/><text:bookmark-end text:name="LC132"/><text:bookmark-end text:name="LC131"/></text:p>
            </table:table-cell>
            <table:table-cell table:style-name="TableCell557">
              <text:p text:style-name="P558"><text:span text:style-name="T559">title = "{{</text:span><text:span text:style-name="T560">\LaTeX</text:span><text:span text:style-name="T561">}} pro začátečníky",</text:span><text:bookmark-start text:name="L142"/><text:bookmark-start text:name="L141"/><text:bookmark-end text:name="L142"/><text:bookmark-end text:name="L141"/></text:p>
            </table:table-cell>
          </table:table-row>
          <table:table-row table:style-name="TableRow562">
            <table:table-cell table:style-name="TableCell563">
              <text:p text:style-name="P564"><text:bookmark-start text:name="LC142"/><text:bookmark-start text:name="LC141"/><text:bookmark-end text:name="LC142"/><text:bookmark-end text:name="LC141"/></text:p>
            </table:table-cell>
            <table:table-cell table:style-name="TableCell565">
              <text:p text:style-name="P566">publisher = "Konvoj",<text:bookmark-start text:name="L152"/><text:bookmark-start text:name="L151"/><text:bookmark-end text:name="L152"/><text:bookmark-end text:name="L151"/></text:p>
            </table:table-cell>
          </table:table-row>
          <table:table-row table:style-name="TableRow567">
            <table:table-cell table:style-name="TableCell568">
              <text:p text:style-name="P569"><text:bookmark-start text:name="LC152"/><text:bookmark-start text:name="LC151"/><text:bookmark-end text:name="LC152"/><text:bookmark-end text:name="LC151"/></text:p>
            </table:table-cell>
            <table:table-cell table:style-name="TableCell570">
              <text:p text:style-name="P571">year = "2003",<text:bookmark-start text:name="L162"/><text:bookmark-start text:name="L161"/><text:bookmark-end text:name="L162"/><text:bookmark-end text:name="L161"/></text:p>
            </table:table-cell>
          </table:table-row>
          <table:table-row table:style-name="TableRow572">
            <table:table-cell table:style-name="TableCell573">
              <text:p text:style-name="P574"><text:bookmark-start text:name="LC162"/><text:bookmark-start text:name="LC161"/><text:bookmark-end text:name="LC162"/><text:bookmark-end text:name="LC161"/></text:p>
            </table:table-cell>
            <table:table-cell table:style-name="TableCell575">
              <text:p text:style-name="P576">edition = "3",<text:bookmark-start text:name="L172"/><text:bookmark-start text:name="L171"/><text:bookmark-end text:name="L172"/><text:bookmark-end text:name="L171"/></text:p>
            </table:table-cell>
          </table:table-row>
          <table:table-row table:style-name="TableRow577">
            <table:table-cell table:style-name="TableCell578">
              <text:p text:style-name="P579"><text:bookmark-start text:name="LC172"/><text:bookmark-start text:name="LC171"/><text:bookmark-end text:name="LC172"/><text:bookmark-end text:name="LC171"/></text:p>
            </table:table-cell>
            <table:table-cell table:style-name="TableCell580">
              <text:p text:style-name="P581">address = "Brno",<text:bookmark-start text:name="L182"/><text:bookmark-start text:name="L181"/><text:bookmark-end text:name="L182"/><text:bookmark-end text:name="L181"/></text:p>
            </table:table-cell>
          </table:table-row>
          <table:table-row table:style-name="TableRow582">
            <table:table-cell table:style-name="TableCell583">
              <text:p text:style-name="P584"><text:bookmark-start text:name="LC182"/><text:bookmark-start text:name="LC181"/><text:bookmark-end text:name="LC182"/><text:bookmark-end text:name="LC181"/></text:p>
            </table:table-cell>
            <table:table-cell table:style-name="TableCell585">
              <text:p text:style-name="P586">isbn = "80--7302--049--1",<text:bookmark-start text:name="L192"/><text:bookmark-start text:name="L191"/><text:bookmark-end text:name="L192"/><text:bookmark-end text:name="L191"/></text:p>
            </table:table-cell>
          </table:table-row>
          <table:table-row table:style-name="TableRow587">
            <table:table-cell table:style-name="TableCell588">
              <text:p text:style-name="P589"><text:bookmark-start text:name="LC192"/><text:bookmark-start text:name="LC191"/><text:bookmark-end text:name="LC192"/><text:bookmark-end text:name="LC191"/></text:p>
            </table:table-cell>
            <table:table-cell table:style-name="TableCell590">
              <text:p text:style-name="P591">}<text:bookmark-start text:name="L202"/><text:bookmark-start text:name="L201"/><text:bookmark-end text:name="L202"/><text:bookmark-end text:name="L201"/></text:p>
            </table:table-cell>
          </table:table-row>
          <table:table-row table:style-name="TableRow592">
            <table:table-cell table:style-name="TableCell593">
              <text:p text:style-name="P594"><text:bookmark-start text:name="LC202"/><text:bookmark-start text:name="LC201"/><text:bookmark-end text:name="LC202"/><text:bookmark-end text:name="LC201"/></text:p>
            </table:table-cell>
            <table:table-cell table:style-name="TableCell595">
              <text:p text:style-name="P596"><text:bookmark-start text:name="L213"/><text:bookmark-start text:name="L212"/><text:bookmark-end text:name="L213"/><text:bookmark-end text:name="L212"/></text:p>
            </table:table-cell>
          </table:table-row>
          <table:table-row table:style-name="TableRow597">
            <table:table-cell table:style-name="TableCell598">
              <text:p text:style-name="P599"><text:bookmark-start text:name="LC213"/><text:bookmark-start text:name="LC212"/><text:bookmark-end text:name="LC213"/><text:bookmark-end text:name="LC212"/></text:p>
            </table:table-cell>
            <table:table-cell table:style-name="TableCell600">
              <text:p text:style-name="P601">@Misc{latex_webpage,<text:bookmark-start text:name="L222"/><text:bookmark-start text:name="L221"/><text:bookmark-end text:name="L222"/><text:bookmark-end text:name="L221"/></text:p>
            </table:table-cell>
          </table:table-row>
          <table:table-row table:style-name="TableRow602">
            <table:table-cell table:style-name="TableCell603">
              <text:p text:style-name="P604"><text:bookmark-start text:name="LC222"/><text:bookmark-start text:name="LC221"/><text:bookmark-end text:name="LC222"/><text:bookmark-end text:name="LC221"/></text:p>
            </table:table-cell>
            <table:table-cell table:style-name="TableCell605">
              <text:p text:style-name="P606"><text:span text:style-name="T607">title = "An introduction to<text:s/></text:span><text:span text:style-name="T608">\LaTeX</text:span><text:span text:style-name="T609">",</text:span><text:bookmark-start text:name="L232"/><text:bookmark-start text:name="L231"/><text:bookmark-end text:name="L232"/><text:bookmark-end text:name="L231"/></text:p>
            </table:table-cell>
          </table:table-row>
          <table:table-row table:style-name="TableRow610">
            <table:table-cell table:style-name="TableCell611">
              <text:p text:style-name="P612"><text:bookmark-start text:name="LC232"/><text:bookmark-start text:name="LC231"/><text:bookmark-end text:name="LC232"/><text:bookmark-end text:name="LC231"/></text:p>
            </table:table-cell>
            <table:table-cell table:style-name="TableCell613">
              <text:p text:style-name="P614">howpublished = "online",<text:bookmark-start text:name="L242"/><text:bookmark-start text:name="L241"/><text:bookmark-end text:name="L242"/><text:bookmark-end text:name="L241"/></text:p>
            </table:table-cell>
          </table:table-row>
          <table:table-row table:style-name="TableRow615">
            <table:table-cell table:style-name="TableCell616">
              <text:p text:style-name="P617"><text:bookmark-start text:name="LC242"/><text:bookmark-start text:name="LC241"/><text:bookmark-end text:name="LC242"/><text:bookmark-end text:name="LC241"/></text:p>
            </table:table-cell>
            <table:table-cell table:style-name="TableCell618">
              <text:p text:style-name="P619">revised = "Posledná zmena 13. 01. 2017",<text:bookmark-start text:name="L252"/><text:bookmark-start text:name="L251"/><text:bookmark-end text:name="L252"/><text:bookmark-end text:name="L251"/></text:p>
            </table:table-cell>
          </table:table-row>
          <table:table-row table:style-name="TableRow620">
            <table:table-cell table:style-name="TableCell621">
              <text:p text:style-name="P622"><text:bookmark-start text:name="LC252"/><text:bookmark-start text:name="LC251"/><text:bookmark-end text:name="LC252"/><text:bookmark-end text:name="LC251"/></text:p>
            </table:table-cell>
            <table:table-cell table:style-name="TableCell623">
              <text:p text:style-name="P624">cited = "!2017-04-15",<text:bookmark-start text:name="L262"/><text:bookmark-start text:name="L261"/><text:bookmark-end text:name="L262"/><text:bookmark-end text:name="L261"/></text:p>
            </table:table-cell>
          </table:table-row>
          <table:table-row table:style-name="TableRow625">
            <table:table-cell table:style-name="TableCell626">
              <text:p text:style-name="P627"><text:bookmark-start text:name="LC262"/><text:bookmark-start text:name="LC261"/><text:bookmark-end text:name="LC262"/><text:bookmark-end text:name="LC261"/></text:p>
            </table:table-cell>
            <table:table-cell table:style-name="TableCell628">
              <text:p text:style-name="P629">url =<text:s/>"https://www.latex-project.org/about/",<text:bookmark-start text:name="L272"/><text:bookmark-start text:name="L271"/><text:bookmark-end text:name="L272"/><text:bookmark-end text:name="L271"/></text:p>
            </table:table-cell>
          </table:table-row>
          <table:table-row table:style-name="TableRow630">
            <table:table-cell table:style-name="TableCell631">
              <text:p text:style-name="P632"><text:bookmark-start text:name="LC272"/><text:bookmark-start text:name="LC271"/><text:bookmark-end text:name="LC272"/><text:bookmark-end text:name="LC271"/></text:p>
            </table:table-cell>
            <table:table-cell table:style-name="TableCell633">
              <text:p text:style-name="P634">}<text:bookmark-start text:name="L282"/><text:bookmark-start text:name="L281"/><text:bookmark-end text:name="L282"/><text:bookmark-end text:name="L281"/></text:p>
            </table:table-cell>
          </table:table-row>
          <table:table-row table:style-name="TableRow635">
            <table:table-cell table:style-name="TableCell636">
              <text:p text:style-name="P637"><text:bookmark-start text:name="LC282"/><text:bookmark-start text:name="LC281"/><text:bookmark-end text:name="LC282"/><text:bookmark-end text:name="LC281"/></text:p>
            </table:table-cell>
            <table:table-cell table:style-name="TableCell638">
              <text:p text:style-name="P639"><text:bookmark-start text:name="L292"/><text:bookmark-start text:name="L291"/><text:bookmark-end text:name="L292"/><text:bookmark-end text:name="L291"/></text:p>
            </table:table-cell>
          </table:table-row>
          <table:table-row table:style-name="TableRow640">
            <table:table-cell table:style-name="TableCell641">
              <text:p text:style-name="P642"><text:bookmark-start text:name="LC292"/><text:bookmark-start text:name="LC291"/><text:bookmark-end text:name="LC292"/><text:bookmark-end text:name="LC291"/></text:p>
            </table:table-cell>
            <table:table-cell table:style-name="TableCell643">
              <text:p text:style-name="P644">@Misc{mks,<text:bookmark-start text:name="L302"/><text:bookmark-start text:name="L301"/><text:bookmark-end text:name="L302"/><text:bookmark-end text:name="L301"/></text:p>
            </table:table-cell>
          </table:table-row>
          <table:table-row table:style-name="TableRow645">
            <table:table-cell table:style-name="TableCell646">
              <text:p text:style-name="P647"><text:bookmark-start text:name="LC302"/><text:bookmark-start text:name="LC301"/><text:bookmark-end text:name="LC302"/><text:bookmark-end text:name="LC301"/></text:p>
            </table:table-cell>
            <table:table-cell table:style-name="TableCell648">
              <text:p text:style-name="P649">author = "Tomáš Šavlík Pavlík",<text:bookmark-start text:name="L313"/><text:bookmark-start text:name="L312"/><text:bookmark-end text:name="L313"/><text:bookmark-end text:name="L312"/></text:p>
            </table:table-cell>
          </table:table-row>
          <table:table-row table:style-name="TableRow650">
            <table:table-cell table:style-name="TableCell651">
              <text:p text:style-name="P652"><text:bookmark-start text:name="LC313"/><text:bookmark-start text:name="LC312"/><text:bookmark-end text:name="LC313"/><text:bookmark-end text:name="LC312"/></text:p>
            </table:table-cell>
            <table:table-cell table:style-name="TableCell653">
              <text:p text:style-name="P654"><text:span text:style-name="T655">title = "</text:span><text:span text:style-name="T656">\TeX</text:span><text:span text:style-name="T657"><text:s/>vs. LaTeX",</text:span><text:bookmark-start text:name="L322"/><text:bookmark-start text:name="L321"/><text:bookmark-end text:name="L322"/><text:bookmark-end text:name="L321"/></text:p>
            </table:table-cell>
          </table:table-row>
          <table:table-row table:style-name="TableRow658">
            <table:table-cell table:style-name="TableCell659">
              <text:p text:style-name="P660"><text:bookmark-start text:name="LC322"/><text:bookmark-start text:name="LC321"/><text:bookmark-end text:name="LC322"/><text:bookmark-end text:name="LC321"/></text:p>
            </table:table-cell>
            <table:table-cell table:style-name="TableCell661">
              <text:p text:style-name="P662">howpublished = "online",<text:bookmark-start text:name="L332"/><text:bookmark-start text:name="L331"/><text:bookmark-end text:name="L332"/><text:bookmark-end text:name="L331"/></text:p>
            </table:table-cell>
          </table:table-row>
          <table:table-row table:style-name="TableRow663">
            <table:table-cell table:style-name="TableCell664">
              <text:p text:style-name="P665"><text:bookmark-start text:name="LC332"/><text:bookmark-start text:name="LC331"/><text:bookmark-end text:name="LC332"/><text:bookmark-end text:name="LC331"/></text:p>
            </table:table-cell>
            <table:table-cell table:style-name="TableCell666">
              <text:p text:style-name="P667">revised = "Posledná zmena 15. 04. 2017",<text:bookmark-start text:name="L342"/><text:bookmark-start text:name="L341"/><text:bookmark-end text:name="L342"/><text:bookmark-end text:name="L341"/></text:p>
            </table:table-cell>
          </table:table-row>
          <table:table-row table:style-name="TableRow668">
            <table:table-cell table:style-name="TableCell669">
              <text:p text:style-name="P670"><text:bookmark-start text:name="LC342"/><text:bookmark-start text:name="LC341"/><text:bookmark-end text:name="LC342"/><text:bookmark-end text:name="LC341"/></text:p>
            </table:table-cell>
            <table:table-cell table:style-name="TableCell671">
              <text:p text:style-name="P672">cited = "!2017-04-15",<text:bookmark-start text:name="L352"/><text:bookmark-start text:name="L351"/><text:bookmark-end text:name="L352"/><text:bookmark-end text:name="L351"/></text:p>
            </table:table-cell>
          </table:table-row>
          <table:table-row table:style-name="TableRow673">
            <table:table-cell table:style-name="TableCell674">
              <text:p text:style-name="P675"><text:bookmark-start text:name="LC352"/><text:bookmark-start text:name="LC351"/><text:bookmark-end text:name="LC352"/><text:bookmark-end text:name="LC351"/></text:p>
            </table:table-cell>
            <table:table-cell table:style-name="TableCell676">
              <text:p text:style-name="P677">url = "https://mks.mff.cuni.cz/info/tex/texlatex.php",<text:bookmark-start text:name="L362"/><text:bookmark-start text:name="L361"/><text:bookmark-end text:name="L362"/><text:bookmark-end text:name="L361"/></text:p>
            </table:table-cell>
          </table:table-row>
          <table:table-row table:style-name="TableRow678">
            <table:table-cell table:style-name="TableCell679">
              <text:p text:style-name="P680"><text:bookmark-start text:name="LC362"/><text:bookmark-start text:name="LC361"/><text:bookmark-end text:name="LC362"/><text:bookmark-end text:name="LC361"/></text:p>
            </table:table-cell>
            <table:table-cell table:style-name="TableCell681">
              <text:p text:style-name="P682">}<text:bookmark-start text:name="L372"/><text:bookmark-start text:name="L371"/><text:bookmark-end text:name="L372"/><text:bookmark-end text:name="L371"/></text:p>
            </table:table-cell>
          </table:table-row>
          <table:table-row table:style-name="TableRow683">
            <table:table-cell table:style-name="TableCell684">
              <text:p text:style-name="P685"><text:bookmark-start text:name="LC372"/><text:bookmark-start text:name="LC371"/><text:bookmark-end text:name="LC372"/><text:bookmark-end text:name="LC371"/></text:p>
            </table:table-cell>
            <table:table-cell table:style-name="TableCell686">
              <text:p text:style-name="P687"><text:bookmark-start text:name="L382"/><text:bookmark-start text:name="L381"/><text:bookmark-end text:name="L382"/><text:bookmark-end text:name="L381"/></text:p>
            </table:table-cell>
          </table:table-row>
          <table:table-row table:style-name="TableRow688">
            <table:table-cell table:style-name="TableCell689">
              <text:p text:style-name="P690"><text:bookmark-start text:name="LC382"/><text:bookmark-start text:name="LC381"/><text:bookmark-end text:name="LC382"/><text:bookmark-end text:name="LC381"/></text:p>
            </table:table-cell>
            <table:table-cell table:style-name="TableCell691">
              <text:p text:style-name="P692">@Misc{prekladace_wiki,<text:bookmark-start text:name="L392"/><text:bookmark-start text:name="L391"/><text:bookmark-end text:name="L392"/><text:bookmark-end text:name="L391"/></text:p>
            </table:table-cell>
          </table:table-row>
          <table:table-row table:style-name="TableRow693">
            <table:table-cell table:style-name="TableCell694">
              <text:p text:style-name="P695"><text:bookmark-start text:name="LC392"/><text:bookmark-start text:name="LC391"/><text:bookmark-end text:name="LC392"/><text:bookmark-end text:name="LC391"/></text:p>
            </table:table-cell>
            <table:table-cell table:style-name="TableCell696">
              <text:p text:style-name="P697"><text:span text:style-name="T698">title = "Comparison of<text:s/></text:span><text:span text:style-name="T699">\TeX</text:span><text:span text:style-name="T700"><text:s/>editors",</text:span><text:bookmark-start text:name="L402"/><text:bookmark-start text:name="L401"/><text:bookmark-end text:name="L402"/><text:bookmark-end text:name="L401"/></text:p>
            </table:table-cell>
          </table:table-row>
          <table:table-row table:style-name="TableRow701">
            <table:table-cell table:style-name="TableCell702">
              <text:p text:style-name="P703"><text:bookmark-start text:name="LC402"/><text:bookmark-start text:name="LC401"/><text:bookmark-end text:name="LC402"/><text:bookmark-end text:name="LC401"/></text:p>
            </table:table-cell>
            <table:table-cell table:style-name="TableCell704">
              <text:p text:style-name="P705">howpublished = "online",<text:bookmark-start text:name="L413"/><text:bookmark-start text:name="L412"/><text:bookmark-end text:name="L413"/><text:bookmark-end text:name="L412"/></text:p>
            </table:table-cell>
          </table:table-row>
          <table:table-row table:style-name="TableRow706">
            <table:table-cell table:style-name="TableCell707">
              <text:p text:style-name="P708"><text:bookmark-start text:name="LC413"/><text:bookmark-start text:name="LC412"/><text:bookmark-end text:name="LC413"/><text:bookmark-end text:name="LC412"/></text:p>
            </table:table-cell>
            <table:table-cell table:style-name="TableCell709">
              <text:p text:style-name="P710">revised = "Posledná zmena 12. 04. 2017",<text:bookmark-start text:name="L422"/><text:bookmark-start text:name="L421"/><text:bookmark-end text:name="L422"/><text:bookmark-end text:name="L421"/></text:p>
            </table:table-cell>
          </table:table-row>
          <table:table-row table:style-name="TableRow711">
            <table:table-cell table:style-name="TableCell712">
              <text:p text:style-name="P713"><text:bookmark-start text:name="LC422"/><text:bookmark-start text:name="LC421"/><text:bookmark-end text:name="LC422"/><text:bookmark-end text:name="LC421"/></text:p>
            </table:table-cell>
            <table:table-cell table:style-name="TableCell714">
              <text:p text:style-name="P715">cited = "!2017-04-15",<text:bookmark-start text:name="L432"/><text:bookmark-start text:name="L431"/><text:bookmark-end text:name="L432"/><text:bookmark-end text:name="L431"/></text:p>
            </table:table-cell>
          </table:table-row>
          <table:table-row table:style-name="TableRow716">
            <table:table-cell table:style-name="TableCell717">
              <text:p text:style-name="P718"><text:bookmark-start text:name="LC432"/><text:bookmark-start text:name="LC431"/><text:bookmark-end text:name="LC432"/><text:bookmark-end text:name="LC431"/></text:p>
            </table:table-cell>
            <table:table-cell table:style-name="TableCell719">
              <text:p text:style-name="P720">url = "https://en.wikipedia.org/wiki/Comparison\_of\_TeX\_editors",<text:bookmark-start text:name="L442"/><text:bookmark-start text:name="L441"/><text:bookmark-end text:name="L442"/><text:bookmark-end text:name="L441"/></text:p>
            </table:table-cell>
          </table:table-row>
          <table:table-row table:style-name="TableRow721">
            <table:table-cell table:style-name="TableCell722">
              <text:p text:style-name="P723"><text:bookmark-start text:name="LC442"/><text:bookmark-start text:name="LC441"/><text:bookmark-end text:name="LC442"/><text:bookmark-end text:name="LC441"/></text:p>
            </table:table-cell>
            <table:table-cell table:style-name="TableCell724">
              <text:p text:style-name="P725">}<text:bookmark-start text:name="L452"/><text:bookmark-start text:name="L451"/><text:bookmark-end text:name="L452"/><text:bookmark-end text:name="L451"/></text:p>
            </table:table-cell>
          </table:table-row>
          <table:table-row table:style-name="TableRow726">
            <table:table-cell table:style-name="TableCell727">
              <text:p text:style-name="P728"><text:bookmark-start text:name="LC452"/><text:bookmark-start text:name="LC451"/><text:bookmark-end text:name="LC452"/><text:bookmark-end text:name="LC451"/></text:p>
            </table:table-cell>
            <table:table-cell table:style-name="TableCell729">
              <text:p text:style-name="P730"><text:bookmark-start text:name="L462"/><text:bookmark-start text:name="L461"/><text:bookmark-end text:name="L462"/><text:bookmark-end text:name="L461"/></text:p>
            </table:table-cell>
          </table:table-row>
          <table:table-row table:style-name="TableRow731">
            <table:table-cell table:style-name="TableCell732">
              <text:p text:style-name="P733"><text:bookmark-start text:name="LC462"/><text:bookmark-start text:name="LC461"/><text:bookmark-end text:name="LC462"/><text:bookmark-end text:name="LC461"/></text:p>
            </table:table-cell>
            <table:table-cell table:style-name="TableCell734">
              <text:p text:style-name="P735"><text:bookmark-start text:name="L472"/><text:bookmark-start text:name="L471"/><text:bookmark-end text:name="L472"/><text:bookmark-end text:name="L471"/></text:p>
            </table:table-cell>
          </table:table-row>
          <table:table-row table:style-name="TableRow736">
            <table:table-cell table:style-name="TableCell737">
              <text:p text:style-name="P738"><text:bookmark-start text:name="LC472"/><text:bookmark-start text:name="LC471"/><text:bookmark-end text:name="LC472"/><text:bookmark-end text:name="LC471"/></text:p>
            </table:table-cell>
            <table:table-cell table:style-name="TableCell739">
              <text:p text:style-name="P740">@MasterThesis{sokol,<text:bookmark-start text:name="L482"/><text:bookmark-start text:name="L481"/><text:bookmark-end text:name="L482"/><text:bookmark-end text:name="L481"/></text:p>
            </table:table-cell>
          </table:table-row>
          <table:table-row table:style-name="TableRow741">
            <table:table-cell table:style-name="TableCell742">
              <text:p text:style-name="P743"><text:bookmark-start text:name="LC482"/><text:bookmark-start text:name="LC481"/><text:bookmark-end text:name="LC482"/><text:bookmark-end text:name="LC481"/></text:p>
            </table:table-cell>
            <table:table-cell table:style-name="TableCell744">
              <text:p text:style-name="P745">author = "Miroslav Sokol",<text:bookmark-start text:name="L492"/><text:bookmark-start text:name="L491"/><text:bookmark-end text:name="L492"/><text:bookmark-end text:name="L491"/></text:p>
            </table:table-cell>
          </table:table-row>
          <table:table-row table:style-name="TableRow746">
            <table:table-cell table:style-name="TableCell747">
              <text:p text:style-name="P748"><text:bookmark-start text:name="LC492"/><text:bookmark-start text:name="LC491"/><text:bookmark-end text:name="LC492"/><text:bookmark-end text:name="LC491"/></text:p>
            </table:table-cell>
            <table:table-cell table:style-name="TableCell749">
              <text:p text:style-name="P750"><text:span text:style-name="T751">title = "Online<text:s/></text:span><text:span text:style-name="T752">\LaTeX</text:span><text:span text:style-name="T753"><text:s/>editor",</text:span><text:bookmark-start text:name="L502"/><text:bookmark-start text:name="L501"/><text:bookmark-end text:name="L502"/><text:bookmark-end text:name="L501"/></text:p>
            </table:table-cell>
          </table:table-row>
          <table:table-row table:style-name="TableRow754">
            <table:table-cell table:style-name="TableCell755">
              <text:p text:style-name="P756"><text:bookmark-start text:name="LC502"/><text:bookmark-start text:name="LC501"/><text:bookmark-end text:name="LC502"/><text:bookmark-end text:name="LC501"/></text:p>
            </table:table-cell>
            <table:table-cell table:style-name="TableCell757">
              <text:p text:style-name="P758">school = "VUT FIT Brno",<text:bookmark-start text:name="L513"/><text:bookmark-start text:name="L512"/><text:bookmark-end text:name="L513"/><text:bookmark-end text:name="L512"/></text:p>
            </table:table-cell>
          </table:table-row>
          <table:table-row table:style-name="TableRow759">
            <table:table-cell table:style-name="TableCell760">
              <text:p text:style-name="P761"><text:bookmark-start text:name="LC513"/><text:bookmark-start text:name="LC512"/><text:bookmark-end text:name="LC513"/><text:bookmark-end text:name="LC512"/></text:p>
            </table:table-cell>
            <table:table-cell table:style-name="TableCell762">
              <text:p text:style-name="P763">address = "Brno",<text:bookmark-start text:name="L522"/><text:bookmark-start text:name="L521"/><text:bookmark-end text:name="L522"/><text:bookmark-end text:name="L521"/></text:p>
            </table:table-cell>
          </table:table-row>
          <table:table-row table:style-name="TableRow764">
            <table:table-cell table:style-name="TableCell765">
              <text:p text:style-name="P766"><text:bookmark-start text:name="LC522"/><text:bookmark-start text:name="LC521"/><text:bookmark-end text:name="LC522"/><text:bookmark-end text:name="LC521"/></text:p>
            </table:table-cell>
            <table:table-cell table:style-name="TableCell767">
              <text:p text:style-name="P768">year = "2012",<text:bookmark-start text:name="L532"/><text:bookmark-start text:name="L531"/><text:bookmark-end text:name="L532"/><text:bookmark-end text:name="L531"/></text:p>
            </table:table-cell>
          </table:table-row>
          <table:table-row table:style-name="TableRow769">
            <table:table-cell table:style-name="TableCell770">
              <text:p text:style-name="P771"><text:bookmark-start text:name="LC532"/><text:bookmark-start text:name="LC531"/><text:bookmark-end text:name="LC532"/><text:bookmark-end text:name="LC531"/></text:p>
            </table:table-cell>
            <table:table-cell table:style-name="TableCell772">
              <text:p text:style-name="P773">}<text:bookmark-start text:name="L542"/><text:bookmark-start text:name="L541"/><text:bookmark-end text:name="L542"/><text:bookmark-end text:name="L541"/></text:p>
            </table:table-cell>
          </table:table-row>
          <table:table-row table:style-name="TableRow774">
            <table:table-cell table:style-name="TableCell775">
              <text:p text:style-name="P776"><text:bookmark-start text:name="LC542"/><text:bookmark-start text:name="LC541"/><text:bookmark-end text:name="LC542"/><text:bookmark-end text:name="LC541"/></text:p>
            </table:table-cell>
            <table:table-cell table:style-name="TableCell777">
              <text:p text:style-name="P778"><text:bookmark-start text:name="L552"/><text:bookmark-start text:name="L551"/><text:bookmark-end text:name="L552"/><text:bookmark-end text:name="L551"/></text:p>
            </table:table-cell>
          </table:table-row>
          <table:table-row table:style-name="TableRow779">
            <table:table-cell table:style-name="TableCell780">
              <text:p text:style-name="P781"><text:bookmark-start text:name="LC552"/><text:bookmark-start text:name="LC551"/><text:bookmark-end text:name="LC552"/><text:bookmark-end text:name="LC551"/></text:p>
            </table:table-cell>
            <table:table-cell table:style-name="TableCell782">
              <text:p text:style-name="P783">@Article{online_tex,<text:bookmark-start text:name="L562"/><text:bookmark-start text:name="L561"/><text:bookmark-end text:name="L562"/><text:bookmark-end text:name="L561"/></text:p>
            </table:table-cell>
          </table:table-row>
          <table:table-row table:style-name="TableRow784">
            <table:table-cell table:style-name="TableCell785">
              <text:p text:style-name="P786"><text:bookmark-start text:name="LC562"/><text:bookmark-start text:name="LC561"/><text:bookmark-end text:name="LC562"/><text:bookmark-end text:name="LC561"/></text:p>
            </table:table-cell>
            <table:table-cell table:style-name="TableCell787">
              <text:p text:style-name="P788">author = "Eric Sullivan and Timothy Melvin",<text:bookmark-start text:name="L572"/><text:bookmark-start text:name="L571"/><text:bookmark-end text:name="L572"/><text:bookmark-end text:name="L571"/></text:p>
            </table:table-cell>
          </table:table-row>
          <table:table-row table:style-name="TableRow789">
            <table:table-cell table:style-name="TableCell790">
              <text:p text:style-name="P791"><text:bookmark-start text:name="LC572"/><text:bookmark-start text:name="LC571"/><text:bookmark-end text:name="LC572"/><text:bookmark-end text:name="LC571"/></text:p>
            </table:table-cell>
            <table:table-cell table:style-name="TableCell792">
              <text:p text:style-name="P793">title = "Enhancing Student Writing and Computer Programming with LATEX and MATLAB in<text:s/>Multivariable Calculus",<text:bookmark-start text:name="L582"/><text:bookmark-start text:name="L581"/><text:bookmark-end text:name="L582"/><text:bookmark-end text:name="L581"/></text:p>
            </table:table-cell>
          </table:table-row>
          <table:table-row table:style-name="TableRow794">
            <table:table-cell table:style-name="TableCell795">
              <text:p text:style-name="P796"><text:bookmark-start text:name="LC582"/><text:bookmark-start text:name="LC581"/><text:bookmark-end text:name="LC582"/><text:bookmark-end text:name="LC581"/></text:p>
            </table:table-cell>
            <table:table-cell table:style-name="TableCell797">
              <text:p text:style-name="P798">journal = "PRIMUS",<text:bookmark-start text:name="L592"/><text:bookmark-start text:name="L591"/><text:bookmark-end text:name="L592"/><text:bookmark-end text:name="L591"/></text:p>
            </table:table-cell>
          </table:table-row>
          <table:table-row table:style-name="TableRow799">
            <table:table-cell table:style-name="TableCell800">
              <text:p text:style-name="P801"><text:bookmark-start text:name="LC592"/><text:bookmark-start text:name="LC591"/><text:bookmark-end text:name="LC592"/><text:bookmark-end text:name="LC591"/></text:p>
            </table:table-cell>
            <table:table-cell table:style-name="TableCell802">
              <text:p text:style-name="P803">year = "2016",<text:bookmark-start text:name="L602"/><text:bookmark-start text:name="L601"/><text:bookmark-end text:name="L602"/><text:bookmark-end text:name="L601"/></text:p>
            </table:table-cell>
          </table:table-row>
          <table:table-row table:style-name="TableRow804">
            <table:table-cell table:style-name="TableCell805">
              <text:p text:style-name="P806"><text:bookmark-start text:name="LC602"/><text:bookmark-start text:name="LC601"/><text:bookmark-end text:name="LC602"/><text:bookmark-end text:name="LC601"/></text:p>
            </table:table-cell>
            <table:table-cell table:style-name="TableCell807">
              <text:p text:style-name="P808">volume = "26",<text:bookmark-start text:name="L613"/><text:bookmark-start text:name="L612"/><text:bookmark-end text:name="L613"/><text:bookmark-end text:name="L612"/></text:p>
            </table:table-cell>
          </table:table-row>
          <table:table-row table:style-name="TableRow809">
            <table:table-cell table:style-name="TableCell810">
              <text:p text:style-name="P811"><text:bookmark-start text:name="LC613"/><text:bookmark-start text:name="LC612"/><text:bookmark-end text:name="LC613"/><text:bookmark-end text:name="LC612"/></text:p>
            </table:table-cell>
            <table:table-cell table:style-name="TableCell812">
              <text:p text:style-name="P813">pages = "509--530",<text:bookmark-start text:name="L622"/><text:bookmark-start text:name="L621"/><text:bookmark-end text:name="L622"/><text:bookmark-end text:name="L621"/></text:p>
            </table:table-cell>
          </table:table-row>
          <table:table-row table:style-name="TableRow814">
            <table:table-cell table:style-name="TableCell815">
              <text:p text:style-name="P816"><text:bookmark-start text:name="LC622"/><text:bookmark-start text:name="LC621"/><text:bookmark-end text:name="LC622"/><text:bookmark-end text:name="LC621"/></text:p>
            </table:table-cell>
            <table:table-cell table:style-name="TableCell817">
              <text:p text:style-name="P818">issn = "1051--1970",<text:bookmark-start text:name="L632"/><text:bookmark-start text:name="L631"/><text:bookmark-end text:name="L632"/><text:bookmark-end text:name="L631"/></text:p>
            </table:table-cell>
          </table:table-row>
          <table:table-row table:style-name="TableRow819">
            <table:table-cell table:style-name="TableCell820">
              <text:p text:style-name="P821"><text:bookmark-start text:name="LC632"/><text:bookmark-start text:name="LC631"/><text:bookmark-end text:name="LC632"/><text:bookmark-end text:name="LC631"/></text:p>
            </table:table-cell>
            <table:table-cell table:style-name="TableCell822">
              <text:p text:style-name="P823">}<text:bookmark-start text:name="L642"/><text:bookmark-start text:name="L641"/><text:bookmark-end text:name="L642"/><text:bookmark-end text:name="L641"/></text:p>
            </table:table-cell>
          </table:table-row>
          <table:table-row table:style-name="TableRow824">
            <table:table-cell table:style-name="TableCell825">
              <text:p text:style-name="P826"><text:bookmark-start text:name="LC642"/><text:bookmark-start text:name="LC641"/><text:bookmark-end text:name="LC642"/><text:bookmark-end text:name="LC641"/></text:p>
            </table:table-cell>
            <table:table-cell table:style-name="TableCell827">
              <text:p text:style-name="P828"><text:bookmark-start text:name="L652"/><text:bookmark-start text:name="L651"/><text:bookmark-end text:name="L652"/><text:bookmark-end text:name="L651"/></text:p>
            </table:table-cell>
          </table:table-row>
          <table:table-row table:style-name="TableRow829">
            <table:table-cell table:style-name="TableCell830">
              <text:p text:style-name="P831"><text:bookmark-start text:name="LC652"/><text:bookmark-start text:name="LC651"/><text:bookmark-end text:name="LC652"/><text:bookmark-end text:name="LC651"/></text:p>
            </table:table-cell>
            <table:table-cell table:style-name="TableCell832">
              <text:p text:style-name="P833">@BachelorThesis{czplain_bp,<text:bookmark-start text:name="L662"/><text:bookmark-start text:name="L661"/><text:bookmark-end text:name="L662"/><text:bookmark-end text:name="L661"/></text:p>
            </table:table-cell>
          </table:table-row>
          <table:table-row table:style-name="TableRow834">
            <table:table-cell table:style-name="TableCell835">
              <text:p text:style-name="P836"><text:bookmark-start text:name="LC662"/><text:bookmark-start text:name="LC661"/><text:bookmark-end text:name="LC662"/><text:bookmark-end text:name="LC661"/></text:p>
            </table:table-cell>
            <table:table-cell table:style-name="TableCell837">
              <text:p text:style-name="P838">author = "Pyšný Radek",<text:bookmark-start text:name="L672"/><text:bookmark-start text:name="L671"/><text:bookmark-end text:name="L672"/><text:bookmark-end text:name="L671"/></text:p>
            </table:table-cell>
          </table:table-row>
          <table:table-row table:style-name="TableRow839">
            <table:table-cell table:style-name="TableCell840">
              <text:p text:style-name="P841"><text:bookmark-start text:name="LC672"/><text:bookmark-start text:name="LC671"/><text:bookmark-end text:name="LC672"/><text:bookmark-end text:name="LC671"/></text:p>
            </table:table-cell>
            <table:table-cell table:style-name="TableCell842">
              <text:p text:style-name="P843">title = "BiBTeX styl pro ČSN ISO 690 a ČSN ISO 690-2",<text:bookmark-start text:name="L682"/><text:bookmark-start text:name="L681"/><text:bookmark-end text:name="L682"/><text:bookmark-end text:name="L681"/></text:p>
            </table:table-cell>
          </table:table-row>
          <table:table-row table:style-name="TableRow844">
            <table:table-cell table:style-name="TableCell845">
              <text:p text:style-name="P846"><text:bookmark-start text:name="LC682"/><text:bookmark-start text:name="LC681"/><text:bookmark-end text:name="LC682"/><text:bookmark-end text:name="LC681"/></text:p>
            </table:table-cell>
            <table:table-cell table:style-name="TableCell847">
              <text:p text:style-name="P848">school =<text:s/>"VUT FIT Brno",<text:bookmark-start text:name="L692"/><text:bookmark-start text:name="L691"/><text:bookmark-end text:name="L692"/><text:bookmark-end text:name="L691"/></text:p>
            </table:table-cell>
          </table:table-row>
          <table:table-row table:style-name="TableRow849">
            <table:table-cell table:style-name="TableCell850">
              <text:p text:style-name="P851"><text:bookmark-start text:name="LC692"/><text:bookmark-start text:name="LC691"/><text:bookmark-end text:name="LC692"/><text:bookmark-end text:name="LC691"/></text:p>
            </table:table-cell>
            <table:table-cell table:style-name="TableCell852">
              <text:p text:style-name="P853">address = "Brno",<text:bookmark-start text:name="L702"/><text:bookmark-start text:name="L701"/><text:bookmark-end text:name="L702"/><text:bookmark-end text:name="L701"/></text:p>
            </table:table-cell>
          </table:table-row>
          <table:table-row table:style-name="TableRow854">
            <table:table-cell table:style-name="TableCell855">
              <text:p text:style-name="P856"><text:bookmark-start text:name="LC702"/><text:bookmark-start text:name="LC701"/><text:bookmark-end text:name="LC702"/><text:bookmark-end text:name="LC701"/></text:p>
            </table:table-cell>
            <table:table-cell table:style-name="TableCell857">
              <text:p text:style-name="P858">year = "2008",<text:bookmark-start text:name="L713"/><text:bookmark-start text:name="L712"/><text:bookmark-end text:name="L713"/><text:bookmark-end text:name="L712"/></text:p>
            </table:table-cell>
          </table:table-row>
          <table:table-row table:style-name="TableRow859">
            <table:table-cell table:style-name="TableCell860">
              <text:p text:style-name="P861"><text:bookmark-start text:name="LC713"/><text:bookmark-start text:name="LC712"/><text:bookmark-end text:name="LC713"/><text:bookmark-end text:name="LC712"/></text:p>
            </table:table-cell>
            <table:table-cell table:style-name="TableCell862">
              <text:p text:style-name="P863">}<text:bookmark-start text:name="L722"/><text:bookmark-start text:name="L721"/><text:bookmark-end text:name="L722"/><text:bookmark-end text:name="L721"/></text:p>
            </table:table-cell>
          </table:table-row>
          <table:table-row table:style-name="TableRow864">
            <table:table-cell table:style-name="TableCell865">
              <text:p text:style-name="P866"><text:bookmark-start text:name="LC722"/><text:bookmark-start text:name="LC721"/><text:bookmark-end text:name="LC722"/><text:bookmark-end text:name="LC721"/></text:p>
            </table:table-cell>
            <table:table-cell table:style-name="TableCell867">
              <text:p text:style-name="P868"><text:bookmark-start text:name="L732"/><text:bookmark-start text:name="L731"/><text:bookmark-end text:name="L732"/><text:bookmark-end text:name="L731"/></text:p>
            </table:table-cell>
          </table:table-row>
          <table:table-row table:style-name="TableRow869">
            <table:table-cell table:style-name="TableCell870">
              <text:p text:style-name="P871"><text:bookmark-start text:name="LC732"/><text:bookmark-start text:name="LC731"/><text:bookmark-end text:name="LC732"/><text:bookmark-end text:name="LC731"/></text:p>
            </table:table-cell>
            <table:table-cell table:style-name="TableCell872">
              <text:p text:style-name="P873">@InProceedings{typografia,<text:bookmark-start text:name="L742"/><text:bookmark-start text:name="L741"/><text:bookmark-end text:name="L742"/><text:bookmark-end text:name="L741"/></text:p>
            </table:table-cell>
          </table:table-row>
          <table:table-row table:style-name="TableRow874">
            <table:table-cell table:style-name="TableCell875">
              <text:p text:style-name="P876"><text:bookmark-start text:name="LC742"/><text:bookmark-start text:name="LC741"/><text:bookmark-end text:name="LC742"/><text:bookmark-end text:name="LC741"/></text:p>
            </table:table-cell>
            <table:table-cell table:style-name="TableCell877">
              <text:p text:style-name="P878">publisher = {Digirama s.r.o.},<text:bookmark-start text:name="L752"/><text:bookmark-start text:name="L751"/><text:bookmark-end text:name="L752"/><text:bookmark-end text:name="L751"/></text:p>
            </table:table-cell>
          </table:table-row>
          <table:table-row table:style-name="TableRow879">
            <table:table-cell table:style-name="TableCell880">
              <text:p text:style-name="P881"><text:bookmark-start text:name="LC752"/><text:bookmark-start text:name="LC751"/><text:bookmark-end text:name="LC752"/><text:bookmark-end text:name="LC751"/></text:p>
            </table:table-cell>
            <table:table-cell table:style-name="TableCell882">
              <text:p text:style-name="P883">year = {1995-2015. Vychádzal mesačne},<text:bookmark-start text:name="L762"/><text:bookmark-start text:name="L761"/><text:bookmark-end text:name="L762"/><text:bookmark-end text:name="L761"/></text:p>
            </table:table-cell>
          </table:table-row>
          <table:table-row table:style-name="TableRow884">
            <table:table-cell table:style-name="TableCell885">
              <text:p text:style-name="P886"><text:bookmark-start text:name="LC762"/><text:bookmark-start text:name="LC761"/><text:bookmark-end text:name="LC762"/><text:bookmark-end text:name="LC761"/></text:p>
            </table:table-cell>
            <table:table-cell table:style-name="TableCell887">
              <text:p text:style-name="P888">title = {Typografia},<text:bookmark-start text:name="L772"/><text:bookmark-start text:name="L771"/><text:bookmark-end text:name="L772"/><text:bookmark-end text:name="L771"/></text:p>
            </table:table-cell>
          </table:table-row>
          <table:table-row table:style-name="TableRow889">
            <table:table-cell table:style-name="TableCell890">
              <text:p text:style-name="P891"><text:bookmark-start text:name="LC772"/><text:bookmark-start text:name="LC771"/><text:bookmark-end text:name="LC772"/><text:bookmark-end text:name="LC771"/></text:p>
            </table:table-cell>
            <table:table-cell table:style-name="TableCell892">
              <text:p text:style-name="P893">issn = "0322-9068",<text:bookmark-start text:name="L782"/><text:bookmark-start text:name="L781"/><text:bookmark-end text:name="L782"/><text:bookmark-end text:name="L781"/></text:p>
            </table:table-cell>
          </table:table-row>
          <table:table-row table:style-name="TableRow894">
            <table:table-cell table:style-name="TableCell895">
              <text:p text:style-name="P896"><text:bookmark-start text:name="LC782"/><text:bookmark-start text:name="LC781"/><text:bookmark-end text:name="LC782"/><text:bookmark-end text:name="LC781"/></text:p>
            </table:table-cell>
            <table:table-cell table:style-name="TableCell897">
              <text:p text:style-name="P898">address = "Praha",<text:bookmark-start text:name="L792"/><text:bookmark-start text:name="L791"/><text:bookmark-end text:name="L792"/><text:bookmark-end text:name="L791"/></text:p>
            </table:table-cell>
          </table:table-row>
          <table:table-row table:style-name="TableRow899">
            <table:table-cell table:style-name="TableCell900">
              <text:p text:style-name="P901"><text:bookmark-start text:name="LC792"/><text:bookmark-start text:name="LC791"/><text:bookmark-end text:name="LC792"/><text:bookmark-end text:name="LC791"/></text:p>
            </table:table-cell>
            <table:table-cell table:style-name="TableCell902">
              <text:p text:style-name="P903">}<text:bookmark-start text:name="L802"/><text:bookmark-start text:name="L801"/><text:bookmark-end text:name="L802"/><text:bookmark-end text:name="L801"/></text:p>
            </table:table-cell>
          </table:table-row>
          <table:table-row table:style-name="TableRow904">
            <table:table-cell table:style-name="TableCell905">
              <text:p text:style-name="P906"><text:bookmark-start text:name="LC802"/><text:bookmark-start text:name="LC801"/><text:bookmark-end text:name="LC802"/><text:bookmark-end text:name="LC801"/></text:p>
            </table:table-cell>
            <table:table-cell table:style-name="TableCell907">
              <text:p text:style-name="P908"><text:bookmark-start text:name="L813"/><text:bookmark-start text:name="L812"/><text:bookmark-end text:name="L813"/><text:bookmark-end text:name="L812"/></text:p>
            </table:table-cell>
          </table:table-row>
          <table:table-row table:style-name="TableRow909">
            <table:table-cell table:style-name="TableCell910">
              <text:p text:style-name="P911"><text:bookmark-start text:name="LC813"/><text:bookmark-start text:name="LC812"/><text:bookmark-end text:name="LC813"/><text:bookmark-end text:name="LC812"/></text:p>
            </table:table-cell>
            <table:table-cell table:style-name="TableCell912">
              <text:p text:style-name="P913">@InProceedings{practex,<text:bookmark-start text:name="L822"/><text:bookmark-start text:name="L821"/><text:bookmark-end text:name="L822"/><text:bookmark-end text:name="L821"/></text:p>
            </table:table-cell>
          </table:table-row>
          <table:table-row table:style-name="TableRow914">
            <table:table-cell table:style-name="TableCell915">
              <text:p text:style-name="P916"><text:bookmark-start text:name="LC822"/><text:bookmark-start text:name="LC821"/><text:bookmark-end text:name="LC822"/><text:bookmark-end text:name="LC821"/></text:p>
            </table:table-cell>
            <table:table-cell table:style-name="TableCell917">
              <text:p text:style-name="P918">publisher = {TUG},<text:bookmark-start text:name="L832"/><text:bookmark-start text:name="L831"/><text:bookmark-end text:name="L832"/><text:bookmark-end text:name="L831"/></text:p>
            </table:table-cell>
          </table:table-row>
          <table:table-row table:style-name="TableRow919">
            <table:table-cell table:style-name="TableCell920">
              <text:p text:style-name="P921"><text:bookmark-start text:name="LC832"/><text:bookmark-start text:name="LC831"/><text:bookmark-end text:name="LC832"/><text:bookmark-end text:name="LC831"/></text:p>
            </table:table-cell>
            <table:table-cell table:style-name="TableCell922">
              <text:p text:style-name="P923">year = {2005-2012. Vychádzal štvrťročne},<text:bookmark-start text:name="L842"/><text:bookmark-start text:name="L841"/><text:bookmark-end text:name="L842"/><text:bookmark-end text:name="L841"/></text:p>
            </table:table-cell>
          </table:table-row>
          <table:table-row table:style-name="TableRow924">
            <table:table-cell table:style-name="TableCell925">
              <text:p text:style-name="P926"><text:bookmark-start text:name="LC842"/><text:bookmark-start text:name="LC841"/><text:bookmark-end text:name="LC842"/><text:bookmark-end text:name="LC841"/></text:p>
            </table:table-cell>
            <table:table-cell table:style-name="TableCell927">
              <text:p text:style-name="P928"><text:span text:style-name="T929">title = {The Prac</text:span><text:span text:style-name="T930">\TeX</text:span><text:span text:style-name="T931"><text:s/>Journal},</text:span><text:bookmark-start text:name="L852"/><text:bookmark-start text:name="L851"/><text:bookmark-end text:name="L852"/><text:bookmark-end text:name="L851"/></text:p>
            </table:table-cell>
          </table:table-row>
          <table:table-row table:style-name="TableRow932">
            <table:table-cell table:style-name="TableCell933">
              <text:p text:style-name="P934"><text:bookmark-start text:name="LC852"/><text:bookmark-start text:name="LC851"/><text:bookmark-end text:name="LC852"/><text:bookmark-end text:name="LC851"/></text:p>
            </table:table-cell>
            <table:table-cell table:style-name="TableCell935">
              <text:p text:style-name="P936">issn = "1556-6994",<text:bookmark-start text:name="L862"/><text:bookmark-start text:name="L861"/><text:bookmark-end text:name="L862"/><text:bookmark-end text:name="L861"/></text:p>
            </table:table-cell>
          </table:table-row>
          <table:table-row table:style-name="TableRow937">
            <table:table-cell table:style-name="TableCell938">
              <text:p text:style-name="P939"><text:bookmark-start text:name="LC862"/><text:bookmark-start text:name="LC861"/><text:bookmark-end text:name="LC862"/><text:bookmark-end text:name="LC861"/></text:p>
            </table:table-cell>
            <table:table-cell table:style-name="TableCell940">
              <text:p text:style-name="P941">}<text:bookmark-start text:name="L872"/><text:bookmark-start text:name="L871"/><text:bookmark-end text:name="L872"/><text:bookmark-end text:name="L871"/></text:p>
            </table:table-cell>
          </table:table-row>
          <table:table-row table:style-name="TableRow942">
            <table:table-cell table:style-name="TableCell943">
              <text:p text:style-name="P944"><text:bookmark-start text:name="LC872"/><text:bookmark-start text:name="LC871"/><text:bookmark-end text:name="LC872"/><text:bookmark-end text:name="LC871"/></text:p>
            </table:table-cell>
            <table:table-cell table:style-name="TableCell945">
              <text:p text:style-name="P946"><text:bookmark-start text:name="L882"/><text:bookmark-start text:name="L881"/><text:bookmark-end text:name="L882"/><text:bookmark-end text:name="L881"/></text:p>
            </table:table-cell>
          </table:table-row>
          <table:table-row table:style-name="TableRow947">
            <table:table-cell table:style-name="TableCell948">
              <text:p text:style-name="P949"><text:bookmark-start text:name="LC882"/><text:bookmark-start text:name="LC881"/><text:bookmark-end text:name="LC882"/><text:bookmark-end text:name="LC881"/></text:p>
            </table:table-cell>
            <table:table-cell table:style-name="TableCell950">
              <text:p text:style-name="P951">@Article{pow_typo,<text:bookmark-start text:name="L892"/><text:bookmark-start text:name="L891"/><text:bookmark-end text:name="L892"/><text:bookmark-end text:name="L891"/></text:p>
            </table:table-cell>
          </table:table-row>
          <table:table-row table:style-name="TableRow952">
            <table:table-cell table:style-name="TableCell953">
              <text:p text:style-name="P954"><text:bookmark-start text:name="LC892"/><text:bookmark-start text:name="LC891"/><text:bookmark-end text:name="LC892"/><text:bookmark-end text:name="LC891"/></text:p>
            </table:table-cell>
            <table:table-cell table:style-name="TableCell955">
              <text:p text:style-name="P956">author = {Bang Wong},<text:bookmark-start text:name="L902"/><text:bookmark-start text:name="L901"/><text:bookmark-end text:name="L902"/><text:bookmark-end text:name="L901"/></text:p>
            </table:table-cell>
          </table:table-row>
          <table:table-row table:style-name="TableRow957">
            <table:table-cell table:style-name="TableCell958">
              <text:p text:style-name="P959"><text:bookmark-start text:name="LC902"/><text:bookmark-start text:name="LC901"/><text:bookmark-end text:name="LC902"/><text:bookmark-end text:name="LC901"/></text:p>
            </table:table-cell>
            <table:table-cell table:style-name="TableCell960">
              <text:p text:style-name="P961">title = {Point of view: Typography},<text:bookmark-start text:name="L912"/><text:bookmark-start text:name="L911"/><text:bookmark-end text:name="L912"/><text:bookmark-end text:name="L911"/></text:p>
            </table:table-cell>
          </table:table-row>
          <table:table-row table:style-name="TableRow962">
            <table:table-cell table:style-name="TableCell963">
              <text:p text:style-name="P964"><text:bookmark-start text:name="LC912"/><text:bookmark-start text:name="LC911"/><text:bookmark-end text:name="LC912"/><text:bookmark-end text:name="LC911"/></text:p>
            </table:table-cell>
            <table:table-cell table:style-name="TableCell965">
              <text:p text:style-name="P966">journal = {Nature<text:s/>Methods},<text:bookmark-start text:name="L922"/><text:bookmark-start text:name="L921"/><text:bookmark-end text:name="L922"/><text:bookmark-end text:name="L921"/></text:p>
            </table:table-cell>
          </table:table-row>
          <table:table-row table:style-name="TableRow967">
            <table:table-cell table:style-name="TableCell968">
              <text:p text:style-name="P969"><text:bookmark-start text:name="LC922"/><text:bookmark-start text:name="LC921"/><text:bookmark-end text:name="LC922"/><text:bookmark-end text:name="LC921"/></text:p>
            </table:table-cell>
            <table:table-cell table:style-name="TableCell970">
              <text:p text:style-name="P971">year = {2011},<text:bookmark-start text:name="L932"/><text:bookmark-start text:name="L931"/><text:bookmark-end text:name="L932"/><text:bookmark-end text:name="L931"/></text:p>
            </table:table-cell>
          </table:table-row>
          <table:table-row table:style-name="TableRow972">
            <table:table-cell table:style-name="TableCell973">
              <text:p text:style-name="P974"><text:bookmark-start text:name="LC932"/><text:bookmark-start text:name="LC931"/><text:bookmark-end text:name="LC932"/><text:bookmark-end text:name="LC931"/></text:p>
            </table:table-cell>
            <table:table-cell table:style-name="TableCell975">
              <text:p text:style-name="P976">volume = "8(4)",<text:bookmark-start text:name="L942"/><text:bookmark-start text:name="L941"/><text:bookmark-end text:name="L942"/><text:bookmark-end text:name="L941"/></text:p>
            </table:table-cell>
          </table:table-row>
          <table:table-row table:style-name="TableRow977">
            <table:table-cell table:style-name="TableCell978">
              <text:p text:style-name="P979"><text:bookmark-start text:name="LC942"/><text:bookmark-start text:name="LC941"/><text:bookmark-end text:name="LC942"/><text:bookmark-end text:name="LC941"/></text:p>
            </table:table-cell>
            <table:table-cell table:style-name="TableCell980">
              <text:p text:style-name="P981">pages = "277",<text:bookmark-start text:name="L952"/><text:bookmark-start text:name="L951"/><text:bookmark-end text:name="L952"/><text:bookmark-end text:name="L951"/></text:p>
            </table:table-cell>
          </table:table-row>
          <table:table-row table:style-name="TableRow982">
            <table:table-cell table:style-name="TableCell983">
              <text:p text:style-name="P984"><text:bookmark-start text:name="LC952"/><text:bookmark-start text:name="LC951"/><text:bookmark-end text:name="LC952"/><text:bookmark-end text:name="LC951"/></text:p>
            </table:table-cell>
            <table:table-cell table:style-name="TableCell985">
              <text:p text:style-name="P986">issn = "1548--7091",<text:bookmark-start text:name="L962"/><text:bookmark-start text:name="L961"/><text:bookmark-end text:name="L962"/><text:bookmark-end text:name="L961"/></text:p>
            </table:table-cell>
          </table:table-row>
          <table:table-row table:style-name="TableRow987">
            <table:table-cell table:style-name="TableCell988">
              <text:p text:style-name="P989"><text:bookmark-start text:name="LC962"/><text:bookmark-start text:name="LC961"/><text:bookmark-end text:name="LC962"/><text:bookmark-end text:name="LC961"/></text:p>
            </table:table-cell>
            <table:table-cell table:style-name="TableCell990">
              <text:p text:style-name="P991">}<text:bookmark-start text:name="L97"/><text:bookmark-end text:name="L97"/></text:p>
            </table:table-cell>
          </table:table-row>
          <table:table-row table:style-name="TableRow992">
            <table:table-cell table:style-name="TableCell993">
              <text:p text:style-name="P994"><text:bookmark-start text:name="LC97"/><text:bookmark-end text:name="LC97"/></text:p>
            </table:table-cell>
            <table:table-cell table:style-name="TableCell995">
              <text:p text:style-name="P996"><text:bookmark-start text:name="L98"/><text:bookmark-end text:name="L98"/></text:p>
            </table:table-cell>
          </table:table-row>
          <table:table-row table:style-name="TableRow997">
            <table:table-cell table:style-name="TableCell998">
              <text:p text:style-name="P999"><text:bookmark-start text:name="LC98"/><text:bookmark-end text:name="LC98"/></text:p>
            </table:table-cell>
            <table:table-cell table:style-name="TableCell1000">
              <text:p text:style-name="P1001"><text:bookmark-start text:name="L99"/><text:bookmark-end text:name="L99"/></text:p>
            </table:table-cell>
          </table:table-row>
          <table:table-row table:style-name="TableRow1002">
            <table:table-cell table:style-name="TableCell1003">
              <text:p text:style-name="P1004"><text:bookmark-start text:name="LC99"/><text:bookmark-end text:name="LC99"/></text:p>
            </table:table-cell>
            <table:table-cell table:style-name="TableCell1005">
              <text:p text:style-name="P1006"><text:bookmark-start text:name="L100"/><text:bookmark-end text:name="L100"/></text:p>
            </table:table-cell>
          </table:table-row>
          <table:table-row table:style-name="TableRow1007">
            <table:table-cell table:style-name="TableCell1008">
              <text:p text:style-name="P1009"><text:bookmark-start text:name="LC100"/><text:bookmark-end text:name="LC100"/></text:p>
            </table:table-cell>
            <table:table-cell table:style-name="TableCell1010">
              <text:p text:style-name="P1011"><text:bookmark-start text:name="L1012"/><text:bookmark-start text:name="L1011"/><text:bookmark-end text:name="L1012"/><text:bookmark-end text:name="L1011"/></text:p>
            </table:table-cell>
          </table:table-row>
          <table:table-row table:style-name="TableRow1012">
            <table:table-cell table:style-name="TableCell1013">
              <text:p text:style-name="P1014"/>
            </table:table-cell>
            <table:table-cell table:style-name="TableCell1015">
              <text:p text:style-name="P1016"/>
            </table:table-cell>
          </table:table-row>
        </table:table>
        <text:p text:style-name="Textbody"/>
        <table:table table:style-name="Table1017">
          <table:table-columns>
            <table:table-column table:style-name="TableColumn1018"/>
            <table:table-column table:style-name="TableColumn1019"/>
          </table:table-columns>
          <table:table-row table:style-name="TableRow1020">
            <table:table-cell table:style-name="TableCell1021">
              <text:p text:style-name="P1022"><text:bookmark-start text:name="LC115"/><text:bookmark-start text:name="LC114"/><text:bookmark-end text:name="LC115"/><text:bookmark-end text:name="LC114"/>@Book{Olsak:SystemTex,<text:bookmark-start text:name="L215"/><text:bookmark-start text:name="L214"/><text:bookmark-end text:name="L215"/><text:bookmark-end text:name="L214"/></text:p>
            </table:table-cell>
            <table:table-cell table:style-name="TableCell1023">
              <text:p text:style-name="P1024"/>
            </table:table-cell>
          </table:table-row>
          <table:table-row table:style-name="TableRow1025">
            <table:table-cell table:style-name="TableCell1026">
              <text:p text:style-name="P1027"><text:bookmark-start text:name="LC215"/><text:bookmark-start text:name="LC214"/><text:bookmark-end text:name="LC215"/><text:bookmark-end text:name="LC214"/></text:p>
            </table:table-cell>
            <table:table-cell table:style-name="TableCell1028">
              <text:p text:style-name="P1029">author = "Olšák, Petr",<text:bookmark-start text:name="L315"/><text:bookmark-start text:name="L314"/><text:bookmark-end text:name="L315"/><text:bookmark-end text:name="L314"/></text:p>
            </table:table-cell>
          </table:table-row>
          <table:table-row table:style-name="TableRow1030">
            <table:table-cell table:style-name="TableCell1031">
              <text:p text:style-name="P1032"><text:bookmark-start text:name="LC315"/><text:bookmark-start text:name="LC314"/><text:bookmark-end text:name="LC315"/><text:bookmark-end text:name="LC314"/></text:p>
            </table:table-cell>
            <table:table-cell table:style-name="TableCell1033">
              <text:p text:style-name="P1034"><text:span text:style-name="T1035">title = "Typografický systém {{</text:span><text:span text:style-name="T1036">\TeX</text:span><text:span text:style-name="T1037">}}",</text:span><text:bookmark-start text:name="L415"/><text:bookmark-start text:name="L414"/><text:bookmark-end text:name="L415"/><text:bookmark-end text:name="L414"/></text:p>
            </table:table-cell>
          </table:table-row>
          <table:table-row table:style-name="TableRow1038">
            <table:table-cell table:style-name="TableCell1039">
              <text:p text:style-name="P1040"><text:bookmark-start text:name="LC415"/><text:bookmark-start text:name="LC414"/><text:bookmark-end text:name="LC415"/><text:bookmark-end text:name="LC414"/></text:p>
            </table:table-cell>
            <table:table-cell table:style-name="TableCell1041">
              <text:p text:style-name="P1042">publisher = "Konvoj",<text:bookmark-start text:name="L515"/><text:bookmark-start text:name="L514"/><text:bookmark-end text:name="L515"/><text:bookmark-end text:name="L514"/></text:p>
            </table:table-cell>
          </table:table-row>
          <table:table-row table:style-name="TableRow1043">
            <table:table-cell table:style-name="TableCell1044">
              <text:p text:style-name="P1045"><text:bookmark-start text:name="LC515"/><text:bookmark-start text:name="LC514"/><text:bookmark-end text:name="LC515"/><text:bookmark-end text:name="LC514"/></text:p>
            </table:table-cell>
            <table:table-cell table:style-name="TableCell1046">
              <text:p text:style-name="P1047">year = "2000",<text:bookmark-start text:name="L615"/><text:bookmark-start text:name="L614"/><text:bookmark-end text:name="L615"/><text:bookmark-end text:name="L614"/></text:p>
            </table:table-cell>
          </table:table-row>
          <table:table-row table:style-name="TableRow1048">
            <table:table-cell table:style-name="TableCell1049">
              <text:p text:style-name="P1050"><text:bookmark-start text:name="LC615"/><text:bookmark-start text:name="LC614"/><text:bookmark-end text:name="LC615"/><text:bookmark-end text:name="LC614"/></text:p>
            </table:table-cell>
            <table:table-cell table:style-name="TableCell1051">
              <text:p text:style-name="P1052">edition = "2",<text:bookmark-start text:name="L715"/><text:bookmark-start text:name="L714"/><text:bookmark-end text:name="L715"/><text:bookmark-end text:name="L714"/></text:p>
            </table:table-cell>
          </table:table-row>
          <table:table-row table:style-name="TableRow1053">
            <table:table-cell table:style-name="TableCell1054">
              <text:p text:style-name="P1055"><text:bookmark-start text:name="LC715"/><text:bookmark-start text:name="LC714"/><text:bookmark-end text:name="LC715"/><text:bookmark-end text:name="LC714"/></text:p>
            </table:table-cell>
            <table:table-cell table:style-name="TableCell1056">
              <text:p text:style-name="P1057">address = "Brno",<text:bookmark-start text:name="L815"/><text:bookmark-start text:name="L814"/><text:bookmark-end text:name="L815"/><text:bookmark-end text:name="L814"/></text:p>
            </table:table-cell>
          </table:table-row>
          <table:table-row table:style-name="TableRow1058">
            <table:table-cell table:style-name="TableCell1059">
              <text:p text:style-name="P1060"><text:bookmark-start text:name="LC815"/><text:bookmark-start text:name="LC814"/><text:bookmark-end text:name="LC815"/><text:bookmark-end text:name="LC814"/></text:p>
            </table:table-cell>
            <table:table-cell table:style-name="TableCell1061">
              <text:p text:style-name="P1062">isbn = "80--85615--91--6",<text:bookmark-start text:name="L913"/><text:bookmark-start text:name="L910"/><text:bookmark-end text:name="L913"/><text:bookmark-end text:name="L910"/></text:p>
            </table:table-cell>
          </table:table-row>
          <table:table-row table:style-name="TableRow1063">
            <table:table-cell table:style-name="TableCell1064">
              <text:p text:style-name="P1065"><text:bookmark-start text:name="LC913"/><text:bookmark-start text:name="LC910"/><text:bookmark-end text:name="LC913"/><text:bookmark-end text:name="LC910"/></text:p>
            </table:table-cell>
            <table:table-cell table:style-name="TableCell1066">
              <text:p text:style-name="P1067">}<text:bookmark-start text:name="L104"/><text:bookmark-start text:name="L103"/><text:bookmark-end text:name="L104"/><text:bookmark-end text:name="L103"/></text:p>
            </table:table-cell>
          </table:table-row>
          <table:table-row table:style-name="TableRow1068">
            <table:table-cell table:style-name="TableCell1069">
              <text:p text:style-name="P1070"><text:bookmark-start text:name="LC104"/><text:bookmark-start text:name="LC103"/><text:bookmark-end text:name="LC104"/><text:bookmark-end text:name="LC103"/></text:p>
            </table:table-cell>
            <table:table-cell table:style-name="TableCell1071">
              <text:p text:style-name="P1072"><text:bookmark-start text:name="L114"/><text:bookmark-start text:name="L113"/><text:bookmark-end text:name="L114"/><text:bookmark-end text:name="L113"/></text:p>
            </table:table-cell>
          </table:table-row>
          <table:table-row table:style-name="TableRow1073">
            <table:table-cell table:style-name="TableCell1074">
              <text:p text:style-name="P1075"><text:bookmark-start text:name="LC117"/><text:bookmark-start text:name="LC116"/><text:bookmark-end text:name="LC117"/><text:bookmark-end text:name="LC116"/></text:p>
            </table:table-cell>
            <table:table-cell table:style-name="TableCell1076">
              <text:p text:style-name="P1077">@Book{Helmut:LatexGuide,<text:bookmark-start text:name="L124"/><text:bookmark-start text:name="L123"/><text:bookmark-end text:name="L124"/><text:bookmark-end text:name="L123"/></text:p>
            </table:table-cell>
          </table:table-row>
          <table:table-row table:style-name="TableRow1078">
            <table:table-cell table:style-name="TableCell1079">
              <text:p text:style-name="P1080"><text:bookmark-start text:name="LC124"/><text:bookmark-start text:name="LC123"/><text:bookmark-end text:name="LC124"/><text:bookmark-end text:name="LC123"/></text:p>
            </table:table-cell>
            <table:table-cell table:style-name="TableCell1081">
              <text:p text:style-name="P1082">author = "Kopka, Helmut and Daly, Patrick W.",<text:bookmark-start text:name="L134"/><text:bookmark-start text:name="L133"/><text:bookmark-end text:name="L134"/><text:bookmark-end text:name="L133"/></text:p>
            </table:table-cell>
          </table:table-row>
          <table:table-row table:style-name="TableRow1083">
            <table:table-cell table:style-name="TableCell1084">
              <text:p text:style-name="P1085"><text:bookmark-start text:name="LC134"/><text:bookmark-start text:name="LC133"/><text:bookmark-end text:name="LC134"/><text:bookmark-end text:name="LC133"/></text:p>
            </table:table-cell>
            <table:table-cell table:style-name="TableCell1086">
              <text:p text:style-name="P1087"><text:span text:style-name="T1088">title = "A Guide to {{</text:span><text:span text:style-name="T1089">\LaTeX</text:span><text:span text:style-name="T1090">}}",</text:span><text:bookmark-start text:name="L144"/><text:bookmark-start text:name="L143"/><text:bookmark-end text:name="L144"/><text:bookmark-end text:name="L143"/></text:p>
            </table:table-cell>
          </table:table-row>
          <table:table-row table:style-name="TableRow1091">
            <table:table-cell table:style-name="TableCell1092">
              <text:p text:style-name="P1093"><text:bookmark-start text:name="LC144"/><text:bookmark-start text:name="LC143"/><text:bookmark-end text:name="LC144"/><text:bookmark-end text:name="LC143"/></text:p>
            </table:table-cell>
            <table:table-cell table:style-name="TableCell1094">
              <text:p text:style-name="P1095">publisher = "Addison--Wesley",<text:bookmark-start text:name="L154"/><text:bookmark-start text:name="L153"/><text:bookmark-end text:name="L154"/><text:bookmark-end text:name="L153"/></text:p>
            </table:table-cell>
          </table:table-row>
          <table:table-row table:style-name="TableRow1096">
            <table:table-cell table:style-name="TableCell1097">
              <text:p text:style-name="P1098"><text:bookmark-start text:name="LC154"/><text:bookmark-start text:name="LC153"/><text:bookmark-end text:name="LC154"/><text:bookmark-end text:name="LC153"/></text:p>
            </table:table-cell>
            <table:table-cell table:style-name="TableCell1099">
              <text:p text:style-name="P1100">year = "2003",<text:bookmark-start text:name="L164"/><text:bookmark-start text:name="L163"/><text:bookmark-end text:name="L164"/><text:bookmark-end text:name="L163"/></text:p>
            </table:table-cell>
          </table:table-row>
          <table:table-row table:style-name="TableRow1101">
            <table:table-cell table:style-name="TableCell1102">
              <text:p text:style-name="P1103"><text:bookmark-start text:name="LC164"/><text:bookmark-start text:name="LC163"/><text:bookmark-end text:name="LC164"/><text:bookmark-end text:name="LC163"/></text:p>
            </table:table-cell>
            <table:table-cell table:style-name="TableCell1104">
              <text:p text:style-name="P1105">edition = "4",<text:bookmark-start text:name="L174"/><text:bookmark-start text:name="L173"/><text:bookmark-end text:name="L174"/><text:bookmark-end text:name="L173"/></text:p>
            </table:table-cell>
          </table:table-row>
          <table:table-row table:style-name="TableRow1106">
            <table:table-cell table:style-name="TableCell1107">
              <text:p text:style-name="P1108"><text:bookmark-start text:name="LC174"/><text:bookmark-start text:name="LC173"/><text:bookmark-end text:name="LC174"/><text:bookmark-end text:name="LC173"/></text:p>
            </table:table-cell>
            <table:table-cell table:style-name="TableCell1109">
              <text:p text:style-name="P1110">address = "Boston",<text:bookmark-start text:name="L184"/><text:bookmark-start text:name="L183"/><text:bookmark-end text:name="L184"/><text:bookmark-end text:name="L183"/></text:p>
            </table:table-cell>
          </table:table-row>
          <table:table-row table:style-name="TableRow1111">
            <table:table-cell table:style-name="TableCell1112">
              <text:p text:style-name="P1113"><text:bookmark-start text:name="LC184"/><text:bookmark-start text:name="LC183"/><text:bookmark-end text:name="LC184"/><text:bookmark-end text:name="LC183"/></text:p>
            </table:table-cell>
            <table:table-cell table:style-name="TableCell1114">
              <text:p text:style-name="P1115">isbn = "0--321--17385--6",<text:bookmark-start text:name="L194"/><text:bookmark-start text:name="L193"/><text:bookmark-end text:name="L194"/><text:bookmark-end text:name="L193"/></text:p>
            </table:table-cell>
          </table:table-row>
          <table:table-row table:style-name="TableRow1116">
            <table:table-cell table:style-name="TableCell1117">
              <text:p text:style-name="P1118"><text:bookmark-start text:name="LC194"/><text:bookmark-start text:name="LC193"/><text:bookmark-end text:name="LC194"/><text:bookmark-end text:name="LC193"/></text:p>
            </table:table-cell>
            <table:table-cell table:style-name="TableCell1119">
              <text:p text:style-name="P1120">}<text:bookmark-start text:name="L204"/><text:bookmark-start text:name="L203"/><text:bookmark-end text:name="L204"/><text:bookmark-end text:name="L203"/></text:p>
            </table:table-cell>
          </table:table-row>
          <table:table-row table:style-name="TableRow1121">
            <table:table-cell table:style-name="TableCell1122">
              <text:p text:style-name="P1123"><text:bookmark-start text:name="LC204"/><text:bookmark-start text:name="LC203"/><text:bookmark-end text:name="LC204"/><text:bookmark-end text:name="LC203"/></text:p>
            </table:table-cell>
            <table:table-cell table:style-name="TableCell1124">
              <text:p text:style-name="P1125"><text:bookmark-start text:name="L217"/><text:bookmark-start text:name="L216"/><text:bookmark-end text:name="L217"/><text:bookmark-end text:name="L216"/></text:p>
            </table:table-cell>
          </table:table-row>
          <table:table-row table:style-name="TableRow1126">
            <table:table-cell table:style-name="TableCell1127">
              <text:p text:style-name="P1128"><text:bookmark-start text:name="LC217"/><text:bookmark-start text:name="LC216"/><text:bookmark-end text:name="LC217"/><text:bookmark-end text:name="LC216"/></text:p>
            </table:table-cell>
            <table:table-cell table:style-name="TableCell1129">
              <text:p text:style-name="P1130">@BachelorThesis{Hamrsky:bak:RozoznavaniePisma,<text:bookmark-start text:name="L224"/><text:bookmark-start text:name="L223"/><text:bookmark-end text:name="L224"/><text:bookmark-end text:name="L223"/></text:p>
            </table:table-cell>
          </table:table-row>
          <table:table-row table:style-name="TableRow1131">
            <table:table-cell table:style-name="TableCell1132">
              <text:p text:style-name="P1133"><text:bookmark-start text:name="LC224"/><text:bookmark-start text:name="LC223"/><text:bookmark-end text:name="LC224"/><text:bookmark-end text:name="LC223"/></text:p>
            </table:table-cell>
            <table:table-cell table:style-name="TableCell1134">
              <text:p text:style-name="P1135">author = "Hamrský, Jan",<text:bookmark-start text:name="L234"/><text:bookmark-start text:name="L233"/><text:bookmark-end text:name="L234"/><text:bookmark-end text:name="L233"/></text:p>
            </table:table-cell>
          </table:table-row>
          <table:table-row table:style-name="TableRow1136">
            <table:table-cell table:style-name="TableCell1137">
              <text:p text:style-name="P1138"><text:bookmark-start text:name="LC234"/><text:bookmark-start text:name="LC233"/><text:bookmark-end text:name="LC234"/><text:bookmark-end text:name="LC233"/></text:p>
            </table:table-cell>
            <table:table-cell table:style-name="TableCell1139">
              <text:p text:style-name="P1140">title = "Jednoduché rozpoznávání písma",<text:bookmark-start text:name="L244"/><text:bookmark-start text:name="L243"/><text:bookmark-end text:name="L244"/><text:bookmark-end text:name="L243"/></text:p>
            </table:table-cell>
          </table:table-row>
          <table:table-row table:style-name="TableRow1141">
            <table:table-cell table:style-name="TableCell1142">
              <text:p text:style-name="P1143"><text:bookmark-start text:name="LC244"/><text:bookmark-start text:name="LC243"/><text:bookmark-end text:name="LC244"/><text:bookmark-end text:name="LC243"/></text:p>
            </table:table-cell>
            <table:table-cell table:style-name="TableCell1144">
              <text:p text:style-name="P1145">school = "VUT FIT v~Brně",<text:bookmark-start text:name="L254"/><text:bookmark-start text:name="L253"/><text:bookmark-end text:name="L254"/><text:bookmark-end text:name="L253"/></text:p>
            </table:table-cell>
          </table:table-row>
          <table:table-row table:style-name="TableRow1146">
            <table:table-cell table:style-name="TableCell1147">
              <text:p text:style-name="P1148"><text:bookmark-start text:name="LC254"/><text:bookmark-start text:name="LC253"/><text:bookmark-end text:name="LC254"/><text:bookmark-end text:name="LC253"/></text:p>
            </table:table-cell>
            <table:table-cell table:style-name="TableCell1149">
              <text:p text:style-name="P1150">address = "Brno",<text:bookmark-start text:name="L264"/><text:bookmark-start text:name="L263"/><text:bookmark-end text:name="L264"/><text:bookmark-end text:name="L263"/></text:p>
            </table:table-cell>
          </table:table-row>
          <table:table-row table:style-name="TableRow1151">
            <table:table-cell table:style-name="TableCell1152">
              <text:p text:style-name="P1153"><text:bookmark-start text:name="LC264"/><text:bookmark-start text:name="LC263"/><text:bookmark-end text:name="LC264"/><text:bookmark-end text:name="LC263"/></text:p>
            </table:table-cell>
            <table:table-cell table:style-name="TableCell1154">
              <text:p text:style-name="P1155">year = "2011",<text:bookmark-start text:name="L274"/><text:bookmark-start text:name="L273"/><text:bookmark-end text:name="L274"/><text:bookmark-end text:name="L273"/></text:p>
            </table:table-cell>
          </table:table-row>
          <table:table-row table:style-name="TableRow1156">
            <table:table-cell table:style-name="TableCell1157">
              <text:p text:style-name="P1158"><text:bookmark-start text:name="LC274"/><text:bookmark-start text:name="LC273"/><text:bookmark-end text:name="LC274"/><text:bookmark-end text:name="LC273"/></text:p>
            </table:table-cell>
            <table:table-cell table:style-name="TableCell1159">
              <text:p text:style-name="P1160">}<text:bookmark-start text:name="L284"/><text:bookmark-start text:name="L283"/><text:bookmark-end text:name="L284"/><text:bookmark-end text:name="L283"/></text:p>
            </table:table-cell>
          </table:table-row>
          <table:table-row table:style-name="TableRow1161">
            <table:table-cell table:style-name="TableCell1162">
              <text:p text:style-name="P1163"><text:bookmark-start text:name="LC284"/><text:bookmark-start text:name="LC283"/><text:bookmark-end text:name="LC284"/><text:bookmark-end text:name="LC283"/></text:p>
            </table:table-cell>
            <table:table-cell table:style-name="TableCell1164">
              <text:p text:style-name="P1165"><text:bookmark-start text:name="L294"/><text:bookmark-start text:name="L293"/><text:bookmark-end text:name="L294"/><text:bookmark-end text:name="L293"/></text:p>
            </table:table-cell>
          </table:table-row>
          <table:table-row table:style-name="TableRow1166">
            <table:table-cell table:style-name="TableCell1167">
              <text:p text:style-name="P1168"><text:bookmark-start text:name="LC294"/><text:bookmark-start text:name="LC293"/><text:bookmark-end text:name="LC294"/><text:bookmark-end text:name="LC293"/></text:p>
            </table:table-cell>
            <table:table-cell table:style-name="TableCell1169">
              <text:p text:style-name="P1170">@MasterThesis{Cerny:diplom:Latex-MSPP,<text:bookmark-start text:name="L304"/><text:bookmark-start text:name="L303"/><text:bookmark-end text:name="L304"/><text:bookmark-end text:name="L303"/></text:p>
            </table:table-cell>
          </table:table-row>
          <table:table-row table:style-name="TableRow1171">
            <table:table-cell table:style-name="TableCell1172">
              <text:p text:style-name="P1173"><text:bookmark-start text:name="LC304"/><text:bookmark-start text:name="LC303"/><text:bookmark-end text:name="LC304"/><text:bookmark-end text:name="LC303"/></text:p>
            </table:table-cell>
            <table:table-cell table:style-name="TableCell1174">
              <text:p text:style-name="P1175">author = "Černý, Lukáš",<text:bookmark-start text:name="L317"/><text:bookmark-start text:name="L316"/><text:bookmark-end text:name="L317"/><text:bookmark-end text:name="L316"/></text:p>
            </table:table-cell>
          </table:table-row>
          <table:table-row table:style-name="TableRow1176">
            <table:table-cell table:style-name="TableCell1177">
              <text:p text:style-name="P1178"><text:bookmark-start text:name="LC317"/><text:bookmark-start text:name="LC316"/><text:bookmark-end text:name="LC317"/><text:bookmark-end text:name="LC316"/></text:p>
            </table:table-cell>
            <table:table-cell table:style-name="TableCell1179">
              <text:p text:style-name="P1180"><text:span text:style-name="T1181">title = "Konverze prezentací mezi platformou {{</text:span><text:span text:style-name="T1182">\LaTeX</text:span><text:span text:style-name="T1183">}} a Microsoft Power Point",</text:span><text:bookmark-start text:name="L324"/><text:bookmark-start text:name="L323"/><text:bookmark-end text:name="L324"/><text:bookmark-end text:name="L323"/></text:p>
            </table:table-cell>
          </table:table-row>
          <table:table-row table:style-name="TableRow1184">
            <table:table-cell table:style-name="TableCell1185">
              <text:p text:style-name="P1186"><text:bookmark-start text:name="LC324"/><text:bookmark-start text:name="LC323"/><text:bookmark-end text:name="LC324"/><text:bookmark-end text:name="LC323"/></text:p>
            </table:table-cell>
            <table:table-cell table:style-name="TableCell1187">
              <text:p text:style-name="P1188">school = "VUT FIT v~Brně",<text:bookmark-start text:name="L334"/><text:bookmark-start text:name="L333"/><text:bookmark-end text:name="L334"/><text:bookmark-end text:name="L333"/></text:p>
            </table:table-cell>
          </table:table-row>
          <table:table-row table:style-name="TableRow1189">
            <table:table-cell table:style-name="TableCell1190">
              <text:p text:style-name="P1191"><text:bookmark-start text:name="LC334"/><text:bookmark-start text:name="LC333"/><text:bookmark-end text:name="LC334"/><text:bookmark-end text:name="LC333"/></text:p>
            </table:table-cell>
            <table:table-cell table:style-name="TableCell1192">
              <text:p text:style-name="P1193">address = "Brno",<text:bookmark-start text:name="L344"/><text:bookmark-start text:name="L343"/><text:bookmark-end text:name="L344"/><text:bookmark-end text:name="L343"/></text:p>
            </table:table-cell>
          </table:table-row>
          <table:table-row table:style-name="TableRow1194">
            <table:table-cell table:style-name="TableCell1195">
              <text:p text:style-name="P1196"><text:bookmark-start text:name="LC344"/><text:bookmark-start text:name="LC343"/><text:bookmark-end text:name="LC344"/><text:bookmark-end text:name="LC343"/></text:p>
            </table:table-cell>
            <table:table-cell table:style-name="TableCell1197">
              <text:p text:style-name="P1198">year = "2011",<text:bookmark-start text:name="L354"/><text:bookmark-start text:name="L353"/><text:bookmark-end text:name="L354"/><text:bookmark-end text:name="L353"/></text:p>
            </table:table-cell>
          </table:table-row>
          <table:table-row table:style-name="TableRow1199">
            <table:table-cell table:style-name="TableCell1200">
              <text:p text:style-name="P1201"><text:bookmark-start text:name="LC354"/><text:bookmark-start text:name="LC353"/><text:bookmark-end text:name="LC354"/><text:bookmark-end text:name="LC353"/></text:p>
            </table:table-cell>
            <table:table-cell table:style-name="TableCell1202">
              <text:p text:style-name="P1203">}<text:bookmark-start text:name="L364"/><text:bookmark-start text:name="L363"/><text:bookmark-end text:name="L364"/><text:bookmark-end text:name="L363"/></text:p>
            </table:table-cell>
          </table:table-row>
          <table:table-row table:style-name="TableRow1204">
            <table:table-cell table:style-name="TableCell1205">
              <text:p text:style-name="P1206"><text:bookmark-start text:name="LC364"/><text:bookmark-start text:name="LC363"/><text:bookmark-end text:name="LC364"/><text:bookmark-end text:name="LC363"/></text:p>
            </table:table-cell>
            <table:table-cell table:style-name="TableCell1207">
              <text:p text:style-name="P1208"><text:bookmark-start text:name="L374"/><text:bookmark-start text:name="L373"/><text:bookmark-end text:name="L374"/><text:bookmark-end text:name="L373"/></text:p>
            </table:table-cell>
          </table:table-row>
          <table:table-row table:style-name="TableRow1209">
            <table:table-cell table:style-name="TableCell1210">
              <text:p text:style-name="P1211"><text:bookmark-start text:name="LC374"/><text:bookmark-start text:name="LC373"/><text:bookmark-end text:name="LC374"/><text:bookmark-end text:name="LC373"/></text:p>
            </table:table-cell>
            <table:table-cell table:style-name="TableCell1212">
              <text:p text:style-name="P1213">@Misc{CZLATEX,<text:bookmark-start text:name="L384"/><text:bookmark-start text:name="L383"/><text:bookmark-end text:name="L384"/><text:bookmark-end text:name="L383"/></text:p>
            </table:table-cell>
          </table:table-row>
          <table:table-row table:style-name="TableRow1214">
            <table:table-cell table:style-name="TableCell1215">
              <text:p text:style-name="P1216"><text:bookmark-start text:name="LC384"/><text:bookmark-start text:name="LC383"/><text:bookmark-end text:name="LC384"/><text:bookmark-end text:name="LC383"/></text:p>
            </table:table-cell>
            <table:table-cell table:style-name="TableCell1217">
              <text:p text:style-name="P1218">author =<text:s/>"Martinek, David",<text:bookmark-start text:name="L394"/><text:bookmark-start text:name="L393"/><text:bookmark-end text:name="L394"/><text:bookmark-end text:name="L393"/></text:p>
            </table:table-cell>
          </table:table-row>
          <table:table-row table:style-name="TableRow1219">
            <table:table-cell table:style-name="TableCell1220">
              <text:p text:style-name="P1221"><text:bookmark-start text:name="LC394"/><text:bookmark-start text:name="LC393"/><text:bookmark-end text:name="LC394"/><text:bookmark-end text:name="LC393"/></text:p>
            </table:table-cell>
            <table:table-cell table:style-name="TableCell1222">
              <text:p text:style-name="P1223">title = "Jak sázet česky",<text:bookmark-start text:name="L404"/><text:bookmark-start text:name="L403"/><text:bookmark-end text:name="L404"/><text:bookmark-end text:name="L403"/></text:p>
            </table:table-cell>
          </table:table-row>
          <table:table-row table:style-name="TableRow1224">
            <table:table-cell table:style-name="TableCell1225">
              <text:p text:style-name="P1226"><text:bookmark-start text:name="LC404"/><text:bookmark-start text:name="LC403"/><text:bookmark-end text:name="LC404"/><text:bookmark-end text:name="LC403"/></text:p>
            </table:table-cell>
            <table:table-cell table:style-name="TableCell1227">
              <text:p text:style-name="P1228">howpublished = "online",<text:bookmark-start text:name="L417"/><text:bookmark-start text:name="L416"/><text:bookmark-end text:name="L417"/><text:bookmark-end text:name="L416"/></text:p>
            </table:table-cell>
          </table:table-row>
          <table:table-row table:style-name="TableRow1229">
            <table:table-cell table:style-name="TableCell1230">
              <text:p text:style-name="P1231"><text:bookmark-start text:name="LC417"/><text:bookmark-start text:name="LC416"/><text:bookmark-end text:name="LC417"/><text:bookmark-end text:name="LC416"/></text:p>
            </table:table-cell>
            <table:table-cell table:style-name="TableCell1232">
              <text:p text:style-name="P1233">revised = "Posledá zmena 2. augusta 2008",<text:bookmark-start text:name="L424"/><text:bookmark-start text:name="L423"/><text:bookmark-end text:name="L424"/><text:bookmark-end text:name="L423"/></text:p>
            </table:table-cell>
          </table:table-row>
          <table:table-row table:style-name="TableRow1234">
            <table:table-cell table:style-name="TableCell1235">
              <text:p text:style-name="P1236"><text:bookmark-start text:name="LC424"/><text:bookmark-start text:name="LC423"/><text:bookmark-end text:name="LC424"/><text:bookmark-end text:name="LC423"/></text:p>
            </table:table-cell>
            <table:table-cell table:style-name="TableCell1237">
              <text:p text:style-name="P1238">cited = "!2014-04-15",<text:bookmark-start text:name="L434"/><text:bookmark-start text:name="L433"/><text:bookmark-end text:name="L434"/><text:bookmark-end text:name="L433"/></text:p>
            </table:table-cell>
          </table:table-row>
          <table:table-row table:style-name="TableRow1239">
            <table:table-cell table:style-name="TableCell1240">
              <text:p text:style-name="P1241"><text:bookmark-start text:name="LC434"/><text:bookmark-start text:name="LC433"/><text:bookmark-end text:name="LC434"/><text:bookmark-end text:name="LC433"/></text:p>
            </table:table-cell>
            <table:table-cell table:style-name="TableCell1242">
              <text:p text:style-name="P1243"><text:span text:style-name="T1244">url = "http://www.fit.vutbr.cz/{{</text:span><text:span text:style-name="T1245">\verb</text:span><text:span text:style-name="T1246">|~|}}martinek/latex/czech.html",</text:span><text:bookmark-start text:name="L444"/><text:bookmark-start text:name="L443"/><text:bookmark-end text:name="L444"/><text:bookmark-end text:name="L443"/></text:p>
            </table:table-cell>
          </table:table-row>
          <table:table-row table:style-name="TableRow1247">
            <table:table-cell table:style-name="TableCell1248">
              <text:p text:style-name="P1249"><text:bookmark-start text:name="LC444"/><text:bookmark-start text:name="LC443"/><text:bookmark-end text:name="LC444"/><text:bookmark-end text:name="LC443"/></text:p>
            </table:table-cell>
            <table:table-cell table:style-name="TableCell1250">
              <text:p text:style-name="P1251">}<text:bookmark-start text:name="L454"/><text:bookmark-start text:name="L453"/><text:bookmark-end text:name="L454"/><text:bookmark-end text:name="L453"/></text:p>
            </table:table-cell>
          </table:table-row>
          <table:table-row table:style-name="TableRow1252">
            <table:table-cell table:style-name="TableCell1253">
              <text:p text:style-name="P1254"><text:bookmark-start text:name="LC454"/><text:bookmark-start text:name="LC453"/><text:bookmark-end text:name="LC454"/><text:bookmark-end text:name="LC453"/></text:p>
            </table:table-cell>
            <table:table-cell table:style-name="TableCell1255">
              <text:p text:style-name="P1256"><text:bookmark-start text:name="L464"/><text:bookmark-start text:name="L463"/><text:bookmark-end text:name="L464"/><text:bookmark-end text:name="L463"/></text:p>
            </table:table-cell>
          </table:table-row>
          <table:table-row table:style-name="TableRow1257">
            <table:table-cell table:style-name="TableCell1258">
              <text:p text:style-name="P1259"><text:bookmark-start text:name="LC464"/><text:bookmark-start text:name="LC463"/><text:bookmark-end text:name="LC464"/><text:bookmark-end text:name="LC463"/></text:p>
            </table:table-cell>
            <table:table-cell table:style-name="TableCell1260">
              <text:p text:style-name="P1261">@Misc{VLNA,<text:bookmark-start text:name="L474"/><text:bookmark-start text:name="L473"/><text:bookmark-end text:name="L474"/><text:bookmark-end text:name="L473"/></text:p>
            </table:table-cell>
          </table:table-row>
          <table:table-row table:style-name="TableRow1262">
            <table:table-cell table:style-name="TableCell1263">
              <text:p text:style-name="P1264"><text:bookmark-start text:name="LC474"/><text:bookmark-start text:name="LC473"/><text:bookmark-end text:name="LC474"/><text:bookmark-end text:name="LC473"/></text:p>
            </table:table-cell>
            <table:table-cell table:style-name="TableCell1265">
              <text:p text:style-name="P1266">author =<text:s/>"Válka, Libor",<text:bookmark-start text:name="L484"/><text:bookmark-start text:name="L483"/><text:bookmark-end text:name="L484"/><text:bookmark-end text:name="L483"/></text:p>
            </table:table-cell>
          </table:table-row>
          <table:table-row table:style-name="TableRow1267">
            <table:table-cell table:style-name="TableCell1268">
              <text:p text:style-name="P1269"><text:bookmark-start text:name="LC484"/><text:bookmark-start text:name="LC483"/><text:bookmark-end text:name="LC484"/><text:bookmark-end text:name="LC483"/></text:p>
            </table:table-cell>
            <table:table-cell table:style-name="TableCell1270">
              <text:p text:style-name="P1271"><text:span text:style-name="T1272">title = "Textové editory pro {{</text:span><text:span text:style-name="T1273">\LaTeX</text:span><text:span text:style-name="T1274">}} a program<text:s/></text:span><text:span text:style-name="T1275">\myuv</text:span><text:span text:style-name="T1276">{vlna}",</text:span><text:bookmark-start text:name="L494"/><text:bookmark-start text:name="L493"/><text:bookmark-end text:name="L494"/><text:bookmark-end text:name="L493"/></text:p>
            </table:table-cell>
          </table:table-row>
          <table:table-row table:style-name="TableRow1277">
            <table:table-cell table:style-name="TableCell1278">
              <text:p text:style-name="P1279"><text:bookmark-start text:name="LC494"/><text:bookmark-start text:name="LC493"/><text:bookmark-end text:name="LC494"/><text:bookmark-end text:name="LC493"/></text:p>
            </table:table-cell>
            <table:table-cell table:style-name="TableCell1280">
              <text:p text:style-name="P1281">howpublished = "online",<text:bookmark-start text:name="L504"/><text:bookmark-start text:name="L503"/><text:bookmark-end text:name="L504"/><text:bookmark-end text:name="L503"/></text:p>
            </table:table-cell>
          </table:table-row>
          <table:table-row table:style-name="TableRow1282">
            <table:table-cell table:style-name="TableCell1283">
              <text:p text:style-name="P1284"><text:bookmark-start text:name="LC504"/><text:bookmark-start text:name="LC503"/><text:bookmark-end text:name="LC504"/><text:bookmark-end text:name="LC503"/></text:p>
            </table:table-cell>
            <table:table-cell table:style-name="TableCell1285">
              <text:p text:style-name="P1286">revised = "Posledná zmena 2. apríla 2014",<text:bookmark-start text:name="L517"/><text:bookmark-start text:name="L516"/><text:bookmark-end text:name="L517"/><text:bookmark-end text:name="L516"/></text:p>
            </table:table-cell>
          </table:table-row>
          <table:table-row table:style-name="TableRow1287">
            <table:table-cell table:style-name="TableCell1288">
              <text:p text:style-name="P1289"><text:bookmark-start text:name="LC517"/><text:bookmark-start text:name="LC516"/><text:bookmark-end text:name="LC517"/><text:bookmark-end text:name="LC516"/></text:p>
            </table:table-cell>
            <table:table-cell table:style-name="TableCell1290">
              <text:p text:style-name="P1291">cited = "!2014-04-23",<text:bookmark-start text:name="L524"/><text:bookmark-start text:name="L523"/><text:bookmark-end text:name="L524"/><text:bookmark-end text:name="L523"/></text:p>
            </table:table-cell>
          </table:table-row>
          <table:table-row table:style-name="TableRow1292">
            <table:table-cell table:style-name="TableCell1293">
              <text:p text:style-name="P1294"><text:bookmark-start text:name="LC524"/><text:bookmark-start text:name="LC523"/><text:bookmark-end text:name="LC524"/><text:bookmark-end text:name="LC523"/></text:p>
            </table:table-cell>
            <table:table-cell table:style-name="TableCell1295">
              <text:p text:style-name="P1296">url = "http://www.liborvalka.cz/?p=334",<text:bookmark-start text:name="L534"/><text:bookmark-start text:name="L533"/><text:bookmark-end text:name="L534"/><text:bookmark-end text:name="L533"/></text:p>
            </table:table-cell>
          </table:table-row>
          <table:table-row table:style-name="TableRow1297">
            <table:table-cell table:style-name="TableCell1298">
              <text:p text:style-name="P1299"><text:bookmark-start text:name="LC534"/><text:bookmark-start text:name="LC533"/><text:bookmark-end text:name="LC534"/><text:bookmark-end text:name="LC533"/></text:p>
            </table:table-cell>
            <table:table-cell table:style-name="TableCell1300">
              <text:p text:style-name="P1301">}<text:bookmark-start text:name="L544"/><text:bookmark-start text:name="L543"/><text:bookmark-end text:name="L544"/><text:bookmark-end text:name="L543"/></text:p>
            </table:table-cell>
          </table:table-row>
          <table:table-row table:style-name="TableRow1302">
            <table:table-cell table:style-name="TableCell1303">
              <text:p text:style-name="P1304"><text:bookmark-start text:name="LC544"/><text:bookmark-start text:name="LC543"/><text:bookmark-end text:name="LC544"/><text:bookmark-end text:name="LC543"/></text:p>
            </table:table-cell>
            <table:table-cell table:style-name="TableCell1305">
              <text:p text:style-name="P1306"><text:bookmark-start text:name="L554"/><text:bookmark-start text:name="L553"/><text:bookmark-end text:name="L554"/><text:bookmark-end text:name="L553"/></text:p>
            </table:table-cell>
          </table:table-row>
          <table:table-row table:style-name="TableRow1307">
            <table:table-cell table:style-name="TableCell1308">
              <text:p text:style-name="P1309"><text:bookmark-start text:name="LC554"/><text:bookmark-start text:name="LC553"/><text:bookmark-end text:name="LC554"/><text:bookmark-end text:name="LC553"/></text:p>
            </table:table-cell>
            <table:table-cell table:style-name="TableCell1310">
              <text:p text:style-name="P1311">@Misc{CSTUG,<text:bookmark-start text:name="L564"/><text:bookmark-start text:name="L563"/><text:bookmark-end text:name="L564"/><text:bookmark-end text:name="L563"/></text:p>
            </table:table-cell>
          </table:table-row>
          <table:table-row table:style-name="TableRow1312">
            <table:table-cell table:style-name="TableCell1313">
              <text:p text:style-name="P1314"><text:bookmark-start text:name="LC564"/><text:bookmark-start text:name="LC563"/><text:bookmark-end text:name="LC564"/><text:bookmark-end text:name="LC563"/></text:p>
            </table:table-cell>
            <table:table-cell table:style-name="TableCell1315">
              <text:p text:style-name="P1316">author =<text:s/>"Hudec, Tomáš and Škarvada, Libor",<text:bookmark-start text:name="L574"/><text:bookmark-start text:name="L573"/><text:bookmark-end text:name="L574"/><text:bookmark-end text:name="L573"/></text:p>
            </table:table-cell>
          </table:table-row>
          <table:table-row table:style-name="TableRow1317">
            <table:table-cell table:style-name="TableCell1318">
              <text:p text:style-name="P1319"><text:bookmark-start text:name="LC574"/><text:bookmark-start text:name="LC573"/><text:bookmark-end text:name="LC574"/><text:bookmark-end text:name="LC573"/></text:p>
            </table:table-cell>
            <table:table-cell table:style-name="TableCell1320">
              <text:p text:style-name="P1321"><text:span text:style-name="T1322">title = "Jak začít s {{</text:span><text:span text:style-name="T1323">\TeX</text:span><text:span text:style-name="T1324">}}em",</text:span><text:bookmark-start text:name="L584"/><text:bookmark-start text:name="L583"/><text:bookmark-end text:name="L584"/><text:bookmark-end text:name="L583"/></text:p>
            </table:table-cell>
          </table:table-row>
          <table:table-row table:style-name="TableRow1325">
            <table:table-cell table:style-name="TableCell1326">
              <text:p text:style-name="P1327"><text:bookmark-start text:name="LC584"/><text:bookmark-start text:name="LC583"/><text:bookmark-end text:name="LC584"/><text:bookmark-end text:name="LC583"/></text:p>
            </table:table-cell>
            <table:table-cell table:style-name="TableCell1328">
              <text:p text:style-name="P1329">howpublished = "online",<text:bookmark-start text:name="L594"/><text:bookmark-start text:name="L593"/><text:bookmark-end text:name="L594"/><text:bookmark-end text:name="L593"/></text:p>
            </table:table-cell>
          </table:table-row>
          <table:table-row table:style-name="TableRow1330">
            <table:table-cell table:style-name="TableCell1331">
              <text:p text:style-name="P1332"><text:bookmark-start text:name="LC594"/><text:bookmark-start text:name="LC593"/><text:bookmark-end text:name="LC594"/><text:bookmark-end text:name="LC593"/></text:p>
            </table:table-cell>
            <table:table-cell table:style-name="TableCell1333">
              <text:p text:style-name="P1334">revised = "Posledná zmena 26. júla 2006",<text:bookmark-start text:name="L604"/><text:bookmark-start text:name="L603"/><text:bookmark-end text:name="L604"/><text:bookmark-end text:name="L603"/></text:p>
            </table:table-cell>
          </table:table-row>
          <table:table-row table:style-name="TableRow1335">
            <table:table-cell table:style-name="TableCell1336">
              <text:p text:style-name="P1337"><text:bookmark-start text:name="LC604"/><text:bookmark-start text:name="LC603"/><text:bookmark-end text:name="LC604"/><text:bookmark-end text:name="LC603"/></text:p>
            </table:table-cell>
            <table:table-cell table:style-name="TableCell1338">
              <text:p text:style-name="P1339">cited = "!2014-04-15",<text:bookmark-start text:name="L617"/><text:bookmark-start text:name="L616"/><text:bookmark-end text:name="L617"/><text:bookmark-end text:name="L616"/></text:p>
            </table:table-cell>
          </table:table-row>
          <table:table-row table:style-name="TableRow1340">
            <table:table-cell table:style-name="TableCell1341">
              <text:p text:style-name="P1342"><text:bookmark-start text:name="LC617"/><text:bookmark-start text:name="LC616"/><text:bookmark-end text:name="LC617"/><text:bookmark-end text:name="LC616"/></text:p>
            </table:table-cell>
            <table:table-cell table:style-name="TableCell1343">
              <text:p text:style-name="P1344">url = "http://www.fi.muni.cz/cstug/csfaq/sectB.html",<text:bookmark-start text:name="L624"/><text:bookmark-start text:name="L623"/><text:bookmark-end text:name="L624"/><text:bookmark-end text:name="L623"/></text:p>
            </table:table-cell>
          </table:table-row>
          <table:table-row table:style-name="TableRow1345">
            <table:table-cell table:style-name="TableCell1346">
              <text:p text:style-name="P1347"><text:bookmark-start text:name="LC624"/><text:bookmark-start text:name="LC623"/><text:bookmark-end text:name="LC624"/><text:bookmark-end text:name="LC623"/></text:p>
            </table:table-cell>
            <table:table-cell table:style-name="TableCell1348">
              <text:p text:style-name="P1349">}<text:bookmark-start text:name="L634"/><text:bookmark-start text:name="L633"/><text:bookmark-end text:name="L634"/><text:bookmark-end text:name="L633"/></text:p>
            </table:table-cell>
          </table:table-row>
          <table:table-row table:style-name="TableRow1350">
            <table:table-cell table:style-name="TableCell1351">
              <text:p text:style-name="P1352"><text:bookmark-start text:name="LC634"/><text:bookmark-start text:name="LC633"/><text:bookmark-end text:name="LC634"/><text:bookmark-end text:name="LC633"/></text:p>
            </table:table-cell>
            <table:table-cell table:style-name="TableCell1353">
              <text:p text:style-name="P1354"><text:bookmark-start text:name="L644"/><text:bookmark-start text:name="L643"/><text:bookmark-end text:name="L644"/><text:bookmark-end text:name="L643"/></text:p>
            </table:table-cell>
          </table:table-row>
          <table:table-row table:style-name="TableRow1355">
            <table:table-cell table:style-name="TableCell1356">
              <text:p text:style-name="P1357"><text:bookmark-start text:name="LC644"/><text:bookmark-start text:name="LC643"/><text:bookmark-end text:name="LC644"/><text:bookmark-end text:name="LC643"/></text:p>
            </table:table-cell>
            <table:table-cell table:style-name="TableCell1358">
              <text:p text:style-name="P1359">@InProceedings{ZBORNIK,<text:bookmark-start text:name="L654"/><text:bookmark-start text:name="L653"/><text:bookmark-end text:name="L654"/><text:bookmark-end text:name="L653"/></text:p>
            </table:table-cell>
          </table:table-row>
          <table:table-row table:style-name="TableRow1360">
            <table:table-cell table:style-name="TableCell1361">
              <text:p text:style-name="P1362"><text:bookmark-start text:name="LC654"/><text:bookmark-start text:name="LC653"/><text:bookmark-end text:name="LC654"/><text:bookmark-end text:name="LC653"/></text:p>
            </table:table-cell>
            <table:table-cell table:style-name="TableCell1363">
              <text:p text:style-name="P1364">author = "Takato, S. and Tomida, A.g. and Prieto, A.I.",<text:bookmark-start text:name="L664"/><text:bookmark-start text:name="L663"/><text:bookmark-end text:name="L664"/><text:bookmark-end text:name="L663"/></text:p>
            </table:table-cell>
          </table:table-row>
          <table:table-row table:style-name="TableRow1365">
            <table:table-cell table:style-name="TableCell1366">
              <text:p text:style-name="P1367"><text:bookmark-start text:name="LC664"/><text:bookmark-start text:name="LC663"/><text:bookmark-end text:name="LC664"/><text:bookmark-end text:name="LC663"/></text:p>
            </table:table-cell>
            <table:table-cell table:style-name="TableCell1368">
              <text:p text:style-name="P1369">title = "Use of ImplicitPlot in Drawing Surfaces Embedded into LATEX Documents",<text:bookmark-start text:name="L674"/><text:bookmark-start text:name="L673"/><text:bookmark-end text:name="L674"/><text:bookmark-end text:name="L673"/></text:p>
            </table:table-cell>
          </table:table-row>
          <table:table-row table:style-name="TableRow1370">
            <table:table-cell table:style-name="TableCell1371">
              <text:p text:style-name="P1372"><text:bookmark-start text:name="LC674"/><text:bookmark-start text:name="LC673"/><text:bookmark-end text:name="LC674"/><text:bookmark-end text:name="LC673"/></text:p>
            </table:table-cell>
            <table:table-cell table:style-name="TableCell1373">
              <text:p text:style-name="P1374">booktitle = "Computational Science and Its Applications, 2009. ICCSA '09. International Conference on",<text:bookmark-start text:name="L684"/><text:bookmark-start text:name="L683"/><text:bookmark-end text:name="L684"/><text:bookmark-end text:name="L683"/></text:p>
            </table:table-cell>
          </table:table-row>
          <table:table-row table:style-name="TableRow1375">
            <table:table-cell table:style-name="TableCell1376">
              <text:p text:style-name="P1377"><text:bookmark-start text:name="LC684"/><text:bookmark-start text:name="LC683"/><text:bookmark-end text:name="LC684"/><text:bookmark-end text:name="LC683"/></text:p>
            </table:table-cell>
            <table:table-cell table:style-name="TableCell1378">
              <text:p text:style-name="P1379">address = "Yongin",<text:bookmark-start text:name="L694"/><text:bookmark-start text:name="L693"/><text:bookmark-end text:name="L694"/><text:bookmark-end text:name="L693"/></text:p>
            </table:table-cell>
          </table:table-row>
          <table:table-row table:style-name="TableRow1380">
            <table:table-cell table:style-name="TableCell1381">
              <text:p text:style-name="P1382"><text:bookmark-start text:name="LC694"/><text:bookmark-start text:name="LC693"/><text:bookmark-end text:name="LC694"/><text:bookmark-end text:name="LC693"/></text:p>
            </table:table-cell>
            <table:table-cell table:style-name="TableCell1383">
              <text:p text:style-name="P1384">publisher = "IEEE",<text:bookmark-start text:name="L704"/><text:bookmark-start text:name="L703"/><text:bookmark-end text:name="L704"/><text:bookmark-end text:name="L703"/></text:p>
            </table:table-cell>
          </table:table-row>
          <table:table-row table:style-name="TableRow1385">
            <table:table-cell table:style-name="TableCell1386">
              <text:p text:style-name="P1387"><text:bookmark-start text:name="LC704"/><text:bookmark-start text:name="LC703"/><text:bookmark-end text:name="LC704"/><text:bookmark-end text:name="LC703"/></text:p>
            </table:table-cell>
            <table:table-cell table:style-name="TableCell1388">
              <text:p text:style-name="P1389">year = "2009",<text:bookmark-start text:name="L717"/><text:bookmark-start text:name="L716"/><text:bookmark-end text:name="L717"/><text:bookmark-end text:name="L716"/></text:p>
            </table:table-cell>
          </table:table-row>
          <table:table-row table:style-name="TableRow1390">
            <table:table-cell table:style-name="TableCell1391">
              <text:p text:style-name="P1392"><text:bookmark-start text:name="LC717"/><text:bookmark-start text:name="LC716"/><text:bookmark-end text:name="LC717"/><text:bookmark-end text:name="LC716"/></text:p>
            </table:table-cell>
            <table:table-cell table:style-name="TableCell1393">
              <text:p text:style-name="P1394">isbn = "978--0--7695--3701--6",<text:bookmark-start text:name="L724"/><text:bookmark-start text:name="L723"/><text:bookmark-end text:name="L724"/><text:bookmark-end text:name="L723"/></text:p>
            </table:table-cell>
          </table:table-row>
          <table:table-row table:style-name="TableRow1395">
            <table:table-cell table:style-name="TableCell1396">
              <text:p text:style-name="P1397"><text:bookmark-start text:name="LC724"/><text:bookmark-start text:name="LC723"/><text:bookmark-end text:name="LC724"/><text:bookmark-end text:name="LC723"/></text:p>
            </table:table-cell>
            <table:table-cell table:style-name="TableCell1398">
              <text:p text:style-name="P1399">}<text:bookmark-start text:name="L734"/><text:bookmark-start text:name="L733"/><text:bookmark-end text:name="L734"/><text:bookmark-end text:name="L733"/></text:p>
            </table:table-cell>
          </table:table-row>
          <table:table-row table:style-name="TableRow1400">
            <table:table-cell table:style-name="TableCell1401">
              <text:p text:style-name="P1402"><text:bookmark-start text:name="LC734"/><text:bookmark-start text:name="LC733"/><text:bookmark-end text:name="LC734"/><text:bookmark-end text:name="LC733"/></text:p>
            </table:table-cell>
            <table:table-cell table:style-name="TableCell1403">
              <text:p text:style-name="P1404"><text:bookmark-start text:name="L744"/><text:bookmark-start text:name="L743"/><text:bookmark-end text:name="L744"/><text:bookmark-end text:name="L743"/></text:p>
            </table:table-cell>
          </table:table-row>
          <table:table-row table:style-name="TableRow1405">
            <table:table-cell table:style-name="TableCell1406">
              <text:p text:style-name="P1407"><text:bookmark-start text:name="LC744"/><text:bookmark-start text:name="LC743"/><text:bookmark-end text:name="LC744"/><text:bookmark-end text:name="LC743"/></text:p>
            </table:table-cell>
            <table:table-cell table:style-name="TableCell1408">
              <text:p text:style-name="P1409">@Article{PISMO,<text:bookmark-start text:name="L754"/><text:bookmark-start text:name="L753"/><text:bookmark-end text:name="L754"/><text:bookmark-end text:name="L753"/></text:p>
            </table:table-cell>
          </table:table-row>
          <table:table-row table:style-name="TableRow1410">
            <table:table-cell table:style-name="TableCell1411">
              <text:p text:style-name="P1412"><text:bookmark-start text:name="LC754"/><text:bookmark-start text:name="LC753"/><text:bookmark-end text:name="LC754"/><text:bookmark-end text:name="LC753"/></text:p>
            </table:table-cell>
            <table:table-cell table:style-name="TableCell1413">
              <text:p text:style-name="P1414">author = "Bohmová, Jitka",<text:bookmark-start text:name="L764"/><text:bookmark-start text:name="L763"/><text:bookmark-end text:name="L764"/><text:bookmark-end text:name="L763"/></text:p>
            </table:table-cell>
          </table:table-row>
          <table:table-row table:style-name="TableRow1415">
            <table:table-cell table:style-name="TableCell1416">
              <text:p text:style-name="P1417"><text:bookmark-start text:name="LC764"/><text:bookmark-start text:name="LC763"/><text:bookmark-end text:name="LC764"/><text:bookmark-end text:name="LC763"/></text:p>
            </table:table-cell>
            <table:table-cell table:style-name="TableCell1418">
              <text:p text:style-name="P1419">title = "Radana Lencová, autorka školního psacího písma Comenia Script",<text:bookmark-start text:name="L774"/><text:bookmark-start text:name="L773"/><text:bookmark-end text:name="L774"/><text:bookmark-end text:name="L773"/></text:p>
            </table:table-cell>
          </table:table-row>
          <table:table-row table:style-name="TableRow1420">
            <table:table-cell table:style-name="TableCell1421">
              <text:p text:style-name="P1422"><text:bookmark-start text:name="LC774"/><text:bookmark-start text:name="LC773"/><text:bookmark-end text:name="LC774"/><text:bookmark-end text:name="LC773"/></text:p>
            </table:table-cell>
            <table:table-cell table:style-name="TableCell1423">
              <text:p text:style-name="P1424">journal = "Typografia",<text:bookmark-start text:name="L784"/><text:bookmark-start text:name="L783"/><text:bookmark-end text:name="L784"/><text:bookmark-end text:name="L783"/></text:p>
            </table:table-cell>
          </table:table-row>
          <table:table-row table:style-name="TableRow1425">
            <table:table-cell table:style-name="TableCell1426">
              <text:p text:style-name="P1427"><text:bookmark-start text:name="LC784"/><text:bookmark-start text:name="LC783"/><text:bookmark-end text:name="LC784"/><text:bookmark-end text:name="LC783"/></text:p>
            </table:table-cell>
            <table:table-cell table:style-name="TableCell1428">
              <text:p text:style-name="P1429">year =<text:s/>"2013",<text:bookmark-start text:name="L794"/><text:bookmark-start text:name="L793"/><text:bookmark-end text:name="L794"/><text:bookmark-end text:name="L793"/></text:p>
            </table:table-cell>
          </table:table-row>
          <table:table-row table:style-name="TableRow1430">
            <table:table-cell table:style-name="TableCell1431">
              <text:p text:style-name="P1432"><text:bookmark-start text:name="LC794"/><text:bookmark-start text:name="LC793"/><text:bookmark-end text:name="LC794"/><text:bookmark-end text:name="LC793"/></text:p>
            </table:table-cell>
            <table:table-cell table:style-name="TableCell1433">
              <text:p text:style-name="P1434">number = "9",<text:bookmark-start text:name="L804"/><text:bookmark-start text:name="L803"/><text:bookmark-end text:name="L804"/><text:bookmark-end text:name="L803"/></text:p>
            </table:table-cell>
          </table:table-row>
          <table:table-row table:style-name="TableRow1435">
            <table:table-cell table:style-name="TableCell1436">
              <text:p text:style-name="P1437"><text:bookmark-start text:name="LC804"/><text:bookmark-start text:name="LC803"/><text:bookmark-end text:name="LC804"/><text:bookmark-end text:name="LC803"/></text:p>
            </table:table-cell>
            <table:table-cell table:style-name="TableCell1438">
              <text:p text:style-name="P1439">pages = "11--12",<text:bookmark-start text:name="L817"/><text:bookmark-start text:name="L816"/><text:bookmark-end text:name="L817"/><text:bookmark-end text:name="L816"/></text:p>
            </table:table-cell>
          </table:table-row>
          <table:table-row table:style-name="TableRow1440">
            <table:table-cell table:style-name="TableCell1441">
              <text:p text:style-name="P1442"><text:bookmark-start text:name="LC817"/><text:bookmark-start text:name="LC816"/><text:bookmark-end text:name="LC817"/><text:bookmark-end text:name="LC816"/></text:p>
            </table:table-cell>
            <table:table-cell table:style-name="TableCell1443">
              <text:p text:style-name="P1444">issn = "0322--9068",<text:bookmark-start text:name="L824"/><text:bookmark-start text:name="L823"/><text:bookmark-end text:name="L824"/><text:bookmark-end text:name="L823"/></text:p>
            </table:table-cell>
          </table:table-row>
          <table:table-row table:style-name="TableRow1445">
            <table:table-cell table:style-name="TableCell1446">
              <text:p text:style-name="P1447"><text:bookmark-start text:name="LC824"/><text:bookmark-start text:name="LC823"/><text:bookmark-end text:name="LC824"/><text:bookmark-end text:name="LC823"/></text:p>
            </table:table-cell>
            <table:table-cell table:style-name="TableCell1448">
              <text:p text:style-name="P1449">}<text:bookmark-start text:name="L834"/><text:bookmark-start text:name="L833"/><text:bookmark-end text:name="L834"/><text:bookmark-end text:name="L833"/></text:p>
            </table:table-cell>
          </table:table-row>
          <table:table-row table:style-name="TableRow1450">
            <table:table-cell table:style-name="TableCell1451">
              <text:p text:style-name="P1452"><text:bookmark-start text:name="LC834"/><text:bookmark-start text:name="LC833"/><text:bookmark-end text:name="LC834"/><text:bookmark-end text:name="LC833"/></text:p>
            </table:table-cell>
            <table:table-cell table:style-name="TableCell1453">
              <text:p text:style-name="P1454"><text:bookmark-start text:name="L844"/><text:bookmark-start text:name="L843"/><text:bookmark-end text:name="L844"/><text:bookmark-end text:name="L843"/></text:p>
            </table:table-cell>
          </table:table-row>
          <table:table-row table:style-name="TableRow1455">
            <table:table-cell table:style-name="TableCell1456">
              <text:p text:style-name="P1457"><text:bookmark-start text:name="LC844"/><text:bookmark-start text:name="LC843"/><text:bookmark-end text:name="LC844"/><text:bookmark-end text:name="LC843"/></text:p>
            </table:table-cell>
            <table:table-cell table:style-name="TableCell1458">
              <text:p text:style-name="P1459">@Article{FONT,<text:bookmark-start text:name="L854"/><text:bookmark-start text:name="L853"/><text:bookmark-end text:name="L854"/><text:bookmark-end text:name="L853"/></text:p>
            </table:table-cell>
          </table:table-row>
          <table:table-row table:style-name="TableRow1460">
            <table:table-cell table:style-name="TableCell1461">
              <text:p text:style-name="P1462"><text:bookmark-start text:name="LC854"/><text:bookmark-start text:name="LC853"/><text:bookmark-end text:name="LC854"/><text:bookmark-end text:name="LC853"/></text:p>
            </table:table-cell>
            <table:table-cell table:style-name="TableCell1463">
              <text:p text:style-name="P1464">author = "Kolenský, V.",<text:bookmark-start text:name="L864"/><text:bookmark-start text:name="L863"/><text:bookmark-end text:name="L864"/><text:bookmark-end text:name="L863"/></text:p>
            </table:table-cell>
          </table:table-row>
          <table:table-row table:style-name="TableRow1465">
            <table:table-cell table:style-name="TableCell1466">
              <text:p text:style-name="P1467"><text:bookmark-start text:name="LC864"/><text:bookmark-start text:name="LC863"/><text:bookmark-end text:name="LC864"/><text:bookmark-end text:name="LC863"/></text:p>
            </table:table-cell>
            <table:table-cell table:style-name="TableCell1468">
              <text:p text:style-name="P1469">title = "Kalibrace: Přesná i dostupná",<text:bookmark-start text:name="L874"/><text:bookmark-start text:name="L873"/><text:bookmark-end text:name="L874"/><text:bookmark-end text:name="L873"/></text:p>
            </table:table-cell>
          </table:table-row>
          <table:table-row table:style-name="TableRow1470">
            <table:table-cell table:style-name="TableCell1471">
              <text:p text:style-name="P1472"><text:bookmark-start text:name="LC874"/><text:bookmark-start text:name="LC873"/><text:bookmark-end text:name="LC874"/><text:bookmark-end text:name="LC873"/></text:p>
            </table:table-cell>
            <table:table-cell table:style-name="TableCell1473">
              <text:p text:style-name="P1474">journal = "Font",<text:bookmark-start text:name="L884"/><text:bookmark-start text:name="L883"/><text:bookmark-end text:name="L884"/><text:bookmark-end text:name="L883"/></text:p>
            </table:table-cell>
          </table:table-row>
          <table:table-row table:style-name="TableRow1475">
            <table:table-cell table:style-name="TableCell1476">
              <text:p text:style-name="P1477"><text:bookmark-start text:name="LC884"/><text:bookmark-start text:name="LC883"/><text:bookmark-end text:name="LC884"/><text:bookmark-end text:name="LC883"/></text:p>
            </table:table-cell>
            <table:table-cell table:style-name="TableCell1478">
              <text:p text:style-name="P1479">year = "2013",<text:bookmark-start text:name="L894"/><text:bookmark-start text:name="L893"/><text:bookmark-end text:name="L894"/><text:bookmark-end text:name="L893"/></text:p>
            </table:table-cell>
          </table:table-row>
          <table:table-row table:style-name="TableRow1480">
            <table:table-cell table:style-name="TableCell1481">
              <text:p text:style-name="P1482"><text:bookmark-start text:name="LC894"/><text:bookmark-start text:name="LC893"/><text:bookmark-end text:name="LC894"/><text:bookmark-end text:name="LC893"/></text:p>
            </table:table-cell>
            <table:table-cell table:style-name="TableCell1483">
              <text:p text:style-name="P1484">number = "9",<text:bookmark-start text:name="L904"/><text:bookmark-start text:name="L903"/><text:bookmark-end text:name="L904"/><text:bookmark-end text:name="L903"/></text:p>
            </table:table-cell>
          </table:table-row>
          <table:table-row table:style-name="TableRow1485">
            <table:table-cell table:style-name="TableCell1486">
              <text:p text:style-name="P1487"><text:bookmark-start text:name="LC904"/><text:bookmark-start text:name="LC903"/><text:bookmark-end text:name="LC904"/><text:bookmark-end text:name="LC903"/></text:p>
            </table:table-cell>
            <table:table-cell table:style-name="TableCell1488">
              <text:p text:style-name="P1489">pages = "44",<text:bookmark-start text:name="L915"/><text:bookmark-start text:name="L914"/><text:bookmark-end text:name="L915"/><text:bookmark-end text:name="L914"/></text:p>
            </table:table-cell>
          </table:table-row>
          <table:table-row table:style-name="TableRow1490">
            <table:table-cell table:style-name="TableCell1491">
              <text:p text:style-name="P1492"><text:bookmark-start text:name="LC915"/><text:bookmark-start text:name="LC914"/><text:bookmark-end text:name="LC915"/><text:bookmark-end text:name="LC914"/></text:p>
            </table:table-cell>
            <table:table-cell table:style-name="TableCell1493">
              <text:p text:style-name="P1494">issn = "1211--4049",<text:bookmark-start text:name="L924"/><text:bookmark-start text:name="L923"/><text:bookmark-end text:name="L924"/><text:bookmark-end text:name="L923"/></text:p>
            </table:table-cell>
          </table:table-row>
          <table:table-row table:style-name="TableRow1495">
            <table:table-cell table:style-name="TableCell1496">
              <text:p text:style-name="P1497"><text:bookmark-start text:name="LC924"/><text:bookmark-start text:name="LC923"/><text:bookmark-end text:name="LC924"/><text:bookmark-end text:name="LC923"/></text:p>
            </table:table-cell>
            <table:table-cell table:style-name="TableCell1498">
              <text:p text:style-name="P1499">}</text:p>
            </table:table-cell>
          </table:table-row>
        </table:table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FMono-Regular, Consolas, 'Libe" svg:font-family="SFMono-Regular, Consolas, 'Libe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bína Gregušová</dc:creator>
    <meta:creation-date>2018-04-04T19:11:00Z</meta:creation-date>
    <dc:date>2018-04-08T06:16:00Z</dc:date>
    <meta:template xlink:href="Normal" xlink:type="simple"/>
    <meta:editing-cycles>3</meta:editing-cycles>
    <meta:editing-duration>PT49440S</meta:editing-duration>
    <meta:document-statistic meta:page-count="6" meta:paragraph-count="13" meta:word-count="1010" meta:character-count="6758" meta:row-count="48" meta:non-whitespace-character-count="5761"/>
  </office:meta>
</office:document-meta>
</file>